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WenQuanYi Micro Hei" svg:font-family="WenQuanYi Micro Hei" style:font-family-generic="system" style:font-pitch="variable"/>
    <style:font-face style:name="Lohit Devanagari" svg:font-family="Lohit Devanagari" style:font-family-generic="system" style:font-pitch="variable"/>
    <style:font-face style:name="Liberation Sans" svg:font-family="Liberation Sans" style:font-family-generic="system" style:font-pitch="variable"/>
    <style:font-face style:name="Times New Roman" svg:font-family="Times New Roman" style:font-family-generic="roman" style:font-pitch="variable" svg:panose-1="2 2 6 3 5 4 5 2 3 4"/>
    <style:font-face style:name="OpenSymbol" svg:font-family="OpenSymbol" style:font-family-generic="system" style:font-pitch="variable"/>
    <style:font-face style:name="Mangal" svg:font-family="Mangal" style:font-family-generic="roman" style:font-pitch="variable" svg:panose-1="0 0 4 0 0 0 0 0 0 0"/>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Arial" svg:font-family="Arial" style:font-family-generic="swiss" style:font-pitch="variable" svg:panose-1="2 11 6 4 2 2 2 2 2 4"/>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2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2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2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2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2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2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2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2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Titre" style:master-page-name="MP0" style:family="paragraph">
      <style:paragraph-properties fo:break-before="page"/>
      <style:text-properties fo:language="fr" fo:country="FR"/>
    </style:style>
    <style:style style:name="P2" style:parent-style-name="Sous-titre" style:family="paragraph">
      <style:text-properties fo:language="fr" fo:country="FR"/>
    </style:style>
    <style:style style:name="P3" style:parent-style-name="Standard" style:family="paragraph">
      <style:paragraph-properties fo:text-align="center"/>
      <style:text-properties style:font-name="Arial" fo:language="fr" fo:country="FR"/>
    </style:style>
    <style:style style:name="TableColumn5" style:family="table-column">
      <style:table-column-properties style:column-width="3.4618in" style:use-optimal-column-width="false"/>
    </style:style>
    <style:style style:name="TableColumn6" style:family="table-column">
      <style:table-column-properties style:column-width="3.4631in" style:use-optimal-column-width="false"/>
    </style:style>
    <style:style style:name="Table4" style:family="table">
      <style:table-properties style:width="6.925in" fo:margin-left="0in" table:align="left"/>
    </style:style>
    <style:style style:name="TableRow7" style:family="table-row">
      <style:table-row-properties style:use-optimal-row-height="false"/>
    </style:style>
    <style:style style:name="TableCell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9" style:parent-style-name="TableContents" style:family="paragraph">
      <style:text-properties fo:font-weight="bold" style:font-weight-asian="bold" style:font-weight-complex="bold" fo:language="fr" fo:country="FR"/>
    </style:style>
    <style:style style:name="TableCell10" style:family="table-cell">
      <style:table-cell-properties fo:border="0.0034in solid #000000" style:writing-mode="lr-tb" fo:padding-top="0.0381in" fo:padding-left="0.0381in" fo:padding-bottom="0.0381in" fo:padding-right="0.0381in"/>
    </style:style>
    <style:style style:name="P11" style:parent-style-name="TableContents" style:family="paragraph">
      <style:text-properties fo:language="fr" fo:country="FR"/>
    </style:style>
    <style:style style:name="T12" style:parent-style-name="DefaultParagraphFont" style:family="text">
      <style:text-properties fo:color="#FF0000" fo:language="fr" fo:country="FR"/>
    </style:style>
    <style:style style:name="TableRow13" style:family="table-row">
      <style:table-row-properties style:use-optimal-row-height="false"/>
    </style:style>
    <style:style style:name="TableCell1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 style:parent-style-name="TableContents" style:family="paragraph">
      <style:text-properties fo:font-weight="bold" style:font-weight-asian="bold" style:font-weight-complex="bold" fo:language="fr" fo:country="FR"/>
    </style:style>
    <style:style style:name="TableCell1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7" style:parent-style-name="TableContents" style:family="paragraph">
      <style:text-properties fo:language="fr" fo:country="FR"/>
    </style:style>
    <style:style style:name="P18" style:parent-style-name="Standard" style:family="paragraph">
      <style:text-properties fo:language="fr" fo:country="FR"/>
    </style:style>
    <style:style style:name="P19" style:parent-style-name="Heading1" style:family="paragraph">
      <style:text-properties fo:language="fr" fo:country="FR"/>
    </style:style>
    <style:style style:name="P20" style:parent-style-name="enum" style:family="paragraph">
      <style:paragraph-properties fo:text-align="justify"/>
      <style:text-properties fo:language="fr" fo:country="FR"/>
    </style:style>
    <style:style style:name="P21" style:parent-style-name="enum" style:family="paragraph">
      <style:paragraph-properties fo:text-align="justify"/>
      <style:text-properties fo:language="fr" fo:country="FR"/>
    </style:style>
    <style:style style:name="P22" style:parent-style-name="enum" style:family="paragraph">
      <style:paragraph-properties fo:text-align="justify" style:vertical-align="auto"/>
    </style:style>
    <style:style style:name="T23" style:parent-style-name="Policepardéfaut" style:family="text">
      <style:text-properties fo:language="fr" fo:country="FR"/>
    </style:style>
    <style:style style:name="T24" style:parent-style-name="Policepardéfaut" style:family="text">
      <style:text-properties fo:color="#FF0000" fo:language="fr" fo:country="FR"/>
    </style:style>
    <style:style style:name="T25" style:parent-style-name="Policepardéfaut" style:family="text">
      <style:text-properties fo:language="fr" fo:country="FR"/>
    </style:style>
    <style:style style:name="P26" style:parent-style-name="enum" style:family="paragraph">
      <style:paragraph-properties fo:text-align="justify" style:vertical-align="auto"/>
    </style:style>
    <style:style style:name="T27" style:parent-style-name="Policepardéfaut" style:family="text">
      <style:text-properties fo:language="fr" fo:country="FR"/>
    </style:style>
    <style:style style:name="T28" style:parent-style-name="Policepardéfaut" style:family="text">
      <style:text-properties fo:language="fr" fo:country="FR"/>
    </style:style>
    <style:style style:name="T29" style:parent-style-name="Policepardéfaut" style:family="text">
      <style:text-properties style:text-underline-type="single" style:text-underline-style="solid" style:text-underline-width="auto" style:text-underline-mode="continuous" fo:language="fr" fo:country="FR"/>
    </style:style>
    <style:style style:name="T30" style:parent-style-name="Policepardéfaut" style:family="text">
      <style:text-properties fo:language="fr" fo:country="FR"/>
    </style:style>
    <style:style style:name="P31" style:parent-style-name="enum" style:family="paragraph">
      <style:paragraph-properties fo:text-align="justify" style:vertical-align="auto"/>
      <style:text-properties fo:language="fr" fo:country="FR"/>
    </style:style>
    <style:style style:name="P32" style:parent-style-name="enum" style:family="paragraph">
      <style:paragraph-properties fo:text-align="justify" style:vertical-align="auto"/>
    </style:style>
    <style:style style:name="T33" style:parent-style-name="Policepardéfaut" style:family="text">
      <style:text-properties fo:language="fr" fo:country="FR"/>
    </style:style>
    <style:style style:name="T34" style:parent-style-name="Policepardéfaut" style:family="text">
      <style:text-properties fo:font-style="italic" style:font-style-asian="italic" style:font-style-complex="italic" fo:language="fr" fo:country="FR"/>
    </style:style>
    <style:style style:name="T35" style:parent-style-name="Policepardéfaut" style:family="text">
      <style:text-properties fo:language="fr" fo:country="FR"/>
    </style:style>
    <style:style style:name="P36" style:parent-style-name="enum" style:family="paragraph">
      <style:paragraph-properties fo:text-align="justify" style:vertical-align="auto"/>
      <style:text-properties fo:language="fr" fo:country="FR"/>
    </style:style>
    <style:style style:name="P37" style:parent-style-name="enum" style:family="paragraph">
      <style:paragraph-properties fo:text-align="justify"/>
    </style:style>
    <style:style style:name="T38" style:parent-style-name="DefaultParagraphFont" style:family="text">
      <style:text-properties fo:language="fr" fo:country="FR"/>
    </style:style>
    <style:style style:name="T39" style:parent-style-name="DefaultParagraphFont" style:family="text">
      <style:text-properties fo:font-weight="bold" style:font-weight-asian="bold" style:font-weight-complex="bold" fo:language="fr" fo:country="FR"/>
    </style:style>
    <style:style style:name="P40" style:parent-style-name="Textbody" style:family="paragraph">
      <style:paragraph-properties fo:text-align="justify"/>
      <style:text-properties fo:language="fr" fo:country="FR"/>
    </style:style>
    <style:style style:name="P41" style:parent-style-name="Heading1" style:family="paragraph">
      <style:paragraph-properties fo:break-before="page"/>
      <style:text-properties fo:language="fr" fo:country="FR"/>
    </style:style>
    <style:style style:name="P42" style:parent-style-name="Standard" style:family="paragraph">
      <style:paragraph-properties fo:text-align="justify" fo:margin-top="0.1111in" fo:margin-bottom="0.1111in" fo:text-indent="0.5in"/>
    </style:style>
    <style:style style:name="T43" style:parent-style-name="Policepardéfaut" style:family="text">
      <style:text-properties style:letter-kerning="false" fo:language="fr" fo:country="FR"/>
    </style:style>
    <style:style style:name="T44" style:parent-style-name="Policepardéfaut" style:family="text">
      <style:text-properties style:letter-kerning="false" fo:language="fr" fo:country="FR"/>
    </style:style>
    <style:style style:name="T45" style:parent-style-name="Policepardéfaut" style:family="text">
      <style:text-properties fo:font-style="italic" style:font-style-asian="italic" style:font-style-complex="italic" style:letter-kerning="false" fo:language="fr" fo:country="FR"/>
    </style:style>
    <style:style style:name="T46" style:parent-style-name="Policepardéfaut" style:family="text">
      <style:text-properties style:letter-kerning="false" fo:language="fr" fo:country="FR"/>
    </style:style>
    <style:style style:name="T47" style:parent-style-name="Policepardéfaut" style:family="text">
      <style:text-properties style:letter-kerning="false" fo:language="fr" fo:country="FR"/>
    </style:style>
    <style:style style:name="P48" style:parent-style-name="Standard" style:family="paragraph">
      <style:paragraph-properties fo:text-align="justify" fo:text-indent="0.4923in"/>
      <style:text-properties fo:language="fr" fo:country="FR"/>
    </style:style>
    <style:style style:name="P49" style:parent-style-name="Standard" style:family="paragraph">
      <style:paragraph-properties fo:text-align="justify" fo:margin-top="0.1111in" fo:margin-bottom="0.1111in" fo:text-indent="0.5in"/>
    </style:style>
    <style:style style:name="T50" style:parent-style-name="Policepardéfaut" style:family="text">
      <style:text-properties style:letter-kerning="false" fo:language="fr" fo:country="FR"/>
    </style:style>
    <style:style style:name="T51" style:parent-style-name="Policepardéfaut" style:family="text">
      <style:text-properties style:font-name="Times New Roman" style:font-name-complex="Times New Roman" style:letter-kerning="false" fo:language="fr" fo:country="FR"/>
    </style:style>
    <style:style style:name="T52" style:parent-style-name="Policepardéfaut" style:family="text">
      <style:text-properties style:letter-kerning="false" fo:language="fr" fo:country="FR"/>
    </style:style>
    <style:style style:name="T53" style:parent-style-name="Policepardéfaut" style:family="text">
      <style:text-properties style:font-name="Times New Roman" style:font-name-complex="Times New Roman" style:letter-kerning="false" fo:language="fr" fo:country="FR"/>
    </style:style>
    <style:style style:name="T54" style:parent-style-name="Policepardéfaut" style:family="text">
      <style:text-properties style:letter-kerning="false" fo:language="fr" fo:country="FR"/>
    </style:style>
    <style:style style:name="T55" style:parent-style-name="Policepardéfaut" style:family="text">
      <style:text-properties style:letter-kerning="false" fo:language="fr" fo:country="FR"/>
    </style:style>
    <style:style style:name="T56" style:parent-style-name="Policepardéfaut" style:family="text">
      <style:text-properties style:letter-kerning="false" style:text-position="super 66.6%" fo:language="fr" fo:country="FR"/>
    </style:style>
    <style:style style:name="T57" style:parent-style-name="Policepardéfaut" style:family="text">
      <style:text-properties style:letter-kerning="false" fo:language="fr" fo:country="FR"/>
    </style:style>
    <style:style style:name="P58" style:parent-style-name="Standard" style:family="paragraph">
      <style:paragraph-properties fo:text-align="justify" fo:margin-top="0.1111in" fo:margin-bottom="0.1111in" fo:text-indent="0.5in"/>
    </style:style>
    <style:style style:name="T59" style:parent-style-name="Policepardéfaut" style:family="text">
      <style:text-properties style:letter-kerning="false" fo:language="fr" fo:country="FR"/>
    </style:style>
    <style:style style:name="T60" style:parent-style-name="Policepardéfaut" style:family="text">
      <style:text-properties fo:font-style="italic" style:font-style-asian="italic" style:font-style-complex="italic" style:letter-kerning="false" fo:language="fr" fo:country="FR"/>
    </style:style>
    <style:style style:name="T61" style:parent-style-name="Policepardéfaut" style:family="text">
      <style:text-properties style:letter-kerning="false" fo:language="fr" fo:country="FR"/>
    </style:style>
    <style:style style:name="T62" style:parent-style-name="Policepardéfaut" style:family="text">
      <style:text-properties style:font-name="Times New Roman" style:font-name-complex="Times New Roman" style:letter-kerning="false" fo:language="fr" fo:country="FR"/>
    </style:style>
    <style:style style:name="T63" style:parent-style-name="Policepardéfaut" style:family="text">
      <style:text-properties style:letter-kerning="false" fo:language="fr" fo:country="FR"/>
    </style:style>
    <style:style style:name="T64" style:parent-style-name="Policepardéfaut" style:family="text">
      <style:text-properties fo:font-style="italic" style:font-style-asian="italic" style:font-style-complex="italic" style:letter-kerning="false" fo:language="fr" fo:country="FR"/>
    </style:style>
    <style:style style:name="T65" style:parent-style-name="Policepardéfaut" style:family="text">
      <style:text-properties style:letter-kerning="false" fo:language="fr" fo:country="FR"/>
    </style:style>
    <style:style style:name="T66" style:parent-style-name="Policepardéfaut" style:family="text">
      <style:text-properties style:font-name="Times New Roman" style:font-name-complex="Times New Roman" style:letter-kerning="false" fo:language="fr" fo:country="FR"/>
    </style:style>
    <style:style style:name="T67" style:parent-style-name="Policepardéfaut" style:family="text">
      <style:text-properties style:letter-kerning="false" fo:language="fr" fo:country="FR"/>
    </style:style>
    <style:style style:name="T68" style:parent-style-name="Policepardéfaut" style:family="text">
      <style:text-properties style:letter-kerning="false" fo:language="fr" fo:country="FR"/>
    </style:style>
    <style:style style:name="P69" style:parent-style-name="Standard" style:family="paragraph">
      <style:paragraph-properties fo:text-align="center" fo:margin-top="0.1111in" fo:text-indent="0.5in"/>
    </style:style>
    <style:style style:name="T70" style:parent-style-name="DefaultParagraphFont" style:family="text">
      <style:text-properties style:letter-kerning="false" fo:language="fr" fo:country="FR"/>
    </style:style>
    <style:style style:name="TableColumn72" style:family="table-column">
      <style:table-column-properties style:column-width="0.2659in"/>
    </style:style>
    <style:style style:name="TableColumn73" style:family="table-column">
      <style:table-column-properties style:column-width="0.2in"/>
    </style:style>
    <style:style style:name="TableColumn74" style:family="table-column">
      <style:table-column-properties style:column-width="0.2in"/>
    </style:style>
    <style:style style:name="TableColumn75" style:family="table-column">
      <style:table-column-properties style:column-width="0.2in"/>
    </style:style>
    <style:style style:name="TableColumn76" style:family="table-column">
      <style:table-column-properties style:column-width="0.2in"/>
    </style:style>
    <style:style style:name="TableColumn77" style:family="table-column">
      <style:table-column-properties style:column-width="0.2in"/>
    </style:style>
    <style:style style:name="TableColumn78" style:family="table-column">
      <style:table-column-properties style:column-width="0.2in"/>
    </style:style>
    <style:style style:name="TableColumn79" style:family="table-column">
      <style:table-column-properties style:column-width="0.2in"/>
    </style:style>
    <style:style style:name="TableColumn80" style:family="table-column">
      <style:table-column-properties style:column-width="0.2in"/>
    </style:style>
    <style:style style:name="TableColumn81" style:family="table-column">
      <style:table-column-properties style:column-width="0.2in"/>
    </style:style>
    <style:style style:name="Table71" style:family="table">
      <style:table-properties style:width="2.0659in" fo:margin-left="0in" table:align="center"/>
    </style:style>
    <style:style style:name="TableRow82" style:family="table-row">
      <style:table-row-properties style:min-row-height="0.2in"/>
    </style:style>
    <style:style style:name="TableCell83" style:family="table-cell">
      <style:table-cell-properties fo:border="none" style:writing-mode="lr-tb" fo:padding-top="0in" fo:padding-left="0in" fo:padding-bottom="0in" fo:padding-right="0in"/>
    </style:style>
    <style:style style:name="P84" style:parent-style-name="Standard" style:family="paragraph">
      <style:paragraph-properties fo:text-align="center"/>
    </style:style>
    <style:style style:name="T85" style:parent-style-name="Policepardéfaut" style:family="text">
      <style:text-properties fo:font-style="italic" style:font-style-asian="italic" style:font-style-complex="italic" style:letter-kerning="false" fo:language="fr" fo:country="FR"/>
    </style:style>
    <style:style style:name="T86" style:parent-style-name="Policepardéfaut" style:family="text">
      <style:text-properties style:letter-kerning="false" fo:language="fr" fo:country="FR"/>
    </style:style>
    <style:style style:name="TableCell87" style:family="table-cell">
      <style:table-cell-properties fo:border-top="none" fo:border-left="none" fo:border-bottom="none" fo:border-right="0.0069in solid #000000" style:writing-mode="lr-tb" fo:padding-top="0in" fo:padding-left="0in" fo:padding-bottom="0in" fo:padding-right="0in"/>
    </style:style>
    <style:style style:name="P88" style:parent-style-name="Standard" style:family="paragraph">
      <style:paragraph-properties fo:text-align="center"/>
    </style:style>
    <style:style style:name="T89" style:parent-style-name="Policepardéfaut" style:family="text">
      <style:text-properties style:letter-kerning="false" fo:language="fr" fo:country="FR"/>
    </style:style>
    <style:style style:name="TableCell90" style:family="table-cell">
      <style:table-cell-properties fo:border="0.0069in solid #000000" style:writing-mode="lr-tb" fo:padding-top="0in" fo:padding-left="0in" fo:padding-bottom="0in" fo:padding-right="0in"/>
    </style:style>
    <style:style style:name="P91" style:parent-style-name="Standard" style:family="paragraph">
      <style:paragraph-properties fo:text-align="justify"/>
    </style:style>
    <style:style style:name="TableCell92" style:family="table-cell">
      <style:table-cell-properties fo:border="0.0069in solid #000000" style:writing-mode="lr-tb" fo:padding-top="0in" fo:padding-left="0in" fo:padding-bottom="0in" fo:padding-right="0in"/>
    </style:style>
    <style:style style:name="P93" style:parent-style-name="Standard" style:family="paragraph">
      <style:paragraph-properties fo:text-align="justify"/>
    </style:style>
    <style:style style:name="TableCell94" style:family="table-cell">
      <style:table-cell-properties fo:border="0.0069in solid #000000" style:writing-mode="lr-tb" fo:padding-top="0in" fo:padding-left="0in" fo:padding-bottom="0in" fo:padding-right="0in"/>
    </style:style>
    <style:style style:name="P95" style:parent-style-name="Standard" style:family="paragraph">
      <style:paragraph-properties fo:text-align="justify"/>
    </style:style>
    <style:style style:name="TableCell96" style:family="table-cell">
      <style:table-cell-properties fo:border="0.0069in solid #000000" style:writing-mode="lr-tb" fo:padding-top="0in" fo:padding-left="0in" fo:padding-bottom="0in" fo:padding-right="0in"/>
    </style:style>
    <style:style style:name="P97" style:parent-style-name="Standard" style:family="paragraph">
      <style:paragraph-properties fo:text-align="justify"/>
    </style:style>
    <style:style style:name="TableCell98" style:family="table-cell">
      <style:table-cell-properties fo:border="0.0069in solid #000000" style:writing-mode="lr-tb" fo:padding-top="0in" fo:padding-left="0in" fo:padding-bottom="0in" fo:padding-right="0in"/>
    </style:style>
    <style:style style:name="P99" style:parent-style-name="Standard" style:family="paragraph">
      <style:paragraph-properties fo:text-align="justify"/>
    </style:style>
    <style:style style:name="TableCell100" style:family="table-cell">
      <style:table-cell-properties fo:border="0.0069in solid #000000" style:writing-mode="lr-tb" fo:padding-top="0in" fo:padding-left="0in" fo:padding-bottom="0in" fo:padding-right="0in"/>
    </style:style>
    <style:style style:name="P101" style:parent-style-name="Standard" style:family="paragraph">
      <style:paragraph-properties fo:text-align="justify"/>
    </style:style>
    <style:style style:name="TableCell102" style:family="table-cell">
      <style:table-cell-properties fo:border="0.0069in solid #000000" style:writing-mode="lr-tb" fo:padding-top="0in" fo:padding-left="0in" fo:padding-bottom="0in" fo:padding-right="0in"/>
    </style:style>
    <style:style style:name="P103" style:parent-style-name="Standard" style:family="paragraph">
      <style:paragraph-properties fo:text-align="justify"/>
    </style:style>
    <style:style style:name="TableCell104" style:family="table-cell">
      <style:table-cell-properties fo:border="0.0069in solid #000000" style:writing-mode="lr-tb" fo:padding-top="0in" fo:padding-left="0in" fo:padding-bottom="0in" fo:padding-right="0in"/>
    </style:style>
    <style:style style:name="P105" style:parent-style-name="Standard" style:family="paragraph">
      <style:paragraph-properties fo:text-align="justify"/>
    </style:style>
    <style:style style:name="TableRow106" style:family="table-row">
      <style:table-row-properties style:min-row-height="0.2in"/>
    </style:style>
    <style:style style:name="TableCell107" style:family="table-cell">
      <style:table-cell-properties fo:border="none" style:writing-mode="lr-tb" fo:padding-top="0in" fo:padding-left="0in" fo:padding-bottom="0in" fo:padding-right="0in"/>
    </style:style>
    <style:style style:name="P108" style:parent-style-name="Standard" style:family="paragraph">
      <style:paragraph-properties fo:text-align="justify"/>
    </style:style>
    <style:style style:name="TableCell109" style:family="table-cell">
      <style:table-cell-properties fo:border-top="none" fo:border-left="none" fo:border-bottom="none" fo:border-right="0.0069in solid #000000" style:writing-mode="lr-tb" fo:padding-top="0in" fo:padding-left="0in" fo:padding-bottom="0in" fo:padding-right="0in"/>
    </style:style>
    <style:style style:name="P110" style:parent-style-name="Standard" style:family="paragraph">
      <style:paragraph-properties fo:text-align="center"/>
    </style:style>
    <style:style style:name="T111" style:parent-style-name="Policepardéfaut" style:family="text">
      <style:text-properties style:letter-kerning="false" fo:language="fr" fo:country="FR"/>
    </style:style>
    <style:style style:name="TableCell112" style:family="table-cell">
      <style:table-cell-properties fo:border="0.0069in solid #000000" style:writing-mode="lr-tb" fo:padding-top="0in" fo:padding-left="0in" fo:padding-bottom="0in" fo:padding-right="0in"/>
    </style:style>
    <style:style style:name="P113" style:parent-style-name="Standard" style:family="paragraph">
      <style:paragraph-properties fo:text-align="justify"/>
    </style:style>
    <style:style style:name="TableCell114" style:family="table-cell">
      <style:table-cell-properties fo:border="0.0069in solid #000000" style:writing-mode="lr-tb" fo:padding-top="0in" fo:padding-left="0in" fo:padding-bottom="0in" fo:padding-right="0in"/>
    </style:style>
    <style:style style:name="P115" style:parent-style-name="Standard" style:family="paragraph">
      <style:paragraph-properties fo:text-align="justify"/>
    </style:style>
    <style:style style:name="TableCell116" style:family="table-cell">
      <style:table-cell-properties fo:border="0.0069in solid #000000" style:writing-mode="lr-tb" fo:padding-top="0in" fo:padding-left="0in" fo:padding-bottom="0in" fo:padding-right="0in"/>
    </style:style>
    <style:style style:name="P117" style:parent-style-name="Standard" style:family="paragraph">
      <style:paragraph-properties fo:text-align="justify"/>
    </style:style>
    <style:style style:name="TableCell118" style:family="table-cell">
      <style:table-cell-properties fo:border="0.0069in solid #000000" style:writing-mode="lr-tb" fo:padding-top="0in" fo:padding-left="0in" fo:padding-bottom="0in" fo:padding-right="0in"/>
    </style:style>
    <style:style style:name="P119" style:parent-style-name="Standard" style:family="paragraph">
      <style:paragraph-properties fo:text-align="justify"/>
    </style:style>
    <style:style style:name="TableCell120" style:family="table-cell">
      <style:table-cell-properties fo:border="0.0069in solid #000000" style:writing-mode="lr-tb" fo:padding-top="0in" fo:padding-left="0in" fo:padding-bottom="0in" fo:padding-right="0in"/>
    </style:style>
    <style:style style:name="P121" style:parent-style-name="Standard" style:family="paragraph">
      <style:paragraph-properties fo:text-align="justify"/>
    </style:style>
    <style:style style:name="TableCell122" style:family="table-cell">
      <style:table-cell-properties fo:border="0.0069in solid #000000" style:writing-mode="lr-tb" fo:padding-top="0in" fo:padding-left="0in" fo:padding-bottom="0in" fo:padding-right="0in"/>
    </style:style>
    <style:style style:name="P123" style:parent-style-name="Standard" style:family="paragraph">
      <style:paragraph-properties fo:text-align="justify"/>
    </style:style>
    <style:style style:name="TableCell124" style:family="table-cell">
      <style:table-cell-properties fo:border="0.0069in solid #000000" style:writing-mode="lr-tb" fo:padding-top="0in" fo:padding-left="0in" fo:padding-bottom="0in" fo:padding-right="0in"/>
    </style:style>
    <style:style style:name="P125" style:parent-style-name="Standard" style:family="paragraph">
      <style:paragraph-properties fo:text-align="justify"/>
    </style:style>
    <style:style style:name="TableCell126" style:family="table-cell">
      <style:table-cell-properties fo:border="0.0069in solid #000000" style:writing-mode="lr-tb" fo:padding-top="0in" fo:padding-left="0in" fo:padding-bottom="0in" fo:padding-right="0in"/>
    </style:style>
    <style:style style:name="P127" style:parent-style-name="Standard" style:family="paragraph">
      <style:paragraph-properties fo:text-align="justify"/>
    </style:style>
    <style:style style:name="TableRow128" style:family="table-row">
      <style:table-row-properties style:min-row-height="0.2in"/>
    </style:style>
    <style:style style:name="TableCell129" style:family="table-cell">
      <style:table-cell-properties fo:border="none" style:writing-mode="lr-tb" fo:padding-top="0in" fo:padding-left="0in" fo:padding-bottom="0in" fo:padding-right="0in"/>
    </style:style>
    <style:style style:name="P130" style:parent-style-name="Standard" style:family="paragraph">
      <style:paragraph-properties fo:text-align="justify"/>
    </style:style>
    <style:style style:name="TableCell131" style:family="table-cell">
      <style:table-cell-properties fo:border-top="none" fo:border-left="none" fo:border-bottom="none" fo:border-right="0.0069in solid #000000" style:writing-mode="lr-tb" fo:padding-top="0in" fo:padding-left="0in" fo:padding-bottom="0in" fo:padding-right="0in"/>
    </style:style>
    <style:style style:name="P132" style:parent-style-name="Standard" style:family="paragraph">
      <style:paragraph-properties fo:text-align="center"/>
    </style:style>
    <style:style style:name="T133" style:parent-style-name="Policepardéfaut" style:family="text">
      <style:text-properties style:letter-kerning="false" fo:language="fr" fo:country="FR"/>
    </style:style>
    <style:style style:name="TableCell134" style:family="table-cell">
      <style:table-cell-properties fo:border="0.0069in solid #000000" style:writing-mode="lr-tb" fo:padding-top="0in" fo:padding-left="0in" fo:padding-bottom="0in" fo:padding-right="0in"/>
    </style:style>
    <style:style style:name="P135" style:parent-style-name="Standard" style:family="paragraph">
      <style:paragraph-properties fo:text-align="justify"/>
    </style:style>
    <style:style style:name="TableCell136" style:family="table-cell">
      <style:table-cell-properties fo:border="0.0069in solid #000000" style:writing-mode="lr-tb" fo:padding-top="0in" fo:padding-left="0in" fo:padding-bottom="0in" fo:padding-right="0in"/>
    </style:style>
    <style:style style:name="P137" style:parent-style-name="Standard" style:family="paragraph">
      <style:paragraph-properties fo:text-align="justify"/>
    </style:style>
    <style:style style:name="TableCell138" style:family="table-cell">
      <style:table-cell-properties fo:border="0.0069in solid #000000" style:writing-mode="lr-tb" fo:padding-top="0in" fo:padding-left="0in" fo:padding-bottom="0in" fo:padding-right="0in"/>
    </style:style>
    <style:style style:name="P139" style:parent-style-name="Standard" style:family="paragraph">
      <style:paragraph-properties fo:text-align="justify"/>
    </style:style>
    <style:style style:name="TableCell140" style:family="table-cell">
      <style:table-cell-properties fo:border="0.0069in solid #000000" style:writing-mode="lr-tb" fo:padding-top="0in" fo:padding-left="0in" fo:padding-bottom="0in" fo:padding-right="0in"/>
    </style:style>
    <style:style style:name="P141" style:parent-style-name="Standard" style:family="paragraph">
      <style:paragraph-properties fo:text-align="justify"/>
    </style:style>
    <style:style style:name="TableCell142" style:family="table-cell">
      <style:table-cell-properties fo:border="0.0069in solid #000000" style:writing-mode="lr-tb" fo:padding-top="0in" fo:padding-left="0in" fo:padding-bottom="0in" fo:padding-right="0in"/>
    </style:style>
    <style:style style:name="P143" style:parent-style-name="Standard" style:family="paragraph">
      <style:paragraph-properties fo:text-align="justify"/>
    </style:style>
    <style:style style:name="TableCell144" style:family="table-cell">
      <style:table-cell-properties fo:border="0.0069in solid #000000" style:writing-mode="lr-tb" fo:padding-top="0in" fo:padding-left="0in" fo:padding-bottom="0in" fo:padding-right="0in"/>
    </style:style>
    <style:style style:name="P145" style:parent-style-name="Standard" style:family="paragraph">
      <style:paragraph-properties fo:text-align="justify"/>
    </style:style>
    <style:style style:name="TableCell146" style:family="table-cell">
      <style:table-cell-properties fo:border="0.0069in solid #000000" style:writing-mode="lr-tb" fo:padding-top="0in" fo:padding-left="0in" fo:padding-bottom="0in" fo:padding-right="0in"/>
    </style:style>
    <style:style style:name="P147" style:parent-style-name="Standard" style:family="paragraph">
      <style:paragraph-properties fo:text-align="justify"/>
    </style:style>
    <style:style style:name="TableCell148" style:family="table-cell">
      <style:table-cell-properties fo:border="0.0069in solid #000000" style:writing-mode="lr-tb" fo:padding-top="0in" fo:padding-left="0in" fo:padding-bottom="0in" fo:padding-right="0in"/>
    </style:style>
    <style:style style:name="P149" style:parent-style-name="Standard" style:family="paragraph">
      <style:paragraph-properties fo:text-align="justify"/>
    </style:style>
    <style:style style:name="TableRow150" style:family="table-row">
      <style:table-row-properties style:min-row-height="0.2in"/>
    </style:style>
    <style:style style:name="TableCell151" style:family="table-cell">
      <style:table-cell-properties fo:border="none" style:writing-mode="lr-tb" fo:padding-top="0in" fo:padding-left="0in" fo:padding-bottom="0in" fo:padding-right="0in"/>
    </style:style>
    <style:style style:name="P152" style:parent-style-name="Standard" style:family="paragraph">
      <style:paragraph-properties fo:text-align="justify"/>
    </style:style>
    <style:style style:name="TableCell153" style:family="table-cell">
      <style:table-cell-properties fo:border-top="none" fo:border-left="none" fo:border-bottom="none" fo:border-right="0.0069in solid #000000" style:writing-mode="lr-tb" fo:padding-top="0in" fo:padding-left="0in" fo:padding-bottom="0in" fo:padding-right="0in"/>
    </style:style>
    <style:style style:name="P154" style:parent-style-name="Standard" style:family="paragraph">
      <style:paragraph-properties fo:text-align="center"/>
    </style:style>
    <style:style style:name="T155" style:parent-style-name="Policepardéfaut" style:family="text">
      <style:text-properties style:letter-kerning="false" fo:language="fr" fo:country="FR"/>
    </style:style>
    <style:style style:name="TableCell156" style:family="table-cell">
      <style:table-cell-properties fo:border="0.0069in solid #000000" style:writing-mode="lr-tb" fo:padding-top="0in" fo:padding-left="0in" fo:padding-bottom="0in" fo:padding-right="0in"/>
    </style:style>
    <style:style style:name="P157" style:parent-style-name="Standard" style:family="paragraph">
      <style:paragraph-properties fo:text-align="justify"/>
    </style:style>
    <style:style style:name="TableCell158" style:family="table-cell">
      <style:table-cell-properties fo:border="0.0069in solid #000000" style:writing-mode="lr-tb" fo:padding-top="0in" fo:padding-left="0in" fo:padding-bottom="0in" fo:padding-right="0in"/>
    </style:style>
    <style:style style:name="P159" style:parent-style-name="Standard" style:family="paragraph">
      <style:paragraph-properties fo:text-align="justify"/>
    </style:style>
    <style:style style:name="TableCell160" style:family="table-cell">
      <style:table-cell-properties fo:border="0.0069in solid #000000" style:writing-mode="lr-tb" fo:padding-top="0in" fo:padding-left="0in" fo:padding-bottom="0in" fo:padding-right="0in"/>
    </style:style>
    <style:style style:name="P161" style:parent-style-name="Standard" style:family="paragraph">
      <style:paragraph-properties fo:text-align="justify"/>
    </style:style>
    <style:style style:name="TableCell162" style:family="table-cell">
      <style:table-cell-properties fo:border="0.0069in solid #000000" style:writing-mode="lr-tb" fo:padding-top="0in" fo:padding-left="0in" fo:padding-bottom="0in" fo:padding-right="0in"/>
    </style:style>
    <style:style style:name="P163" style:parent-style-name="Standard" style:family="paragraph">
      <style:paragraph-properties fo:text-align="justify"/>
    </style:style>
    <style:style style:name="TableCell164" style:family="table-cell">
      <style:table-cell-properties fo:border="0.0069in solid #000000" style:writing-mode="lr-tb" fo:padding-top="0in" fo:padding-left="0in" fo:padding-bottom="0in" fo:padding-right="0in"/>
    </style:style>
    <style:style style:name="P165" style:parent-style-name="Standard" style:family="paragraph">
      <style:paragraph-properties fo:text-align="justify"/>
    </style:style>
    <style:style style:name="TableCell166" style:family="table-cell">
      <style:table-cell-properties fo:border="0.0069in solid #000000" style:writing-mode="lr-tb" fo:padding-top="0in" fo:padding-left="0in" fo:padding-bottom="0in" fo:padding-right="0in"/>
    </style:style>
    <style:style style:name="P167" style:parent-style-name="Standard" style:family="paragraph">
      <style:paragraph-properties fo:text-align="justify"/>
    </style:style>
    <style:style style:name="TableCell168" style:family="table-cell">
      <style:table-cell-properties fo:border="0.0069in solid #000000" style:writing-mode="lr-tb" fo:padding-top="0in" fo:padding-left="0in" fo:padding-bottom="0in" fo:padding-right="0in"/>
    </style:style>
    <style:style style:name="P169" style:parent-style-name="Standard" style:family="paragraph">
      <style:paragraph-properties fo:text-align="justify"/>
    </style:style>
    <style:style style:name="TableCell170" style:family="table-cell">
      <style:table-cell-properties fo:border="0.0069in solid #000000" style:writing-mode="lr-tb" fo:padding-top="0in" fo:padding-left="0in" fo:padding-bottom="0in" fo:padding-right="0in"/>
    </style:style>
    <style:style style:name="P171" style:parent-style-name="Standard" style:family="paragraph">
      <style:paragraph-properties fo:text-align="justify"/>
    </style:style>
    <style:style style:name="TableRow172" style:family="table-row">
      <style:table-row-properties style:min-row-height="0.2in"/>
    </style:style>
    <style:style style:name="TableCell173" style:family="table-cell">
      <style:table-cell-properties fo:border="none" style:writing-mode="lr-tb" fo:padding-top="0in" fo:padding-left="0in" fo:padding-bottom="0in" fo:padding-right="0in"/>
    </style:style>
    <style:style style:name="P174" style:parent-style-name="Standard" style:family="paragraph">
      <style:paragraph-properties fo:text-align="justify"/>
    </style:style>
    <style:style style:name="TableCell175" style:family="table-cell">
      <style:table-cell-properties fo:border-top="none" fo:border-left="none" fo:border-bottom="none" fo:border-right="0.0069in solid #000000" style:writing-mode="lr-tb" fo:padding-top="0in" fo:padding-left="0in" fo:padding-bottom="0in" fo:padding-right="0in"/>
    </style:style>
    <style:style style:name="P176" style:parent-style-name="Standard" style:family="paragraph">
      <style:paragraph-properties fo:text-align="center"/>
    </style:style>
    <style:style style:name="T177" style:parent-style-name="Policepardéfaut" style:family="text">
      <style:text-properties style:letter-kerning="false" fo:language="fr" fo:country="FR"/>
    </style:style>
    <style:style style:name="TableCell178" style:family="table-cell">
      <style:table-cell-properties fo:border="0.0069in solid #000000" style:writing-mode="lr-tb" fo:padding-top="0in" fo:padding-left="0in" fo:padding-bottom="0in" fo:padding-right="0in"/>
    </style:style>
    <style:style style:name="P179" style:parent-style-name="Standard" style:family="paragraph">
      <style:paragraph-properties fo:text-align="justify"/>
    </style:style>
    <style:style style:name="TableCell180" style:family="table-cell">
      <style:table-cell-properties fo:border="0.0069in solid #000000" style:writing-mode="lr-tb" fo:padding-top="0in" fo:padding-left="0in" fo:padding-bottom="0in" fo:padding-right="0in"/>
    </style:style>
    <style:style style:name="P181" style:parent-style-name="Standard" style:family="paragraph">
      <style:paragraph-properties fo:text-align="justify"/>
    </style:style>
    <style:style style:name="TableCell182" style:family="table-cell">
      <style:table-cell-properties fo:border="0.0069in solid #000000" style:writing-mode="lr-tb" fo:padding-top="0in" fo:padding-left="0in" fo:padding-bottom="0in" fo:padding-right="0in"/>
    </style:style>
    <style:style style:name="P183" style:parent-style-name="Standard" style:family="paragraph">
      <style:paragraph-properties fo:text-align="justify"/>
    </style:style>
    <style:style style:name="TableCell184" style:family="table-cell">
      <style:table-cell-properties fo:border="0.0069in solid #000000" style:writing-mode="lr-tb" fo:padding-top="0in" fo:padding-left="0in" fo:padding-bottom="0in" fo:padding-right="0in"/>
    </style:style>
    <style:style style:name="P185" style:parent-style-name="Standard" style:family="paragraph">
      <style:paragraph-properties fo:text-align="justify"/>
    </style:style>
    <style:style style:name="TableCell186" style:family="table-cell">
      <style:table-cell-properties fo:border="0.0069in solid #000000" style:writing-mode="lr-tb" fo:padding-top="0in" fo:padding-left="0in" fo:padding-bottom="0in" fo:padding-right="0in"/>
    </style:style>
    <style:style style:name="P187" style:parent-style-name="Standard" style:family="paragraph">
      <style:paragraph-properties fo:text-align="justify"/>
    </style:style>
    <style:style style:name="TableCell188" style:family="table-cell">
      <style:table-cell-properties fo:border="0.0069in solid #000000" style:writing-mode="lr-tb" fo:padding-top="0in" fo:padding-left="0in" fo:padding-bottom="0in" fo:padding-right="0in"/>
    </style:style>
    <style:style style:name="P189" style:parent-style-name="Standard" style:family="paragraph">
      <style:paragraph-properties fo:text-align="justify"/>
    </style:style>
    <style:style style:name="TableCell190" style:family="table-cell">
      <style:table-cell-properties fo:border="0.0069in solid #000000" style:writing-mode="lr-tb" fo:padding-top="0in" fo:padding-left="0in" fo:padding-bottom="0in" fo:padding-right="0in"/>
    </style:style>
    <style:style style:name="P191" style:parent-style-name="Standard" style:family="paragraph">
      <style:paragraph-properties fo:text-align="justify"/>
    </style:style>
    <style:style style:name="TableCell192" style:family="table-cell">
      <style:table-cell-properties fo:border="0.0069in solid #000000" style:writing-mode="lr-tb" fo:padding-top="0in" fo:padding-left="0in" fo:padding-bottom="0in" fo:padding-right="0in"/>
    </style:style>
    <style:style style:name="P193" style:parent-style-name="Standard" style:family="paragraph">
      <style:paragraph-properties fo:text-align="justify"/>
    </style:style>
    <style:style style:name="TableRow194" style:family="table-row">
      <style:table-row-properties style:min-row-height="0.2in"/>
    </style:style>
    <style:style style:name="TableCell195" style:family="table-cell">
      <style:table-cell-properties fo:border="none" style:writing-mode="lr-tb" fo:padding-top="0in" fo:padding-left="0in" fo:padding-bottom="0in" fo:padding-right="0in"/>
    </style:style>
    <style:style style:name="P196" style:parent-style-name="Standard" style:family="paragraph">
      <style:paragraph-properties fo:text-align="justify"/>
    </style:style>
    <style:style style:name="TableCell197" style:family="table-cell">
      <style:table-cell-properties fo:border-top="none" fo:border-left="none" fo:border-bottom="none" fo:border-right="0.0069in solid #000000" style:writing-mode="lr-tb" fo:padding-top="0in" fo:padding-left="0in" fo:padding-bottom="0in" fo:padding-right="0in"/>
    </style:style>
    <style:style style:name="P198" style:parent-style-name="Standard" style:family="paragraph">
      <style:paragraph-properties fo:text-align="center"/>
    </style:style>
    <style:style style:name="T199" style:parent-style-name="Policepardéfaut" style:family="text">
      <style:text-properties style:letter-kerning="false" fo:language="fr" fo:country="FR"/>
    </style:style>
    <style:style style:name="TableCell200" style:family="table-cell">
      <style:table-cell-properties fo:border="0.0069in solid #000000" style:writing-mode="lr-tb" fo:padding-top="0in" fo:padding-left="0in" fo:padding-bottom="0in" fo:padding-right="0in"/>
    </style:style>
    <style:style style:name="P201" style:parent-style-name="Standard" style:family="paragraph">
      <style:paragraph-properties fo:text-align="justify"/>
    </style:style>
    <style:style style:name="TableCell202" style:family="table-cell">
      <style:table-cell-properties fo:border="0.0069in solid #000000" style:writing-mode="lr-tb" fo:padding-top="0in" fo:padding-left="0in" fo:padding-bottom="0in" fo:padding-right="0in"/>
    </style:style>
    <style:style style:name="P203" style:parent-style-name="Standard" style:family="paragraph">
      <style:paragraph-properties fo:text-align="justify"/>
    </style:style>
    <style:style style:name="TableCell204" style:family="table-cell">
      <style:table-cell-properties fo:border="0.0069in solid #000000" style:writing-mode="lr-tb" fo:padding-top="0in" fo:padding-left="0in" fo:padding-bottom="0in" fo:padding-right="0in"/>
    </style:style>
    <style:style style:name="P205" style:parent-style-name="Standard" style:family="paragraph">
      <style:paragraph-properties fo:text-align="justify"/>
    </style:style>
    <style:style style:name="TableCell206" style:family="table-cell">
      <style:table-cell-properties fo:border="0.0069in solid #000000" style:writing-mode="lr-tb" fo:padding-top="0in" fo:padding-left="0in" fo:padding-bottom="0in" fo:padding-right="0in"/>
    </style:style>
    <style:style style:name="P207" style:parent-style-name="Standard" style:family="paragraph">
      <style:paragraph-properties fo:text-align="justify"/>
    </style:style>
    <style:style style:name="TableCell208" style:family="table-cell">
      <style:table-cell-properties fo:border="0.0069in solid #000000" style:writing-mode="lr-tb" fo:padding-top="0in" fo:padding-left="0in" fo:padding-bottom="0in" fo:padding-right="0in"/>
    </style:style>
    <style:style style:name="P209" style:parent-style-name="Standard" style:family="paragraph">
      <style:paragraph-properties fo:text-align="justify"/>
    </style:style>
    <style:style style:name="TableCell210" style:family="table-cell">
      <style:table-cell-properties fo:border="0.0069in solid #000000" style:writing-mode="lr-tb" fo:padding-top="0in" fo:padding-left="0in" fo:padding-bottom="0in" fo:padding-right="0in"/>
    </style:style>
    <style:style style:name="P211" style:parent-style-name="Standard" style:family="paragraph">
      <style:paragraph-properties fo:text-align="justify"/>
    </style:style>
    <style:style style:name="TableCell212" style:family="table-cell">
      <style:table-cell-properties fo:border="0.0069in solid #000000" style:writing-mode="lr-tb" fo:padding-top="0in" fo:padding-left="0in" fo:padding-bottom="0in" fo:padding-right="0in"/>
    </style:style>
    <style:style style:name="P213" style:parent-style-name="Standard" style:family="paragraph">
      <style:paragraph-properties fo:text-align="justify"/>
    </style:style>
    <style:style style:name="TableCell214" style:family="table-cell">
      <style:table-cell-properties fo:border="0.0069in solid #000000" style:writing-mode="lr-tb" fo:padding-top="0in" fo:padding-left="0in" fo:padding-bottom="0in" fo:padding-right="0in"/>
    </style:style>
    <style:style style:name="P215" style:parent-style-name="Standard" style:family="paragraph">
      <style:paragraph-properties fo:text-align="justify"/>
    </style:style>
    <style:style style:name="TableRow216" style:family="table-row">
      <style:table-row-properties style:min-row-height="0.2in"/>
    </style:style>
    <style:style style:name="TableCell217" style:family="table-cell">
      <style:table-cell-properties fo:border="none" style:writing-mode="lr-tb" fo:padding-top="0in" fo:padding-left="0in" fo:padding-bottom="0in" fo:padding-right="0in"/>
    </style:style>
    <style:style style:name="P218" style:parent-style-name="Standard" style:family="paragraph">
      <style:paragraph-properties fo:text-align="justify"/>
    </style:style>
    <style:style style:name="TableCell219" style:family="table-cell">
      <style:table-cell-properties fo:border-top="none" fo:border-left="none" fo:border-bottom="none" fo:border-right="0.0069in solid #000000" style:writing-mode="lr-tb" fo:padding-top="0in" fo:padding-left="0in" fo:padding-bottom="0in" fo:padding-right="0in"/>
    </style:style>
    <style:style style:name="P220" style:parent-style-name="Standard" style:family="paragraph">
      <style:paragraph-properties fo:text-align="center"/>
    </style:style>
    <style:style style:name="T221" style:parent-style-name="Policepardéfaut" style:family="text">
      <style:text-properties style:letter-kerning="false" fo:language="fr" fo:country="FR"/>
    </style:style>
    <style:style style:name="TableCell222" style:family="table-cell">
      <style:table-cell-properties fo:border="0.0069in solid #000000" style:writing-mode="lr-tb" fo:padding-top="0in" fo:padding-left="0in" fo:padding-bottom="0in" fo:padding-right="0in"/>
    </style:style>
    <style:style style:name="P223" style:parent-style-name="Standard" style:family="paragraph">
      <style:paragraph-properties fo:text-align="justify"/>
    </style:style>
    <style:style style:name="TableCell224" style:family="table-cell">
      <style:table-cell-properties fo:border="0.0069in solid #000000" style:writing-mode="lr-tb" fo:padding-top="0in" fo:padding-left="0in" fo:padding-bottom="0in" fo:padding-right="0in"/>
    </style:style>
    <style:style style:name="P225" style:parent-style-name="Standard" style:family="paragraph">
      <style:paragraph-properties fo:text-align="justify"/>
    </style:style>
    <style:style style:name="TableCell226" style:family="table-cell">
      <style:table-cell-properties fo:border="0.0069in solid #000000" style:writing-mode="lr-tb" fo:padding-top="0in" fo:padding-left="0in" fo:padding-bottom="0in" fo:padding-right="0in"/>
    </style:style>
    <style:style style:name="P227" style:parent-style-name="Standard" style:family="paragraph">
      <style:paragraph-properties fo:text-align="justify"/>
    </style:style>
    <style:style style:name="TableCell228" style:family="table-cell">
      <style:table-cell-properties fo:border="0.0069in solid #000000" style:writing-mode="lr-tb" fo:padding-top="0in" fo:padding-left="0in" fo:padding-bottom="0in" fo:padding-right="0in"/>
    </style:style>
    <style:style style:name="P229" style:parent-style-name="Standard" style:family="paragraph">
      <style:paragraph-properties fo:text-align="justify"/>
    </style:style>
    <style:style style:name="TableCell230" style:family="table-cell">
      <style:table-cell-properties fo:border="0.0069in solid #000000" style:writing-mode="lr-tb" fo:padding-top="0in" fo:padding-left="0in" fo:padding-bottom="0in" fo:padding-right="0in"/>
    </style:style>
    <style:style style:name="P231" style:parent-style-name="Standard" style:family="paragraph">
      <style:paragraph-properties fo:text-align="justify"/>
    </style:style>
    <style:style style:name="TableCell232" style:family="table-cell">
      <style:table-cell-properties fo:border="0.0069in solid #000000" style:writing-mode="lr-tb" fo:padding-top="0in" fo:padding-left="0in" fo:padding-bottom="0in" fo:padding-right="0in"/>
    </style:style>
    <style:style style:name="P233" style:parent-style-name="Standard" style:family="paragraph">
      <style:paragraph-properties fo:text-align="justify"/>
    </style:style>
    <style:style style:name="TableCell234" style:family="table-cell">
      <style:table-cell-properties fo:border="0.0069in solid #000000" style:writing-mode="lr-tb" fo:padding-top="0in" fo:padding-left="0in" fo:padding-bottom="0in" fo:padding-right="0in"/>
    </style:style>
    <style:style style:name="P235" style:parent-style-name="Standard" style:family="paragraph">
      <style:paragraph-properties fo:text-align="justify"/>
    </style:style>
    <style:style style:name="TableCell236" style:family="table-cell">
      <style:table-cell-properties fo:border="0.0069in solid #000000" style:writing-mode="lr-tb" fo:padding-top="0in" fo:padding-left="0in" fo:padding-bottom="0in" fo:padding-right="0in"/>
    </style:style>
    <style:style style:name="P237" style:parent-style-name="Standard" style:family="paragraph">
      <style:paragraph-properties fo:text-align="justify"/>
    </style:style>
    <style:style style:name="TableRow238" style:family="table-row">
      <style:table-row-properties style:min-row-height="0.2in"/>
    </style:style>
    <style:style style:name="TableCell239" style:family="table-cell">
      <style:table-cell-properties fo:border="none" style:writing-mode="lr-tb" fo:padding-top="0in" fo:padding-left="0in" fo:padding-bottom="0in" fo:padding-right="0in"/>
    </style:style>
    <style:style style:name="P240" style:parent-style-name="Standard" style:family="paragraph">
      <style:paragraph-properties fo:text-align="justify"/>
    </style:style>
    <style:style style:name="TableCell241" style:family="table-cell">
      <style:table-cell-properties fo:border="none" style:writing-mode="lr-tb" fo:padding-top="0in" fo:padding-left="0in" fo:padding-bottom="0in" fo:padding-right="0in"/>
    </style:style>
    <style:style style:name="P242" style:parent-style-name="Standard" style:family="paragraph">
      <style:paragraph-properties fo:text-align="justify"/>
    </style:style>
    <style:style style:name="TableCell243" style:family="table-cell">
      <style:table-cell-properties fo:border-top="0.0069in solid #000000" fo:border-left="none" fo:border-bottom="none" fo:border-right="none" style:writing-mode="lr-tb" fo:padding-top="0in" fo:padding-left="0in" fo:padding-bottom="0in" fo:padding-right="0in"/>
    </style:style>
    <style:style style:name="P244" style:parent-style-name="Standard" style:family="paragraph">
      <style:paragraph-properties fo:text-align="center"/>
    </style:style>
    <style:style style:name="T245" style:parent-style-name="Policepardéfaut" style:family="text">
      <style:text-properties style:letter-kerning="false" fo:language="fr" fo:country="FR"/>
    </style:style>
    <style:style style:name="TableCell246" style:family="table-cell">
      <style:table-cell-properties fo:border-top="0.0069in solid #000000" fo:border-left="none" fo:border-bottom="none" fo:border-right="none" style:writing-mode="lr-tb" fo:padding-top="0in" fo:padding-left="0in" fo:padding-bottom="0in" fo:padding-right="0in"/>
    </style:style>
    <style:style style:name="P247" style:parent-style-name="Standard" style:family="paragraph">
      <style:paragraph-properties fo:text-align="center"/>
    </style:style>
    <style:style style:name="T248" style:parent-style-name="Policepardéfaut" style:family="text">
      <style:text-properties style:letter-kerning="false" fo:language="fr" fo:country="FR"/>
    </style:style>
    <style:style style:name="TableCell249" style:family="table-cell">
      <style:table-cell-properties fo:border-top="0.0069in solid #000000" fo:border-left="none" fo:border-bottom="none" fo:border-right="none" style:writing-mode="lr-tb" fo:padding-top="0in" fo:padding-left="0in" fo:padding-bottom="0in" fo:padding-right="0in"/>
    </style:style>
    <style:style style:name="P250" style:parent-style-name="Standard" style:family="paragraph">
      <style:paragraph-properties fo:text-align="center"/>
    </style:style>
    <style:style style:name="T251" style:parent-style-name="Policepardéfaut" style:family="text">
      <style:text-properties style:letter-kerning="false" fo:language="fr" fo:country="FR"/>
    </style:style>
    <style:style style:name="TableCell252" style:family="table-cell">
      <style:table-cell-properties fo:border-top="0.0069in solid #000000" fo:border-left="none" fo:border-bottom="none" fo:border-right="none" style:writing-mode="lr-tb" fo:padding-top="0in" fo:padding-left="0in" fo:padding-bottom="0in" fo:padding-right="0in"/>
    </style:style>
    <style:style style:name="P253" style:parent-style-name="Standard" style:family="paragraph">
      <style:paragraph-properties fo:text-align="center"/>
    </style:style>
    <style:style style:name="T254" style:parent-style-name="Policepardéfaut" style:family="text">
      <style:text-properties style:letter-kerning="false" fo:language="fr" fo:country="FR"/>
    </style:style>
    <style:style style:name="TableCell255" style:family="table-cell">
      <style:table-cell-properties fo:border-top="0.0069in solid #000000" fo:border-left="none" fo:border-bottom="none" fo:border-right="none" style:writing-mode="lr-tb" fo:padding-top="0in" fo:padding-left="0in" fo:padding-bottom="0in" fo:padding-right="0in"/>
    </style:style>
    <style:style style:name="P256" style:parent-style-name="Standard" style:family="paragraph">
      <style:paragraph-properties fo:text-align="center"/>
    </style:style>
    <style:style style:name="T257" style:parent-style-name="Policepardéfaut" style:family="text">
      <style:text-properties style:letter-kerning="false" fo:language="fr" fo:country="FR"/>
    </style:style>
    <style:style style:name="TableCell258" style:family="table-cell">
      <style:table-cell-properties fo:border-top="0.0069in solid #000000" fo:border-left="none" fo:border-bottom="none" fo:border-right="none" style:writing-mode="lr-tb" fo:padding-top="0in" fo:padding-left="0in" fo:padding-bottom="0in" fo:padding-right="0in"/>
    </style:style>
    <style:style style:name="P259" style:parent-style-name="Standard" style:family="paragraph">
      <style:paragraph-properties fo:text-align="center"/>
    </style:style>
    <style:style style:name="T260" style:parent-style-name="Policepardéfaut" style:family="text">
      <style:text-properties style:letter-kerning="false" fo:language="fr" fo:country="FR"/>
    </style:style>
    <style:style style:name="TableCell261" style:family="table-cell">
      <style:table-cell-properties fo:border-top="0.0069in solid #000000" fo:border-left="none" fo:border-bottom="none" fo:border-right="none" style:writing-mode="lr-tb" fo:padding-top="0in" fo:padding-left="0in" fo:padding-bottom="0in" fo:padding-right="0in"/>
    </style:style>
    <style:style style:name="P262" style:parent-style-name="Standard" style:family="paragraph">
      <style:paragraph-properties fo:text-align="center"/>
    </style:style>
    <style:style style:name="T263" style:parent-style-name="Policepardéfaut" style:family="text">
      <style:text-properties style:letter-kerning="false" fo:language="fr" fo:country="FR"/>
    </style:style>
    <style:style style:name="TableCell264" style:family="table-cell">
      <style:table-cell-properties fo:border-top="0.0069in solid #000000" fo:border-left="none" fo:border-bottom="none" fo:border-right="none" style:writing-mode="lr-tb" fo:padding-top="0in" fo:padding-left="0in" fo:padding-bottom="0in" fo:padding-right="0in"/>
    </style:style>
    <style:style style:name="P265" style:parent-style-name="Standard" style:family="paragraph">
      <style:paragraph-properties fo:text-align="center"/>
    </style:style>
    <style:style style:name="T266" style:parent-style-name="Policepardéfaut" style:family="text">
      <style:text-properties style:letter-kerning="false" fo:language="fr" fo:country="FR"/>
    </style:style>
    <style:style style:name="TableRow267" style:family="table-row">
      <style:table-row-properties style:min-row-height="0.2in"/>
    </style:style>
    <style:style style:name="TableCell268" style:family="table-cell">
      <style:table-cell-properties fo:border="none" style:writing-mode="lr-tb" fo:padding-top="0in" fo:padding-left="0in" fo:padding-bottom="0in" fo:padding-right="0in"/>
    </style:style>
    <style:style style:name="P269" style:parent-style-name="Standard" style:family="paragraph">
      <style:paragraph-properties fo:text-align="justify"/>
    </style:style>
    <style:style style:name="TableCell270" style:family="table-cell">
      <style:table-cell-properties fo:border="none" style:writing-mode="lr-tb" fo:padding-top="0in" fo:padding-left="0in" fo:padding-bottom="0in" fo:padding-right="0in"/>
    </style:style>
    <style:style style:name="P271" style:parent-style-name="Standard" style:family="paragraph">
      <style:paragraph-properties fo:text-align="justify"/>
    </style:style>
    <style:style style:name="TableCell272" style:family="table-cell">
      <style:table-cell-properties fo:border="none" style:writing-mode="lr-tb" fo:padding-top="0in" fo:padding-left="0in" fo:padding-bottom="0in" fo:padding-right="0in"/>
    </style:style>
    <style:style style:name="P273" style:parent-style-name="Standard" style:family="paragraph">
      <style:paragraph-properties fo:text-align="justify"/>
    </style:style>
    <style:style style:name="T274" style:parent-style-name="Policepardéfaut" style:family="text">
      <style:text-properties fo:font-style="italic" style:font-style-asian="italic" style:font-style-complex="italic" style:letter-kerning="false" fo:language="fr" fo:country="FR"/>
    </style:style>
    <style:style style:name="TableCell275" style:family="table-cell">
      <style:table-cell-properties fo:border="none" style:writing-mode="lr-tb" fo:padding-top="0in" fo:padding-left="0in" fo:padding-bottom="0in" fo:padding-right="0in"/>
    </style:style>
    <style:style style:name="P276" style:parent-style-name="Standard" style:family="paragraph">
      <style:paragraph-properties fo:text-align="justify"/>
    </style:style>
    <style:style style:name="TableCell277" style:family="table-cell">
      <style:table-cell-properties fo:border="none" style:writing-mode="lr-tb" fo:padding-top="0in" fo:padding-left="0in" fo:padding-bottom="0in" fo:padding-right="0in"/>
    </style:style>
    <style:style style:name="P278" style:parent-style-name="Standard" style:family="paragraph">
      <style:paragraph-properties fo:text-align="justify"/>
    </style:style>
    <style:style style:name="TableCell279" style:family="table-cell">
      <style:table-cell-properties fo:border="none" style:writing-mode="lr-tb" fo:padding-top="0in" fo:padding-left="0in" fo:padding-bottom="0in" fo:padding-right="0in"/>
    </style:style>
    <style:style style:name="P280" style:parent-style-name="Standard" style:family="paragraph">
      <style:paragraph-properties fo:text-align="justify"/>
    </style:style>
    <style:style style:name="TableCell281" style:family="table-cell">
      <style:table-cell-properties fo:border="none" style:writing-mode="lr-tb" fo:padding-top="0in" fo:padding-left="0in" fo:padding-bottom="0in" fo:padding-right="0in"/>
    </style:style>
    <style:style style:name="P282" style:parent-style-name="Standard" style:family="paragraph">
      <style:paragraph-properties fo:text-align="justify"/>
    </style:style>
    <style:style style:name="TableCell283" style:family="table-cell">
      <style:table-cell-properties fo:border="none" style:writing-mode="lr-tb" fo:padding-top="0in" fo:padding-left="0in" fo:padding-bottom="0in" fo:padding-right="0in"/>
    </style:style>
    <style:style style:name="P284" style:parent-style-name="Standard" style:family="paragraph">
      <style:paragraph-properties fo:text-align="justify"/>
    </style:style>
    <style:style style:name="TableCell285" style:family="table-cell">
      <style:table-cell-properties fo:border="none" style:writing-mode="lr-tb" fo:padding-top="0in" fo:padding-left="0in" fo:padding-bottom="0in" fo:padding-right="0in"/>
    </style:style>
    <style:style style:name="P286" style:parent-style-name="Standard" style:family="paragraph">
      <style:paragraph-properties fo:text-align="justify"/>
    </style:style>
    <style:style style:name="P287" style:parent-style-name="Standard" style:family="paragraph">
      <style:paragraph-properties fo:text-align="justify" fo:margin-top="0.1111in" fo:margin-bottom="0.1111in" fo:text-indent="0.5in"/>
    </style:style>
    <style:style style:name="T288" style:parent-style-name="Policepardéfaut" style:family="text">
      <style:text-properties style:letter-kerning="false" fo:language="fr" fo:country="FR"/>
    </style:style>
    <style:style style:name="T289" style:parent-style-name="Policepardéfaut" style:family="text">
      <style:text-properties style:letter-kerning="false" fo:language="fr" fo:country="FR"/>
    </style:style>
    <style:style style:name="T290" style:parent-style-name="Policepardéfaut" style:family="text">
      <style:text-properties fo:font-style="italic" style:font-style-asian="italic" style:font-style-complex="italic" style:letter-kerning="false" fo:language="fr" fo:country="FR"/>
    </style:style>
    <style:style style:name="T291" style:parent-style-name="Policepardéfaut" style:family="text">
      <style:text-properties style:letter-kerning="false" fo:language="fr" fo:country="FR"/>
    </style:style>
    <style:style style:name="T292" style:parent-style-name="Policepardéfaut" style:family="text">
      <style:text-properties fo:font-style="italic" style:font-style-asian="italic" style:font-style-complex="italic" style:letter-kerning="false" fo:language="fr" fo:country="FR"/>
    </style:style>
    <style:style style:name="T293" style:parent-style-name="Policepardéfaut" style:family="text">
      <style:text-properties style:letter-kerning="false" fo:language="fr" fo:country="FR"/>
    </style:style>
    <style:style style:name="T294" style:parent-style-name="Policepardéfaut" style:family="text">
      <style:text-properties fo:font-style="italic" style:font-style-asian="italic" style:font-style-complex="italic" style:letter-kerning="false" fo:language="fr" fo:country="FR"/>
    </style:style>
    <style:style style:name="T295" style:parent-style-name="Policepardéfaut" style:family="text">
      <style:text-properties style:letter-kerning="false" fo:language="fr" fo:country="FR"/>
    </style:style>
    <style:style style:name="T296" style:parent-style-name="Policepardéfaut" style:family="text">
      <style:text-properties fo:font-style="italic" style:font-style-asian="italic" style:font-style-complex="italic" style:letter-kerning="false" fo:language="fr" fo:country="FR"/>
    </style:style>
    <style:style style:name="T297" style:parent-style-name="Policepardéfaut" style:family="text">
      <style:text-properties style:letter-kerning="false" fo:language="fr" fo:country="FR"/>
    </style:style>
    <style:style style:name="T298" style:parent-style-name="Policepardéfaut" style:family="text">
      <style:text-properties fo:font-style="italic" style:font-style-asian="italic" style:font-style-complex="italic" style:letter-kerning="false" fo:language="fr" fo:country="FR"/>
    </style:style>
    <style:style style:name="T299" style:parent-style-name="Policepardéfaut" style:family="text">
      <style:text-properties style:letter-kerning="false" fo:language="fr" fo:country="FR"/>
    </style:style>
    <style:style style:name="T300" style:parent-style-name="Policepardéfaut" style:family="text">
      <style:text-properties fo:font-style="italic" style:font-style-asian="italic" style:font-style-complex="italic" style:letter-kerning="false" fo:language="fr" fo:country="FR"/>
    </style:style>
    <style:style style:name="T301" style:parent-style-name="Policepardéfaut" style:family="text">
      <style:text-properties style:letter-kerning="false" fo:language="fr" fo:country="FR"/>
    </style:style>
    <style:style style:name="T302" style:parent-style-name="Policepardéfaut" style:family="text">
      <style:text-properties fo:font-style="italic" style:font-style-asian="italic" style:font-style-complex="italic" style:letter-kerning="false" fo:language="fr" fo:country="FR"/>
    </style:style>
    <style:style style:name="T303" style:parent-style-name="Policepardéfaut" style:family="text">
      <style:text-properties style:letter-kerning="false" fo:language="fr" fo:country="FR"/>
    </style:style>
    <style:style style:name="T304" style:parent-style-name="Policepardéfaut" style:family="text">
      <style:text-properties fo:font-style="italic" style:font-style-asian="italic" style:font-style-complex="italic" style:letter-kerning="false" fo:language="fr" fo:country="FR"/>
    </style:style>
    <style:style style:name="T305" style:parent-style-name="Policepardéfaut" style:family="text">
      <style:text-properties style:letter-kerning="false" fo:language="fr" fo:country="FR"/>
    </style:style>
    <style:style style:name="P306" style:parent-style-name="Standard" style:family="paragraph">
      <style:paragraph-properties fo:text-align="justify" fo:margin-top="0.1111in" fo:margin-bottom="0.1111in" fo:text-indent="0.5in"/>
    </style:style>
    <style:style style:name="T307" style:parent-style-name="Policepardéfaut" style:family="text">
      <style:text-properties style:letter-kerning="false" fo:language="fr" fo:country="FR"/>
    </style:style>
    <style:style style:name="T308" style:parent-style-name="Policepardéfaut" style:family="text">
      <style:text-properties style:letter-kerning="false" fo:language="fr" fo:country="FR"/>
    </style:style>
    <style:style style:name="P309" style:parent-style-name="Standard" style:family="paragraph">
      <style:paragraph-properties fo:text-align="justify" fo:margin-top="0.1111in" fo:margin-bottom="0.1111in" fo:text-indent="0.5in"/>
    </style:style>
    <style:style style:name="T310" style:parent-style-name="Policepardéfaut" style:family="text">
      <style:text-properties style:letter-kerning="false" fo:language="fr" fo:country="FR"/>
    </style:style>
    <style:style style:name="TableColumn312" style:family="table-column">
      <style:table-column-properties style:column-width="0.3in"/>
    </style:style>
    <style:style style:name="TableColumn313" style:family="table-column">
      <style:table-column-properties style:column-width="0.3in"/>
    </style:style>
    <style:style style:name="TableColumn314" style:family="table-column">
      <style:table-column-properties style:column-width="0.3in"/>
    </style:style>
    <style:style style:name="TableColumn315" style:family="table-column">
      <style:table-column-properties style:column-width="0.3in"/>
    </style:style>
    <style:style style:name="TableColumn316" style:family="table-column">
      <style:table-column-properties style:column-width="0.3in"/>
    </style:style>
    <style:style style:name="TableColumn317" style:family="table-column">
      <style:table-column-properties style:column-width="0.3in"/>
    </style:style>
    <style:style style:name="TableColumn318" style:family="table-column">
      <style:table-column-properties style:column-width="0.3in"/>
    </style:style>
    <style:style style:name="TableColumn319" style:family="table-column">
      <style:table-column-properties style:column-width="0.3in"/>
    </style:style>
    <style:style style:name="TableColumn320" style:family="table-column">
      <style:table-column-properties style:column-width="0.3in"/>
    </style:style>
    <style:style style:name="TableColumn321" style:family="table-column">
      <style:table-column-properties style:column-width="0.3in"/>
    </style:style>
    <style:style style:name="TableColumn322" style:family="table-column">
      <style:table-column-properties style:column-width="0.3in"/>
    </style:style>
    <style:style style:name="TableColumn323" style:family="table-column">
      <style:table-column-properties style:column-width="0.3in"/>
    </style:style>
    <style:style style:name="TableColumn324" style:family="table-column">
      <style:table-column-properties style:column-width="0.3in"/>
    </style:style>
    <style:style style:name="Table311" style:family="table">
      <style:table-properties style:width="3.9in" fo:margin-left="0in" table:align="center"/>
    </style:style>
    <style:style style:name="TableRow325" style:family="table-row">
      <style:table-row-properties style:min-row-height="0.3in"/>
    </style:style>
    <style:style style:name="TableCell326" style:family="table-cell">
      <style:table-cell-properties fo:border-top="none" fo:border-left="none" fo:border-bottom="0.0069in solid #000000" fo:border-right="none" style:writing-mode="lr-tb" style:vertical-align="middle" fo:padding-top="0in" fo:padding-left="0in" fo:padding-bottom="0in" fo:padding-right="0in"/>
    </style:style>
    <style:style style:name="P327" style:parent-style-name="Standard" style:family="paragraph">
      <style:paragraph-properties fo:text-align="center"/>
    </style:style>
    <style:style style:name="T328" style:parent-style-name="Policepardéfaut" style:family="text">
      <style:text-properties style:letter-kerning="false" fo:language="fr" fo:country="FR"/>
    </style:style>
    <style:style style:name="TableCell329" style:family="table-cell">
      <style:table-cell-properties fo:border="none" style:writing-mode="lr-tb" fo:padding-top="0in" fo:padding-left="0in" fo:padding-bottom="0in" fo:padding-right="0in"/>
    </style:style>
    <style:style style:name="P330" style:parent-style-name="Standard" style:family="paragraph">
      <style:paragraph-properties fo:text-align="center"/>
    </style:style>
    <style:style style:name="TableCell331" style:family="table-cell">
      <style:table-cell-properties fo:border-top="none" fo:border-left="none" fo:border-bottom="0.0069in solid #000000" fo:border-right="none" style:writing-mode="lr-tb" style:vertical-align="middle" fo:padding-top="0in" fo:padding-left="0in" fo:padding-bottom="0in" fo:padding-right="0in"/>
    </style:style>
    <style:style style:name="P332" style:parent-style-name="Standard" style:family="paragraph">
      <style:paragraph-properties fo:text-align="center"/>
    </style:style>
    <style:style style:name="T333" style:parent-style-name="Policepardéfaut" style:family="text">
      <style:text-properties style:letter-kerning="false" fo:language="fr" fo:country="FR"/>
    </style:style>
    <style:style style:name="TableRow334" style:family="table-row">
      <style:table-row-properties style:min-row-height="0.3in"/>
    </style:style>
    <style:style style:name="TableCell335" style:family="table-cell">
      <style:table-cell-properties fo:border="0.0069in solid #000000" style:writing-mode="lr-tb" style:vertical-align="middle" fo:padding-top="0in" fo:padding-left="0in" fo:padding-bottom="0in" fo:padding-right="0in"/>
    </style:style>
    <style:style style:name="P336" style:parent-style-name="Standard" style:family="paragraph">
      <style:paragraph-properties fo:text-align="center"/>
    </style:style>
    <style:style style:name="T337" style:parent-style-name="Policepardéfaut" style:family="text">
      <style:text-properties style:letter-kerning="false" fo:language="fr" fo:country="FR"/>
    </style:style>
    <style:style style:name="TableCell338" style:family="table-cell">
      <style:table-cell-properties fo:border="0.0069in solid #000000" style:writing-mode="lr-tb" style:vertical-align="middle" fo:padding-top="0in" fo:padding-left="0in" fo:padding-bottom="0in" fo:padding-right="0in"/>
    </style:style>
    <style:style style:name="P339" style:parent-style-name="Standard" style:family="paragraph">
      <style:paragraph-properties fo:text-align="center"/>
    </style:style>
    <style:style style:name="T340" style:parent-style-name="Policepardéfaut" style:family="text">
      <style:text-properties style:letter-kerning="false" fo:language="fr" fo:country="FR"/>
    </style:style>
    <style:style style:name="TableCell341" style:family="table-cell">
      <style:table-cell-properties fo:border="0.0069in solid #000000" style:writing-mode="lr-tb" style:vertical-align="middle" fo:padding-top="0in" fo:padding-left="0in" fo:padding-bottom="0in" fo:padding-right="0in"/>
    </style:style>
    <style:style style:name="P342" style:parent-style-name="Standard" style:family="paragraph">
      <style:paragraph-properties fo:text-align="center"/>
    </style:style>
    <style:style style:name="T343" style:parent-style-name="Policepardéfaut" style:family="text">
      <style:text-properties style:letter-kerning="false" fo:language="fr" fo:country="FR"/>
    </style:style>
    <style:style style:name="TableCell344" style:family="table-cell">
      <style:table-cell-properties fo:border="0.0069in solid #000000" style:writing-mode="lr-tb" style:vertical-align="middle" fo:padding-top="0in" fo:padding-left="0in" fo:padding-bottom="0in" fo:padding-right="0in"/>
    </style:style>
    <style:style style:name="P345" style:parent-style-name="Standard" style:family="paragraph">
      <style:paragraph-properties fo:text-align="center"/>
    </style:style>
    <style:style style:name="T346" style:parent-style-name="Policepardéfaut" style:family="text">
      <style:text-properties style:letter-kerning="false" fo:language="fr" fo:country="FR"/>
    </style:style>
    <style:style style:name="TableCell347" style:family="table-cell">
      <style:table-cell-properties fo:border="0.0069in solid #000000" style:writing-mode="lr-tb" style:vertical-align="middle" fo:padding-top="0in" fo:padding-left="0in" fo:padding-bottom="0in" fo:padding-right="0in"/>
    </style:style>
    <style:style style:name="P348" style:parent-style-name="Standard" style:family="paragraph">
      <style:paragraph-properties fo:text-align="center"/>
    </style:style>
    <style:style style:name="T349" style:parent-style-name="Policepardéfaut" style:family="text">
      <style:text-properties style:letter-kerning="false" fo:language="fr" fo:country="FR"/>
    </style:style>
    <style:style style:name="TableCell350" style:family="table-cell">
      <style:table-cell-properties fo:border="0.0069in solid #000000" style:writing-mode="lr-tb" style:vertical-align="middle" fo:padding-top="0in" fo:padding-left="0in" fo:padding-bottom="0in" fo:padding-right="0in"/>
    </style:style>
    <style:style style:name="P351" style:parent-style-name="Standard" style:family="paragraph">
      <style:paragraph-properties fo:text-align="center"/>
    </style:style>
    <style:style style:name="T352" style:parent-style-name="Policepardéfaut" style:family="text">
      <style:text-properties style:letter-kerning="false" fo:language="fr" fo:country="FR"/>
    </style:style>
    <style:style style:name="TableCell353" style:family="table-cell">
      <style:table-cell-properties fo:border-top="none" fo:border-left="0.0069in solid #000000" fo:border-bottom="none" fo:border-right="0.0069in solid #000000" style:writing-mode="lr-tb" fo:padding-top="0in" fo:padding-left="0in" fo:padding-bottom="0in" fo:padding-right="0in"/>
    </style:style>
    <style:style style:name="P354" style:parent-style-name="Standard" style:family="paragraph">
      <style:paragraph-properties fo:text-align="center"/>
    </style:style>
    <style:style style:name="TableCell355" style:family="table-cell">
      <style:table-cell-properties fo:border="0.0069in solid #000000" style:writing-mode="lr-tb" style:vertical-align="middle" fo:padding-top="0in" fo:padding-left="0in" fo:padding-bottom="0in" fo:padding-right="0in"/>
    </style:style>
    <style:style style:name="P356" style:parent-style-name="Standard" style:family="paragraph">
      <style:paragraph-properties fo:text-align="center"/>
    </style:style>
    <style:style style:name="T357" style:parent-style-name="Policepardéfaut" style:family="text">
      <style:text-properties style:letter-kerning="false" fo:language="fr" fo:country="FR"/>
    </style:style>
    <style:style style:name="TableCell358" style:family="table-cell">
      <style:table-cell-properties fo:border="0.0069in solid #000000" style:writing-mode="lr-tb" style:vertical-align="middle" fo:padding-top="0in" fo:padding-left="0in" fo:padding-bottom="0in" fo:padding-right="0in"/>
    </style:style>
    <style:style style:name="P359" style:parent-style-name="Standard" style:family="paragraph">
      <style:paragraph-properties fo:text-align="center"/>
    </style:style>
    <style:style style:name="T360" style:parent-style-name="Policepardéfaut" style:family="text">
      <style:text-properties style:letter-kerning="false" fo:language="fr" fo:country="FR"/>
    </style:style>
    <style:style style:name="TableCell361" style:family="table-cell">
      <style:table-cell-properties fo:border="0.0069in solid #000000" style:writing-mode="lr-tb" style:vertical-align="middle" fo:padding-top="0in" fo:padding-left="0in" fo:padding-bottom="0in" fo:padding-right="0in"/>
    </style:style>
    <style:style style:name="P362" style:parent-style-name="Standard" style:family="paragraph">
      <style:paragraph-properties fo:text-align="center"/>
    </style:style>
    <style:style style:name="T363" style:parent-style-name="Policepardéfaut" style:family="text">
      <style:text-properties style:letter-kerning="false" fo:language="fr" fo:country="FR"/>
    </style:style>
    <style:style style:name="TableCell364" style:family="table-cell">
      <style:table-cell-properties fo:border="0.0069in solid #000000" style:writing-mode="lr-tb" style:vertical-align="middle" fo:padding-top="0in" fo:padding-left="0in" fo:padding-bottom="0in" fo:padding-right="0in"/>
    </style:style>
    <style:style style:name="P365" style:parent-style-name="Standard" style:family="paragraph">
      <style:paragraph-properties fo:text-align="center"/>
    </style:style>
    <style:style style:name="T366" style:parent-style-name="Policepardéfaut" style:family="text">
      <style:text-properties style:letter-kerning="false" fo:language="fr" fo:country="FR"/>
    </style:style>
    <style:style style:name="TableCell367" style:family="table-cell">
      <style:table-cell-properties fo:border="0.0069in solid #000000" style:writing-mode="lr-tb" style:vertical-align="middle" fo:padding-top="0in" fo:padding-left="0in" fo:padding-bottom="0in" fo:padding-right="0in"/>
    </style:style>
    <style:style style:name="P368" style:parent-style-name="Standard" style:family="paragraph">
      <style:paragraph-properties fo:text-align="center"/>
    </style:style>
    <style:style style:name="T369" style:parent-style-name="Policepardéfaut" style:family="text">
      <style:text-properties style:letter-kerning="false" fo:language="fr" fo:country="FR"/>
    </style:style>
    <style:style style:name="TableCell370" style:family="table-cell">
      <style:table-cell-properties fo:border="0.0069in solid #000000" style:writing-mode="lr-tb" style:vertical-align="middle" fo:padding-top="0in" fo:padding-left="0in" fo:padding-bottom="0in" fo:padding-right="0in"/>
    </style:style>
    <style:style style:name="P371" style:parent-style-name="Standard" style:family="paragraph">
      <style:paragraph-properties fo:text-align="center"/>
    </style:style>
    <style:style style:name="T372" style:parent-style-name="Policepardéfaut" style:family="text">
      <style:text-properties style:letter-kerning="false" fo:language="fr" fo:country="FR"/>
    </style:style>
    <style:style style:name="TableRow373" style:family="table-row">
      <style:table-row-properties style:min-row-height="0.3in"/>
    </style:style>
    <style:style style:name="TableCell374" style:family="table-cell">
      <style:table-cell-properties fo:border="0.0069in solid #000000" style:writing-mode="lr-tb" style:vertical-align="middle" fo:padding-top="0in" fo:padding-left="0in" fo:padding-bottom="0in" fo:padding-right="0in"/>
    </style:style>
    <style:style style:name="P375" style:parent-style-name="Standard" style:family="paragraph">
      <style:paragraph-properties fo:text-align="center"/>
    </style:style>
    <style:style style:name="T376" style:parent-style-name="Policepardéfaut" style:family="text">
      <style:text-properties style:letter-kerning="false" fo:language="fr" fo:country="FR"/>
    </style:style>
    <style:style style:name="TableCell377" style:family="table-cell">
      <style:table-cell-properties fo:border="0.0069in solid #000000" style:writing-mode="lr-tb" style:vertical-align="middle" fo:padding-top="0in" fo:padding-left="0in" fo:padding-bottom="0in" fo:padding-right="0in"/>
    </style:style>
    <style:style style:name="P378" style:parent-style-name="Standard" style:family="paragraph">
      <style:paragraph-properties fo:text-align="center"/>
    </style:style>
    <style:style style:name="T379" style:parent-style-name="Policepardéfaut" style:family="text">
      <style:text-properties style:letter-kerning="false" fo:language="fr" fo:country="FR"/>
    </style:style>
    <style:style style:name="TableCell380" style:family="table-cell">
      <style:table-cell-properties fo:border="0.0069in solid #000000" style:writing-mode="lr-tb" style:vertical-align="middle" fo:padding-top="0in" fo:padding-left="0in" fo:padding-bottom="0in" fo:padding-right="0in"/>
    </style:style>
    <style:style style:name="P381" style:parent-style-name="Standard" style:family="paragraph">
      <style:paragraph-properties fo:text-align="center"/>
    </style:style>
    <style:style style:name="T382" style:parent-style-name="Policepardéfaut" style:family="text">
      <style:text-properties style:letter-kerning="false" fo:language="fr" fo:country="FR"/>
    </style:style>
    <style:style style:name="TableCell383" style:family="table-cell">
      <style:table-cell-properties fo:border="0.0069in solid #000000" style:writing-mode="lr-tb" style:vertical-align="middle" fo:padding-top="0in" fo:padding-left="0in" fo:padding-bottom="0in" fo:padding-right="0in"/>
    </style:style>
    <style:style style:name="P384" style:parent-style-name="Standard" style:family="paragraph">
      <style:paragraph-properties fo:text-align="center"/>
    </style:style>
    <style:style style:name="T385" style:parent-style-name="Policepardéfaut" style:family="text">
      <style:text-properties style:letter-kerning="false" fo:language="fr" fo:country="FR"/>
    </style:style>
    <style:style style:name="TableCell386" style:family="table-cell">
      <style:table-cell-properties fo:border="0.0069in solid #000000" style:writing-mode="lr-tb" style:vertical-align="middle" fo:padding-top="0in" fo:padding-left="0in" fo:padding-bottom="0in" fo:padding-right="0in"/>
    </style:style>
    <style:style style:name="P387" style:parent-style-name="Standard" style:family="paragraph">
      <style:paragraph-properties fo:text-align="center"/>
    </style:style>
    <style:style style:name="T388" style:parent-style-name="Policepardéfaut" style:family="text">
      <style:text-properties style:letter-kerning="false" fo:language="fr" fo:country="FR"/>
    </style:style>
    <style:style style:name="TableCell389" style:family="table-cell">
      <style:table-cell-properties fo:border="0.0069in solid #000000" style:writing-mode="lr-tb" style:vertical-align="middle" fo:padding-top="0in" fo:padding-left="0in" fo:padding-bottom="0in" fo:padding-right="0in"/>
    </style:style>
    <style:style style:name="P390" style:parent-style-name="Standard" style:family="paragraph">
      <style:paragraph-properties fo:text-align="center"/>
    </style:style>
    <style:style style:name="T391" style:parent-style-name="Policepardéfaut" style:family="text">
      <style:text-properties style:letter-kerning="false" fo:language="fr" fo:country="FR"/>
    </style:style>
    <style:style style:name="TableCell392" style:family="table-cell">
      <style:table-cell-properties fo:border-top="none" fo:border-left="0.0069in solid #000000" fo:border-bottom="none" fo:border-right="0.0069in solid #000000" style:writing-mode="lr-tb" fo:padding-top="0in" fo:padding-left="0in" fo:padding-bottom="0in" fo:padding-right="0in"/>
    </style:style>
    <style:style style:name="P393" style:parent-style-name="Standard" style:family="paragraph">
      <style:paragraph-properties fo:text-align="center"/>
    </style:style>
    <style:style style:name="TableCell394" style:family="table-cell">
      <style:table-cell-properties fo:border="0.0069in solid #000000" style:writing-mode="lr-tb" style:vertical-align="middle" fo:padding-top="0in" fo:padding-left="0in" fo:padding-bottom="0in" fo:padding-right="0in"/>
    </style:style>
    <style:style style:name="P395" style:parent-style-name="Standard" style:family="paragraph">
      <style:paragraph-properties fo:text-align="center"/>
    </style:style>
    <style:style style:name="T396" style:parent-style-name="Policepardéfaut" style:family="text">
      <style:text-properties style:letter-kerning="false" fo:language="fr" fo:country="FR"/>
    </style:style>
    <style:style style:name="TableCell397" style:family="table-cell">
      <style:table-cell-properties fo:border="0.0069in solid #000000" style:writing-mode="lr-tb" style:vertical-align="middle" fo:padding-top="0in" fo:padding-left="0in" fo:padding-bottom="0in" fo:padding-right="0in"/>
    </style:style>
    <style:style style:name="P398" style:parent-style-name="Standard" style:family="paragraph">
      <style:paragraph-properties fo:text-align="center"/>
    </style:style>
    <style:style style:name="T399" style:parent-style-name="Policepardéfaut" style:family="text">
      <style:text-properties style:letter-kerning="false" fo:language="fr" fo:country="FR"/>
    </style:style>
    <style:style style:name="TableCell400" style:family="table-cell">
      <style:table-cell-properties fo:border="0.0069in solid #000000" style:writing-mode="lr-tb" style:vertical-align="middle" fo:padding-top="0in" fo:padding-left="0in" fo:padding-bottom="0in" fo:padding-right="0in"/>
    </style:style>
    <style:style style:name="P401" style:parent-style-name="Standard" style:family="paragraph">
      <style:paragraph-properties fo:text-align="center"/>
    </style:style>
    <style:style style:name="T402" style:parent-style-name="Policepardéfaut" style:family="text">
      <style:text-properties style:letter-kerning="false" fo:language="fr" fo:country="FR"/>
    </style:style>
    <style:style style:name="TableCell403" style:family="table-cell">
      <style:table-cell-properties fo:border="0.0069in solid #000000" style:writing-mode="lr-tb" style:vertical-align="middle" fo:padding-top="0in" fo:padding-left="0in" fo:padding-bottom="0in" fo:padding-right="0in"/>
    </style:style>
    <style:style style:name="P404" style:parent-style-name="Standard" style:family="paragraph">
      <style:paragraph-properties fo:text-align="center"/>
    </style:style>
    <style:style style:name="T405" style:parent-style-name="Policepardéfaut" style:family="text">
      <style:text-properties style:letter-kerning="false" fo:language="fr" fo:country="FR"/>
    </style:style>
    <style:style style:name="TableCell406" style:family="table-cell">
      <style:table-cell-properties fo:border="0.0069in solid #000000" style:writing-mode="lr-tb" style:vertical-align="middle" fo:padding-top="0in" fo:padding-left="0in" fo:padding-bottom="0in" fo:padding-right="0in"/>
    </style:style>
    <style:style style:name="P407" style:parent-style-name="Standard" style:family="paragraph">
      <style:paragraph-properties fo:text-align="center"/>
    </style:style>
    <style:style style:name="T408" style:parent-style-name="Policepardéfaut" style:family="text">
      <style:text-properties style:letter-kerning="false" fo:language="fr" fo:country="FR"/>
    </style:style>
    <style:style style:name="TableCell409" style:family="table-cell">
      <style:table-cell-properties fo:border="0.0069in solid #000000" style:writing-mode="lr-tb" style:vertical-align="middle" fo:padding-top="0in" fo:padding-left="0in" fo:padding-bottom="0in" fo:padding-right="0in"/>
    </style:style>
    <style:style style:name="P410" style:parent-style-name="Standard" style:family="paragraph">
      <style:paragraph-properties fo:text-align="center"/>
    </style:style>
    <style:style style:name="T411" style:parent-style-name="Policepardéfaut" style:family="text">
      <style:text-properties style:letter-kerning="false" fo:language="fr" fo:country="FR"/>
    </style:style>
    <style:style style:name="TableRow412" style:family="table-row">
      <style:table-row-properties style:min-row-height="0.3in"/>
    </style:style>
    <style:style style:name="TableCell413" style:family="table-cell">
      <style:table-cell-properties fo:border="0.0069in solid #000000" style:writing-mode="lr-tb" style:vertical-align="middle" fo:padding-top="0in" fo:padding-left="0in" fo:padding-bottom="0in" fo:padding-right="0in"/>
    </style:style>
    <style:style style:name="P414" style:parent-style-name="Standard" style:family="paragraph">
      <style:paragraph-properties fo:text-align="center"/>
    </style:style>
    <style:style style:name="T415" style:parent-style-name="Policepardéfaut" style:family="text">
      <style:text-properties style:letter-kerning="false" fo:language="fr" fo:country="FR"/>
    </style:style>
    <style:style style:name="TableCell416" style:family="table-cell">
      <style:table-cell-properties fo:border="0.0069in solid #000000" style:writing-mode="lr-tb" style:vertical-align="middle" fo:padding-top="0in" fo:padding-left="0in" fo:padding-bottom="0in" fo:padding-right="0in"/>
    </style:style>
    <style:style style:name="P417" style:parent-style-name="Standard" style:family="paragraph">
      <style:paragraph-properties fo:text-align="center"/>
    </style:style>
    <style:style style:name="T418" style:parent-style-name="Policepardéfaut" style:family="text">
      <style:text-properties style:letter-kerning="false" fo:language="fr" fo:country="FR"/>
    </style:style>
    <style:style style:name="TableCell419" style:family="table-cell">
      <style:table-cell-properties fo:border="0.0069in solid #000000" style:writing-mode="lr-tb" style:vertical-align="middle" fo:padding-top="0in" fo:padding-left="0in" fo:padding-bottom="0in" fo:padding-right="0in"/>
    </style:style>
    <style:style style:name="P420" style:parent-style-name="Standard" style:family="paragraph">
      <style:paragraph-properties fo:text-align="center"/>
    </style:style>
    <style:style style:name="T421" style:parent-style-name="Policepardéfaut" style:family="text">
      <style:text-properties style:letter-kerning="false" fo:language="fr" fo:country="FR"/>
    </style:style>
    <style:style style:name="TableCell422" style:family="table-cell">
      <style:table-cell-properties fo:border="0.0069in solid #000000" style:writing-mode="lr-tb" style:vertical-align="middle" fo:padding-top="0in" fo:padding-left="0in" fo:padding-bottom="0in" fo:padding-right="0in"/>
    </style:style>
    <style:style style:name="P423" style:parent-style-name="Standard" style:family="paragraph">
      <style:paragraph-properties fo:text-align="center"/>
    </style:style>
    <style:style style:name="T424" style:parent-style-name="Policepardéfaut" style:family="text">
      <style:text-properties style:letter-kerning="false" fo:language="fr" fo:country="FR"/>
    </style:style>
    <style:style style:name="TableCell425" style:family="table-cell">
      <style:table-cell-properties fo:border="0.0069in solid #000000" style:writing-mode="lr-tb" style:vertical-align="middle" fo:padding-top="0in" fo:padding-left="0in" fo:padding-bottom="0in" fo:padding-right="0in"/>
    </style:style>
    <style:style style:name="P426" style:parent-style-name="Standard" style:family="paragraph">
      <style:paragraph-properties fo:text-align="center"/>
    </style:style>
    <style:style style:name="T427" style:parent-style-name="Policepardéfaut" style:family="text">
      <style:text-properties style:letter-kerning="false" fo:language="fr" fo:country="FR"/>
    </style:style>
    <style:style style:name="TableCell428" style:family="table-cell">
      <style:table-cell-properties fo:border="0.0069in solid #000000" style:writing-mode="lr-tb" style:vertical-align="middle" fo:padding-top="0in" fo:padding-left="0in" fo:padding-bottom="0in" fo:padding-right="0in"/>
    </style:style>
    <style:style style:name="P429" style:parent-style-name="Standard" style:family="paragraph">
      <style:paragraph-properties fo:text-align="center"/>
    </style:style>
    <style:style style:name="T430" style:parent-style-name="Policepardéfaut" style:family="text">
      <style:text-properties style:letter-kerning="false" fo:language="fr" fo:country="FR"/>
    </style:style>
    <style:style style:name="TableCell431" style:family="table-cell">
      <style:table-cell-properties fo:border-top="none" fo:border-left="0.0069in solid #000000" fo:border-bottom="none" fo:border-right="0.0069in solid #000000" style:writing-mode="lr-tb" fo:padding-top="0in" fo:padding-left="0in" fo:padding-bottom="0in" fo:padding-right="0in"/>
    </style:style>
    <style:style style:name="P432" style:parent-style-name="Standard" style:family="paragraph">
      <style:paragraph-properties fo:text-align="center"/>
    </style:style>
    <style:style style:name="TableCell433" style:family="table-cell">
      <style:table-cell-properties fo:border="0.0069in solid #000000" style:writing-mode="lr-tb" style:vertical-align="middle" fo:padding-top="0in" fo:padding-left="0in" fo:padding-bottom="0in" fo:padding-right="0in"/>
    </style:style>
    <style:style style:name="P434" style:parent-style-name="Standard" style:family="paragraph">
      <style:paragraph-properties fo:text-align="center"/>
    </style:style>
    <style:style style:name="T435" style:parent-style-name="Policepardéfaut" style:family="text">
      <style:text-properties style:letter-kerning="false" fo:language="fr" fo:country="FR"/>
    </style:style>
    <style:style style:name="TableCell436" style:family="table-cell">
      <style:table-cell-properties fo:border="0.0069in solid #000000" style:writing-mode="lr-tb" style:vertical-align="middle" fo:padding-top="0in" fo:padding-left="0in" fo:padding-bottom="0in" fo:padding-right="0in"/>
    </style:style>
    <style:style style:name="P437" style:parent-style-name="Standard" style:family="paragraph">
      <style:paragraph-properties fo:text-align="center"/>
    </style:style>
    <style:style style:name="T438" style:parent-style-name="Policepardéfaut" style:family="text">
      <style:text-properties style:letter-kerning="false" fo:language="fr" fo:country="FR"/>
    </style:style>
    <style:style style:name="TableCell439" style:family="table-cell">
      <style:table-cell-properties fo:border="0.0069in solid #000000" style:writing-mode="lr-tb" style:vertical-align="middle" fo:padding-top="0in" fo:padding-left="0in" fo:padding-bottom="0in" fo:padding-right="0in"/>
    </style:style>
    <style:style style:name="P440" style:parent-style-name="Standard" style:family="paragraph">
      <style:paragraph-properties fo:text-align="center"/>
    </style:style>
    <style:style style:name="T441" style:parent-style-name="Policepardéfaut" style:family="text">
      <style:text-properties style:letter-kerning="false" fo:language="fr" fo:country="FR"/>
    </style:style>
    <style:style style:name="TableCell442" style:family="table-cell">
      <style:table-cell-properties fo:border="0.0069in solid #000000" style:writing-mode="lr-tb" style:vertical-align="middle" fo:padding-top="0in" fo:padding-left="0in" fo:padding-bottom="0in" fo:padding-right="0in"/>
    </style:style>
    <style:style style:name="P443" style:parent-style-name="Standard" style:family="paragraph">
      <style:paragraph-properties fo:text-align="center"/>
    </style:style>
    <style:style style:name="T444" style:parent-style-name="Policepardéfaut" style:family="text">
      <style:text-properties style:letter-kerning="false" fo:language="fr" fo:country="FR"/>
    </style:style>
    <style:style style:name="TableCell445" style:family="table-cell">
      <style:table-cell-properties fo:border="0.0069in solid #000000" style:writing-mode="lr-tb" style:vertical-align="middle" fo:padding-top="0in" fo:padding-left="0in" fo:padding-bottom="0in" fo:padding-right="0in"/>
    </style:style>
    <style:style style:name="P446" style:parent-style-name="Standard" style:family="paragraph">
      <style:paragraph-properties fo:text-align="center"/>
    </style:style>
    <style:style style:name="T447" style:parent-style-name="Policepardéfaut" style:family="text">
      <style:text-properties style:letter-kerning="false" fo:language="fr" fo:country="FR"/>
    </style:style>
    <style:style style:name="TableCell448" style:family="table-cell">
      <style:table-cell-properties fo:border="0.0069in solid #000000" style:writing-mode="lr-tb" style:vertical-align="middle" fo:padding-top="0in" fo:padding-left="0in" fo:padding-bottom="0in" fo:padding-right="0in"/>
    </style:style>
    <style:style style:name="P449" style:parent-style-name="Standard" style:family="paragraph">
      <style:paragraph-properties fo:text-align="center"/>
    </style:style>
    <style:style style:name="T450" style:parent-style-name="Policepardéfaut" style:family="text">
      <style:text-properties style:letter-kerning="false" fo:language="fr" fo:country="FR"/>
    </style:style>
    <style:style style:name="TableRow451" style:family="table-row">
      <style:table-row-properties style:min-row-height="0.3in"/>
    </style:style>
    <style:style style:name="TableCell452" style:family="table-cell">
      <style:table-cell-properties fo:border="0.0069in solid #000000" style:writing-mode="lr-tb" style:vertical-align="middle" fo:padding-top="0in" fo:padding-left="0in" fo:padding-bottom="0in" fo:padding-right="0in"/>
    </style:style>
    <style:style style:name="P453" style:parent-style-name="Standard" style:family="paragraph">
      <style:paragraph-properties fo:text-align="center"/>
    </style:style>
    <style:style style:name="T454" style:parent-style-name="Policepardéfaut" style:family="text">
      <style:text-properties style:letter-kerning="false" fo:language="fr" fo:country="FR"/>
    </style:style>
    <style:style style:name="TableCell455" style:family="table-cell">
      <style:table-cell-properties fo:border="0.0069in solid #000000" style:writing-mode="lr-tb" style:vertical-align="middle" fo:padding-top="0in" fo:padding-left="0in" fo:padding-bottom="0in" fo:padding-right="0in"/>
    </style:style>
    <style:style style:name="P456" style:parent-style-name="Standard" style:family="paragraph">
      <style:paragraph-properties fo:text-align="center"/>
    </style:style>
    <style:style style:name="T457" style:parent-style-name="Policepardéfaut" style:family="text">
      <style:text-properties style:letter-kerning="false" fo:language="fr" fo:country="FR"/>
    </style:style>
    <style:style style:name="TableCell458" style:family="table-cell">
      <style:table-cell-properties fo:border="0.0069in solid #000000" style:writing-mode="lr-tb" style:vertical-align="middle" fo:padding-top="0in" fo:padding-left="0in" fo:padding-bottom="0in" fo:padding-right="0in"/>
    </style:style>
    <style:style style:name="P459" style:parent-style-name="Standard" style:family="paragraph">
      <style:paragraph-properties fo:text-align="center"/>
    </style:style>
    <style:style style:name="T460" style:parent-style-name="Policepardéfaut" style:family="text">
      <style:text-properties style:letter-kerning="false" fo:language="fr" fo:country="FR"/>
    </style:style>
    <style:style style:name="TableCell461" style:family="table-cell">
      <style:table-cell-properties fo:border="0.0069in solid #000000" style:writing-mode="lr-tb" style:vertical-align="middle" fo:padding-top="0in" fo:padding-left="0in" fo:padding-bottom="0in" fo:padding-right="0in"/>
    </style:style>
    <style:style style:name="P462" style:parent-style-name="Standard" style:family="paragraph">
      <style:paragraph-properties fo:text-align="center"/>
    </style:style>
    <style:style style:name="T463" style:parent-style-name="Policepardéfaut" style:family="text">
      <style:text-properties style:letter-kerning="false" fo:language="fr" fo:country="FR"/>
    </style:style>
    <style:style style:name="TableCell464" style:family="table-cell">
      <style:table-cell-properties fo:border="0.0069in solid #000000" style:writing-mode="lr-tb" style:vertical-align="middle" fo:padding-top="0in" fo:padding-left="0in" fo:padding-bottom="0in" fo:padding-right="0in"/>
    </style:style>
    <style:style style:name="P465" style:parent-style-name="Standard" style:family="paragraph">
      <style:paragraph-properties fo:text-align="center"/>
    </style:style>
    <style:style style:name="T466" style:parent-style-name="Policepardéfaut" style:family="text">
      <style:text-properties style:letter-kerning="false" fo:language="fr" fo:country="FR"/>
    </style:style>
    <style:style style:name="TableCell467" style:family="table-cell">
      <style:table-cell-properties fo:border="0.0069in solid #000000" style:writing-mode="lr-tb" style:vertical-align="middle" fo:padding-top="0in" fo:padding-left="0in" fo:padding-bottom="0in" fo:padding-right="0in"/>
    </style:style>
    <style:style style:name="P468" style:parent-style-name="Standard" style:family="paragraph">
      <style:paragraph-properties fo:text-align="center"/>
    </style:style>
    <style:style style:name="T469" style:parent-style-name="Policepardéfaut" style:family="text">
      <style:text-properties style:letter-kerning="false" fo:language="fr" fo:country="FR"/>
    </style:style>
    <style:style style:name="TableCell470" style:family="table-cell">
      <style:table-cell-properties fo:border-top="none" fo:border-left="0.0069in solid #000000" fo:border-bottom="none" fo:border-right="0.0069in solid #000000" style:writing-mode="lr-tb" fo:padding-top="0in" fo:padding-left="0in" fo:padding-bottom="0in" fo:padding-right="0in"/>
    </style:style>
    <style:style style:name="P471" style:parent-style-name="Standard" style:family="paragraph">
      <style:paragraph-properties fo:text-align="center"/>
    </style:style>
    <style:style style:name="TableCell472" style:family="table-cell">
      <style:table-cell-properties fo:border="0.0069in solid #000000" style:writing-mode="lr-tb" style:vertical-align="middle" fo:padding-top="0in" fo:padding-left="0in" fo:padding-bottom="0in" fo:padding-right="0in"/>
    </style:style>
    <style:style style:name="P473" style:parent-style-name="Standard" style:family="paragraph">
      <style:paragraph-properties fo:text-align="center"/>
    </style:style>
    <style:style style:name="T474" style:parent-style-name="Policepardéfaut" style:family="text">
      <style:text-properties style:letter-kerning="false" fo:language="fr" fo:country="FR"/>
    </style:style>
    <style:style style:name="TableCell475" style:family="table-cell">
      <style:table-cell-properties fo:border="0.0069in solid #000000" style:writing-mode="lr-tb" style:vertical-align="middle" fo:padding-top="0in" fo:padding-left="0in" fo:padding-bottom="0in" fo:padding-right="0in"/>
    </style:style>
    <style:style style:name="P476" style:parent-style-name="Standard" style:family="paragraph">
      <style:paragraph-properties fo:text-align="center"/>
    </style:style>
    <style:style style:name="T477" style:parent-style-name="Policepardéfaut" style:family="text">
      <style:text-properties style:letter-kerning="false" fo:language="fr" fo:country="FR"/>
    </style:style>
    <style:style style:name="TableCell478" style:family="table-cell">
      <style:table-cell-properties fo:border="0.0069in solid #000000" style:writing-mode="lr-tb" style:vertical-align="middle" fo:padding-top="0in" fo:padding-left="0in" fo:padding-bottom="0in" fo:padding-right="0in"/>
    </style:style>
    <style:style style:name="P479" style:parent-style-name="Standard" style:family="paragraph">
      <style:paragraph-properties fo:text-align="center"/>
    </style:style>
    <style:style style:name="T480" style:parent-style-name="Policepardéfaut" style:family="text">
      <style:text-properties style:letter-kerning="false" fo:language="fr" fo:country="FR"/>
    </style:style>
    <style:style style:name="TableCell481" style:family="table-cell">
      <style:table-cell-properties fo:border="0.0069in solid #000000" style:writing-mode="lr-tb" style:vertical-align="middle" fo:padding-top="0in" fo:padding-left="0in" fo:padding-bottom="0in" fo:padding-right="0in"/>
    </style:style>
    <style:style style:name="P482" style:parent-style-name="Standard" style:family="paragraph">
      <style:paragraph-properties fo:text-align="center"/>
    </style:style>
    <style:style style:name="T483" style:parent-style-name="Policepardéfaut" style:family="text">
      <style:text-properties style:letter-kerning="false" fo:language="fr" fo:country="FR"/>
    </style:style>
    <style:style style:name="TableCell484" style:family="table-cell">
      <style:table-cell-properties fo:border="0.0069in solid #000000" style:writing-mode="lr-tb" style:vertical-align="middle" fo:padding-top="0in" fo:padding-left="0in" fo:padding-bottom="0in" fo:padding-right="0in"/>
    </style:style>
    <style:style style:name="P485" style:parent-style-name="Standard" style:family="paragraph">
      <style:paragraph-properties fo:text-align="center"/>
    </style:style>
    <style:style style:name="T486" style:parent-style-name="Policepardéfaut" style:family="text">
      <style:text-properties style:letter-kerning="false" fo:language="fr" fo:country="FR"/>
    </style:style>
    <style:style style:name="TableCell487" style:family="table-cell">
      <style:table-cell-properties fo:border="0.0069in solid #000000" style:writing-mode="lr-tb" style:vertical-align="middle" fo:padding-top="0in" fo:padding-left="0in" fo:padding-bottom="0in" fo:padding-right="0in"/>
    </style:style>
    <style:style style:name="P488" style:parent-style-name="Standard" style:family="paragraph">
      <style:paragraph-properties fo:text-align="center"/>
    </style:style>
    <style:style style:name="T489" style:parent-style-name="Policepardéfaut" style:family="text">
      <style:text-properties style:letter-kerning="false" fo:language="fr" fo:country="FR"/>
    </style:style>
    <style:style style:name="TableRow490" style:family="table-row">
      <style:table-row-properties style:min-row-height="0.3in"/>
    </style:style>
    <style:style style:name="TableCell491" style:family="table-cell">
      <style:table-cell-properties fo:border="0.0069in solid #000000" style:writing-mode="lr-tb" style:vertical-align="middle" fo:padding-top="0in" fo:padding-left="0in" fo:padding-bottom="0in" fo:padding-right="0in"/>
    </style:style>
    <style:style style:name="P492" style:parent-style-name="Standard" style:family="paragraph">
      <style:paragraph-properties fo:text-align="center"/>
    </style:style>
    <style:style style:name="T493" style:parent-style-name="Policepardéfaut" style:family="text">
      <style:text-properties style:letter-kerning="false" fo:language="fr" fo:country="FR"/>
    </style:style>
    <style:style style:name="TableCell494" style:family="table-cell">
      <style:table-cell-properties fo:border="0.0069in solid #000000" style:writing-mode="lr-tb" style:vertical-align="middle" fo:padding-top="0in" fo:padding-left="0in" fo:padding-bottom="0in" fo:padding-right="0in"/>
    </style:style>
    <style:style style:name="P495" style:parent-style-name="Standard" style:family="paragraph">
      <style:paragraph-properties fo:text-align="center"/>
    </style:style>
    <style:style style:name="T496" style:parent-style-name="Policepardéfaut" style:family="text">
      <style:text-properties style:letter-kerning="false" fo:language="fr" fo:country="FR"/>
    </style:style>
    <style:style style:name="TableCell497" style:family="table-cell">
      <style:table-cell-properties fo:border="0.0069in solid #000000" style:writing-mode="lr-tb" style:vertical-align="middle" fo:padding-top="0in" fo:padding-left="0in" fo:padding-bottom="0in" fo:padding-right="0in"/>
    </style:style>
    <style:style style:name="P498" style:parent-style-name="Standard" style:family="paragraph">
      <style:paragraph-properties fo:text-align="center"/>
    </style:style>
    <style:style style:name="T499" style:parent-style-name="Policepardéfaut" style:family="text">
      <style:text-properties style:letter-kerning="false" fo:language="fr" fo:country="FR"/>
    </style:style>
    <style:style style:name="TableCell500" style:family="table-cell">
      <style:table-cell-properties fo:border="0.0069in solid #000000" style:writing-mode="lr-tb" style:vertical-align="middle" fo:padding-top="0in" fo:padding-left="0in" fo:padding-bottom="0in" fo:padding-right="0in"/>
    </style:style>
    <style:style style:name="P501" style:parent-style-name="Standard" style:family="paragraph">
      <style:paragraph-properties fo:text-align="center"/>
    </style:style>
    <style:style style:name="T502" style:parent-style-name="Policepardéfaut" style:family="text">
      <style:text-properties style:letter-kerning="false" fo:language="fr" fo:country="FR"/>
    </style:style>
    <style:style style:name="TableCell503" style:family="table-cell">
      <style:table-cell-properties fo:border="0.0069in solid #000000" style:writing-mode="lr-tb" style:vertical-align="middle" fo:padding-top="0in" fo:padding-left="0in" fo:padding-bottom="0in" fo:padding-right="0in"/>
    </style:style>
    <style:style style:name="P504" style:parent-style-name="Standard" style:family="paragraph">
      <style:paragraph-properties fo:text-align="center"/>
    </style:style>
    <style:style style:name="T505" style:parent-style-name="Policepardéfaut" style:family="text">
      <style:text-properties style:letter-kerning="false" fo:language="fr" fo:country="FR"/>
    </style:style>
    <style:style style:name="TableCell506" style:family="table-cell">
      <style:table-cell-properties fo:border="0.0069in solid #000000" style:writing-mode="lr-tb" style:vertical-align="middle" fo:padding-top="0in" fo:padding-left="0in" fo:padding-bottom="0in" fo:padding-right="0in"/>
    </style:style>
    <style:style style:name="P507" style:parent-style-name="Standard" style:family="paragraph">
      <style:paragraph-properties fo:text-align="center"/>
    </style:style>
    <style:style style:name="T508" style:parent-style-name="Policepardéfaut" style:family="text">
      <style:text-properties style:letter-kerning="false" fo:language="fr" fo:country="FR"/>
    </style:style>
    <style:style style:name="TableCell509" style:family="table-cell">
      <style:table-cell-properties fo:border-top="none" fo:border-left="0.0069in solid #000000" fo:border-bottom="none" fo:border-right="0.0069in solid #000000" style:writing-mode="lr-tb" fo:padding-top="0in" fo:padding-left="0in" fo:padding-bottom="0in" fo:padding-right="0in"/>
    </style:style>
    <style:style style:name="P510" style:parent-style-name="Standard" style:family="paragraph">
      <style:paragraph-properties fo:text-align="center"/>
    </style:style>
    <style:style style:name="TableCell511" style:family="table-cell">
      <style:table-cell-properties fo:border="0.0069in solid #000000" style:writing-mode="lr-tb" style:vertical-align="middle" fo:padding-top="0in" fo:padding-left="0in" fo:padding-bottom="0in" fo:padding-right="0in"/>
    </style:style>
    <style:style style:name="P512" style:parent-style-name="Standard" style:family="paragraph">
      <style:paragraph-properties fo:text-align="center"/>
    </style:style>
    <style:style style:name="T513" style:parent-style-name="Policepardéfaut" style:family="text">
      <style:text-properties style:letter-kerning="false" fo:language="fr" fo:country="FR"/>
    </style:style>
    <style:style style:name="TableCell514" style:family="table-cell">
      <style:table-cell-properties fo:border="0.0069in solid #000000" style:writing-mode="lr-tb" style:vertical-align="middle" fo:padding-top="0in" fo:padding-left="0in" fo:padding-bottom="0in" fo:padding-right="0in"/>
    </style:style>
    <style:style style:name="P515" style:parent-style-name="Standard" style:family="paragraph">
      <style:paragraph-properties fo:text-align="center"/>
    </style:style>
    <style:style style:name="T516" style:parent-style-name="Policepardéfaut" style:family="text">
      <style:text-properties style:letter-kerning="false" fo:language="fr" fo:country="FR"/>
    </style:style>
    <style:style style:name="TableCell517" style:family="table-cell">
      <style:table-cell-properties fo:border="0.0069in solid #000000" style:writing-mode="lr-tb" style:vertical-align="middle" fo:padding-top="0in" fo:padding-left="0in" fo:padding-bottom="0in" fo:padding-right="0in"/>
    </style:style>
    <style:style style:name="P518" style:parent-style-name="Standard" style:family="paragraph">
      <style:paragraph-properties fo:text-align="center"/>
    </style:style>
    <style:style style:name="T519" style:parent-style-name="Policepardéfaut" style:family="text">
      <style:text-properties style:letter-kerning="false" fo:language="fr" fo:country="FR"/>
    </style:style>
    <style:style style:name="TableCell520" style:family="table-cell">
      <style:table-cell-properties fo:border="0.0069in solid #000000" style:writing-mode="lr-tb" style:vertical-align="middle" fo:padding-top="0in" fo:padding-left="0in" fo:padding-bottom="0in" fo:padding-right="0in"/>
    </style:style>
    <style:style style:name="P521" style:parent-style-name="Standard" style:family="paragraph">
      <style:paragraph-properties fo:text-align="center"/>
    </style:style>
    <style:style style:name="T522" style:parent-style-name="Policepardéfaut" style:family="text">
      <style:text-properties style:letter-kerning="false" fo:language="fr" fo:country="FR"/>
    </style:style>
    <style:style style:name="TableCell523" style:family="table-cell">
      <style:table-cell-properties fo:border="0.0069in solid #000000" style:writing-mode="lr-tb" style:vertical-align="middle" fo:padding-top="0in" fo:padding-left="0in" fo:padding-bottom="0in" fo:padding-right="0in"/>
    </style:style>
    <style:style style:name="P524" style:parent-style-name="Standard" style:family="paragraph">
      <style:paragraph-properties fo:text-align="center"/>
    </style:style>
    <style:style style:name="T525" style:parent-style-name="Policepardéfaut" style:family="text">
      <style:text-properties style:letter-kerning="false" fo:language="fr" fo:country="FR"/>
    </style:style>
    <style:style style:name="TableCell526" style:family="table-cell">
      <style:table-cell-properties fo:border="0.0069in solid #000000" style:writing-mode="lr-tb" style:vertical-align="middle" fo:padding-top="0in" fo:padding-left="0in" fo:padding-bottom="0in" fo:padding-right="0in"/>
    </style:style>
    <style:style style:name="P527" style:parent-style-name="Standard" style:family="paragraph">
      <style:paragraph-properties fo:text-align="center"/>
    </style:style>
    <style:style style:name="T528" style:parent-style-name="Policepardéfaut" style:family="text">
      <style:text-properties style:letter-kerning="false" fo:language="fr" fo:country="FR"/>
    </style:style>
    <style:style style:name="TableRow529" style:family="table-row">
      <style:table-row-properties style:min-row-height="0.3in"/>
    </style:style>
    <style:style style:name="TableCell530" style:family="table-cell">
      <style:table-cell-properties fo:border="0.0069in solid #000000" style:writing-mode="lr-tb" style:vertical-align="middle" fo:padding-top="0in" fo:padding-left="0in" fo:padding-bottom="0in" fo:padding-right="0in"/>
    </style:style>
    <style:style style:name="P531" style:parent-style-name="Standard" style:family="paragraph">
      <style:paragraph-properties fo:text-align="center"/>
    </style:style>
    <style:style style:name="T532" style:parent-style-name="Policepardéfaut" style:family="text">
      <style:text-properties style:letter-kerning="false" fo:language="fr" fo:country="FR"/>
    </style:style>
    <style:style style:name="TableCell533" style:family="table-cell">
      <style:table-cell-properties fo:border="0.0069in solid #000000" style:writing-mode="lr-tb" style:vertical-align="middle" fo:padding-top="0in" fo:padding-left="0in" fo:padding-bottom="0in" fo:padding-right="0in"/>
    </style:style>
    <style:style style:name="P534" style:parent-style-name="Standard" style:family="paragraph">
      <style:paragraph-properties fo:text-align="center"/>
    </style:style>
    <style:style style:name="T535" style:parent-style-name="Policepardéfaut" style:family="text">
      <style:text-properties style:letter-kerning="false" fo:language="fr" fo:country="FR"/>
    </style:style>
    <style:style style:name="TableCell536" style:family="table-cell">
      <style:table-cell-properties fo:border="0.0069in solid #000000" style:writing-mode="lr-tb" style:vertical-align="middle" fo:padding-top="0in" fo:padding-left="0in" fo:padding-bottom="0in" fo:padding-right="0in"/>
    </style:style>
    <style:style style:name="P537" style:parent-style-name="Standard" style:family="paragraph">
      <style:paragraph-properties fo:text-align="center"/>
    </style:style>
    <style:style style:name="T538" style:parent-style-name="Policepardéfaut" style:family="text">
      <style:text-properties style:letter-kerning="false" fo:language="fr" fo:country="FR"/>
    </style:style>
    <style:style style:name="TableCell539" style:family="table-cell">
      <style:table-cell-properties fo:border="0.0069in solid #000000" style:writing-mode="lr-tb" style:vertical-align="middle" fo:padding-top="0in" fo:padding-left="0in" fo:padding-bottom="0in" fo:padding-right="0in"/>
    </style:style>
    <style:style style:name="P540" style:parent-style-name="Standard" style:family="paragraph">
      <style:paragraph-properties fo:text-align="center"/>
    </style:style>
    <style:style style:name="T541" style:parent-style-name="Policepardéfaut" style:family="text">
      <style:text-properties style:letter-kerning="false" fo:language="fr" fo:country="FR"/>
    </style:style>
    <style:style style:name="TableCell542" style:family="table-cell">
      <style:table-cell-properties fo:border="0.0069in solid #000000" style:writing-mode="lr-tb" style:vertical-align="middle" fo:padding-top="0in" fo:padding-left="0in" fo:padding-bottom="0in" fo:padding-right="0in"/>
    </style:style>
    <style:style style:name="P543" style:parent-style-name="Standard" style:family="paragraph">
      <style:paragraph-properties fo:text-align="center"/>
    </style:style>
    <style:style style:name="T544" style:parent-style-name="Policepardéfaut" style:family="text">
      <style:text-properties style:letter-kerning="false" fo:language="fr" fo:country="FR"/>
    </style:style>
    <style:style style:name="TableCell545" style:family="table-cell">
      <style:table-cell-properties fo:border="0.0069in solid #000000" style:writing-mode="lr-tb" style:vertical-align="middle" fo:padding-top="0in" fo:padding-left="0in" fo:padding-bottom="0in" fo:padding-right="0in"/>
    </style:style>
    <style:style style:name="P546" style:parent-style-name="Standard" style:family="paragraph">
      <style:paragraph-properties fo:text-align="center"/>
    </style:style>
    <style:style style:name="T547" style:parent-style-name="Policepardéfaut" style:family="text">
      <style:text-properties style:letter-kerning="false" fo:language="fr" fo:country="FR"/>
    </style:style>
    <style:style style:name="TableCell548" style:family="table-cell">
      <style:table-cell-properties fo:border-top="none" fo:border-left="0.0069in solid #000000" fo:border-bottom="none" fo:border-right="0.0069in solid #000000" style:writing-mode="lr-tb" fo:padding-top="0in" fo:padding-left="0in" fo:padding-bottom="0in" fo:padding-right="0in"/>
    </style:style>
    <style:style style:name="P549" style:parent-style-name="Standard" style:family="paragraph">
      <style:paragraph-properties fo:text-align="center"/>
    </style:style>
    <style:style style:name="TableCell550" style:family="table-cell">
      <style:table-cell-properties fo:border="0.0069in solid #000000" style:writing-mode="lr-tb" style:vertical-align="middle" fo:padding-top="0in" fo:padding-left="0in" fo:padding-bottom="0in" fo:padding-right="0in"/>
    </style:style>
    <style:style style:name="P551" style:parent-style-name="Standard" style:family="paragraph">
      <style:paragraph-properties fo:text-align="center"/>
    </style:style>
    <style:style style:name="T552" style:parent-style-name="Policepardéfaut" style:family="text">
      <style:text-properties style:letter-kerning="false" fo:language="fr" fo:country="FR"/>
    </style:style>
    <style:style style:name="TableCell553" style:family="table-cell">
      <style:table-cell-properties fo:border="0.0069in solid #000000" style:writing-mode="lr-tb" style:vertical-align="middle" fo:padding-top="0in" fo:padding-left="0in" fo:padding-bottom="0in" fo:padding-right="0in"/>
    </style:style>
    <style:style style:name="P554" style:parent-style-name="Standard" style:family="paragraph">
      <style:paragraph-properties fo:text-align="center"/>
    </style:style>
    <style:style style:name="T555" style:parent-style-name="Policepardéfaut" style:family="text">
      <style:text-properties style:letter-kerning="false" fo:language="fr" fo:country="FR"/>
    </style:style>
    <style:style style:name="TableCell556" style:family="table-cell">
      <style:table-cell-properties fo:border="0.0069in solid #000000" style:writing-mode="lr-tb" style:vertical-align="middle" fo:padding-top="0in" fo:padding-left="0in" fo:padding-bottom="0in" fo:padding-right="0in"/>
    </style:style>
    <style:style style:name="P557" style:parent-style-name="Standard" style:family="paragraph">
      <style:paragraph-properties fo:text-align="center"/>
    </style:style>
    <style:style style:name="T558" style:parent-style-name="Policepardéfaut" style:family="text">
      <style:text-properties style:letter-kerning="false" fo:language="fr" fo:country="FR"/>
    </style:style>
    <style:style style:name="TableCell559" style:family="table-cell">
      <style:table-cell-properties fo:border="0.0069in solid #000000" style:writing-mode="lr-tb" style:vertical-align="middle" fo:padding-top="0in" fo:padding-left="0in" fo:padding-bottom="0in" fo:padding-right="0in"/>
    </style:style>
    <style:style style:name="P560" style:parent-style-name="Standard" style:family="paragraph">
      <style:paragraph-properties fo:text-align="center"/>
    </style:style>
    <style:style style:name="T561" style:parent-style-name="Policepardéfaut" style:family="text">
      <style:text-properties style:letter-kerning="false" fo:language="fr" fo:country="FR"/>
    </style:style>
    <style:style style:name="TableCell562" style:family="table-cell">
      <style:table-cell-properties fo:border="0.0069in solid #000000" style:writing-mode="lr-tb" style:vertical-align="middle" fo:padding-top="0in" fo:padding-left="0in" fo:padding-bottom="0in" fo:padding-right="0in"/>
    </style:style>
    <style:style style:name="P563" style:parent-style-name="Standard" style:family="paragraph">
      <style:paragraph-properties fo:text-align="center"/>
    </style:style>
    <style:style style:name="T564" style:parent-style-name="Policepardéfaut" style:family="text">
      <style:text-properties style:letter-kerning="false" fo:language="fr" fo:country="FR"/>
    </style:style>
    <style:style style:name="TableCell565" style:family="table-cell">
      <style:table-cell-properties fo:border="0.0069in solid #000000" style:writing-mode="lr-tb" style:vertical-align="middle" fo:padding-top="0in" fo:padding-left="0in" fo:padding-bottom="0in" fo:padding-right="0in"/>
    </style:style>
    <style:style style:name="P566" style:parent-style-name="Standard" style:family="paragraph">
      <style:paragraph-properties fo:text-align="center"/>
    </style:style>
    <style:style style:name="T567" style:parent-style-name="Policepardéfaut" style:family="text">
      <style:text-properties style:letter-kerning="false" fo:language="fr" fo:country="FR"/>
    </style:style>
    <style:style style:name="P568" style:parent-style-name="Standard" style:family="paragraph">
      <style:paragraph-properties fo:text-align="justify" fo:margin-top="0.1111in" fo:margin-bottom="0.1111in" fo:text-indent="0.5in"/>
    </style:style>
    <style:style style:name="T569" style:parent-style-name="Policepardéfaut" style:family="text">
      <style:text-properties style:letter-kerning="false" fo:language="fr" fo:country="FR"/>
    </style:style>
    <style:style style:name="TableColumn571" style:family="table-column">
      <style:table-column-properties style:column-width="0.2in"/>
    </style:style>
    <style:style style:name="TableColumn572" style:family="table-column">
      <style:table-column-properties style:column-width="0.2in"/>
    </style:style>
    <style:style style:name="TableColumn573" style:family="table-column">
      <style:table-column-properties style:column-width="0.2in"/>
    </style:style>
    <style:style style:name="TableColumn574" style:family="table-column">
      <style:table-column-properties style:column-width="0.2in"/>
    </style:style>
    <style:style style:name="TableColumn575" style:family="table-column">
      <style:table-column-properties style:column-width="0.2in"/>
    </style:style>
    <style:style style:name="TableColumn576" style:family="table-column">
      <style:table-column-properties style:column-width="0.2in"/>
    </style:style>
    <style:style style:name="Table570" style:family="table">
      <style:table-properties style:width="1.2in" fo:margin-left="0in" table:align="center"/>
    </style:style>
    <style:style style:name="TableRow577" style:family="table-row">
      <style:table-row-properties style:min-row-height="0.2in"/>
    </style:style>
    <style:style style:name="TableCell578" style:family="table-cell">
      <style:table-cell-properties fo:border="0.0069in solid #000000" fo:background-color="#000000" style:writing-mode="lr-tb" fo:padding-top="0in" fo:padding-left="0in" fo:padding-bottom="0in" fo:padding-right="0in"/>
    </style:style>
    <style:style style:name="P579" style:parent-style-name="Standard" style:family="paragraph">
      <style:paragraph-properties fo:text-align="justify"/>
      <style:text-properties fo:language="fr" fo:country="FR"/>
    </style:style>
    <style:style style:name="TableCell580" style:family="table-cell">
      <style:table-cell-properties fo:border="0.0069in solid #000000" fo:background-color="#000000" style:writing-mode="lr-tb" fo:padding-top="0in" fo:padding-left="0in" fo:padding-bottom="0in" fo:padding-right="0in"/>
    </style:style>
    <style:style style:name="P581" style:parent-style-name="Standard" style:family="paragraph">
      <style:paragraph-properties fo:text-align="justify"/>
      <style:text-properties fo:language="fr" fo:country="FR"/>
    </style:style>
    <style:style style:name="TableCell582" style:family="table-cell">
      <style:table-cell-properties fo:border="0.0069in solid #000000" fo:background-color="#000000" style:writing-mode="lr-tb" fo:padding-top="0in" fo:padding-left="0in" fo:padding-bottom="0in" fo:padding-right="0in"/>
    </style:style>
    <style:style style:name="P583" style:parent-style-name="Standard" style:family="paragraph">
      <style:paragraph-properties fo:text-align="justify"/>
      <style:text-properties fo:language="fr" fo:country="FR"/>
    </style:style>
    <style:style style:name="TableCell584" style:family="table-cell">
      <style:table-cell-properties fo:border="0.0069in solid #000000" fo:background-color="#000000" style:writing-mode="lr-tb" fo:padding-top="0in" fo:padding-left="0in" fo:padding-bottom="0in" fo:padding-right="0in"/>
    </style:style>
    <style:style style:name="P585" style:parent-style-name="Standard" style:family="paragraph">
      <style:paragraph-properties fo:text-align="justify"/>
      <style:text-properties fo:language="fr" fo:country="FR"/>
    </style:style>
    <style:style style:name="TableCell586" style:family="table-cell">
      <style:table-cell-properties fo:border="0.0069in solid #000000" fo:background-color="#000000" style:writing-mode="lr-tb" fo:padding-top="0in" fo:padding-left="0in" fo:padding-bottom="0in" fo:padding-right="0in"/>
    </style:style>
    <style:style style:name="P587" style:parent-style-name="Standard" style:family="paragraph">
      <style:paragraph-properties fo:text-align="justify"/>
      <style:text-properties fo:language="fr" fo:country="FR"/>
    </style:style>
    <style:style style:name="TableCell588" style:family="table-cell">
      <style:table-cell-properties fo:border="0.0069in solid #000000" fo:background-color="#000000" style:writing-mode="lr-tb" fo:padding-top="0in" fo:padding-left="0in" fo:padding-bottom="0in" fo:padding-right="0in"/>
    </style:style>
    <style:style style:name="P589" style:parent-style-name="Standard" style:family="paragraph">
      <style:paragraph-properties fo:text-align="justify"/>
      <style:text-properties fo:language="fr" fo:country="FR"/>
    </style:style>
    <style:style style:name="TableRow590" style:family="table-row">
      <style:table-row-properties style:min-row-height="0.2in"/>
    </style:style>
    <style:style style:name="TableCell591" style:family="table-cell">
      <style:table-cell-properties fo:border="0.0069in solid #000000" style:writing-mode="lr-tb" fo:padding-top="0in" fo:padding-left="0in" fo:padding-bottom="0in" fo:padding-right="0in"/>
    </style:style>
    <style:style style:name="P592" style:parent-style-name="Standard" style:family="paragraph">
      <style:paragraph-properties fo:text-align="justify"/>
      <style:text-properties fo:language="fr" fo:country="FR"/>
    </style:style>
    <style:style style:name="TableCell593" style:family="table-cell">
      <style:table-cell-properties fo:border="0.0069in solid #000000" fo:background-color="#000000" style:writing-mode="lr-tb" fo:padding-top="0in" fo:padding-left="0in" fo:padding-bottom="0in" fo:padding-right="0in"/>
    </style:style>
    <style:style style:name="P594" style:parent-style-name="Standard" style:family="paragraph">
      <style:paragraph-properties fo:text-align="justify"/>
      <style:text-properties fo:language="fr" fo:country="FR"/>
    </style:style>
    <style:style style:name="TableCell595" style:family="table-cell">
      <style:table-cell-properties fo:border="0.0069in solid #000000" fo:background-color="#000000" style:writing-mode="lr-tb" fo:padding-top="0in" fo:padding-left="0in" fo:padding-bottom="0in" fo:padding-right="0in"/>
    </style:style>
    <style:style style:name="P596" style:parent-style-name="Standard" style:family="paragraph">
      <style:paragraph-properties fo:text-align="justify"/>
      <style:text-properties fo:language="fr" fo:country="FR"/>
    </style:style>
    <style:style style:name="TableCell597" style:family="table-cell">
      <style:table-cell-properties fo:border="0.0069in solid #000000" fo:background-color="#000000" style:writing-mode="lr-tb" fo:padding-top="0in" fo:padding-left="0in" fo:padding-bottom="0in" fo:padding-right="0in"/>
    </style:style>
    <style:style style:name="P598" style:parent-style-name="Standard" style:family="paragraph">
      <style:paragraph-properties fo:text-align="justify"/>
      <style:text-properties fo:language="fr" fo:country="FR"/>
    </style:style>
    <style:style style:name="TableCell599" style:family="table-cell">
      <style:table-cell-properties fo:border="0.0069in solid #000000" fo:background-color="#000000" style:writing-mode="lr-tb" fo:padding-top="0in" fo:padding-left="0in" fo:padding-bottom="0in" fo:padding-right="0in"/>
    </style:style>
    <style:style style:name="P600" style:parent-style-name="Standard" style:family="paragraph">
      <style:paragraph-properties fo:text-align="justify"/>
      <style:text-properties fo:language="fr" fo:country="FR"/>
    </style:style>
    <style:style style:name="TableCell601" style:family="table-cell">
      <style:table-cell-properties fo:border="0.0069in solid #000000" fo:background-color="#000000" style:writing-mode="lr-tb" fo:padding-top="0in" fo:padding-left="0in" fo:padding-bottom="0in" fo:padding-right="0in"/>
    </style:style>
    <style:style style:name="P602" style:parent-style-name="Standard" style:family="paragraph">
      <style:paragraph-properties fo:text-align="justify"/>
      <style:text-properties fo:language="fr" fo:country="FR"/>
    </style:style>
    <style:style style:name="TableRow603" style:family="table-row">
      <style:table-row-properties style:min-row-height="0.2in"/>
    </style:style>
    <style:style style:name="TableCell604" style:family="table-cell">
      <style:table-cell-properties fo:border="0.0069in solid #000000" style:writing-mode="lr-tb" fo:padding-top="0in" fo:padding-left="0in" fo:padding-bottom="0in" fo:padding-right="0in"/>
    </style:style>
    <style:style style:name="P605" style:parent-style-name="Standard" style:family="paragraph">
      <style:paragraph-properties fo:text-align="justify"/>
      <style:text-properties fo:language="fr" fo:country="FR"/>
    </style:style>
    <style:style style:name="TableCell606" style:family="table-cell">
      <style:table-cell-properties fo:border="0.0069in solid #000000" style:writing-mode="lr-tb" fo:padding-top="0in" fo:padding-left="0in" fo:padding-bottom="0in" fo:padding-right="0in"/>
    </style:style>
    <style:style style:name="P607" style:parent-style-name="Standard" style:family="paragraph">
      <style:paragraph-properties fo:text-align="justify"/>
      <style:text-properties fo:language="fr" fo:country="FR"/>
    </style:style>
    <style:style style:name="TableCell608" style:family="table-cell">
      <style:table-cell-properties fo:border="0.0069in solid #000000" fo:background-color="#000000" style:writing-mode="lr-tb" fo:padding-top="0in" fo:padding-left="0in" fo:padding-bottom="0in" fo:padding-right="0in"/>
    </style:style>
    <style:style style:name="P609" style:parent-style-name="Standard" style:family="paragraph">
      <style:paragraph-properties fo:text-align="justify"/>
      <style:text-properties fo:language="fr" fo:country="FR"/>
    </style:style>
    <style:style style:name="TableCell610" style:family="table-cell">
      <style:table-cell-properties fo:border="0.0069in solid #000000" fo:background-color="#000000" style:writing-mode="lr-tb" fo:padding-top="0in" fo:padding-left="0in" fo:padding-bottom="0in" fo:padding-right="0in"/>
    </style:style>
    <style:style style:name="P611" style:parent-style-name="Standard" style:family="paragraph">
      <style:paragraph-properties fo:text-align="justify"/>
      <style:text-properties fo:language="fr" fo:country="FR"/>
    </style:style>
    <style:style style:name="TableCell612" style:family="table-cell">
      <style:table-cell-properties fo:border="0.0069in solid #000000" fo:background-color="#000000" style:writing-mode="lr-tb" fo:padding-top="0in" fo:padding-left="0in" fo:padding-bottom="0in" fo:padding-right="0in"/>
    </style:style>
    <style:style style:name="P613" style:parent-style-name="Standard" style:family="paragraph">
      <style:paragraph-properties fo:text-align="justify"/>
      <style:text-properties fo:language="fr" fo:country="FR"/>
    </style:style>
    <style:style style:name="TableCell614" style:family="table-cell">
      <style:table-cell-properties fo:border="0.0069in solid #000000" fo:background-color="#000000" style:writing-mode="lr-tb" fo:padding-top="0in" fo:padding-left="0in" fo:padding-bottom="0in" fo:padding-right="0in"/>
    </style:style>
    <style:style style:name="P615" style:parent-style-name="Standard" style:family="paragraph">
      <style:paragraph-properties fo:text-align="justify"/>
      <style:text-properties fo:language="fr" fo:country="FR"/>
    </style:style>
    <style:style style:name="TableRow616" style:family="table-row">
      <style:table-row-properties style:min-row-height="0.2in"/>
    </style:style>
    <style:style style:name="TableCell617" style:family="table-cell">
      <style:table-cell-properties fo:border="0.0069in solid #000000" style:writing-mode="lr-tb" fo:padding-top="0in" fo:padding-left="0in" fo:padding-bottom="0in" fo:padding-right="0in"/>
    </style:style>
    <style:style style:name="P618" style:parent-style-name="Standard" style:family="paragraph">
      <style:paragraph-properties fo:text-align="justify"/>
      <style:text-properties fo:language="fr" fo:country="FR"/>
    </style:style>
    <style:style style:name="TableCell619" style:family="table-cell">
      <style:table-cell-properties fo:border="0.0069in solid #000000" style:writing-mode="lr-tb" fo:padding-top="0in" fo:padding-left="0in" fo:padding-bottom="0in" fo:padding-right="0in"/>
    </style:style>
    <style:style style:name="P620" style:parent-style-name="Standard" style:family="paragraph">
      <style:paragraph-properties fo:text-align="justify"/>
      <style:text-properties fo:language="fr" fo:country="FR"/>
    </style:style>
    <style:style style:name="TableCell621" style:family="table-cell">
      <style:table-cell-properties fo:border="0.0069in solid #000000" style:writing-mode="lr-tb" fo:padding-top="0in" fo:padding-left="0in" fo:padding-bottom="0in" fo:padding-right="0in"/>
    </style:style>
    <style:style style:name="P622" style:parent-style-name="Standard" style:family="paragraph">
      <style:paragraph-properties fo:text-align="justify"/>
      <style:text-properties fo:language="fr" fo:country="FR"/>
    </style:style>
    <style:style style:name="TableCell623" style:family="table-cell">
      <style:table-cell-properties fo:border="0.0069in solid #000000" style:writing-mode="lr-tb" fo:padding-top="0in" fo:padding-left="0in" fo:padding-bottom="0in" fo:padding-right="0in"/>
    </style:style>
    <style:style style:name="P624" style:parent-style-name="Standard" style:family="paragraph">
      <style:paragraph-properties fo:text-align="justify"/>
      <style:text-properties fo:language="fr" fo:country="FR"/>
    </style:style>
    <style:style style:name="TableCell625" style:family="table-cell">
      <style:table-cell-properties fo:border="0.0069in solid #000000" fo:background-color="#000000" style:writing-mode="lr-tb" fo:padding-top="0in" fo:padding-left="0in" fo:padding-bottom="0in" fo:padding-right="0in"/>
    </style:style>
    <style:style style:name="P626" style:parent-style-name="Standard" style:family="paragraph">
      <style:paragraph-properties fo:text-align="justify"/>
      <style:text-properties fo:language="fr" fo:country="FR"/>
    </style:style>
    <style:style style:name="TableCell627" style:family="table-cell">
      <style:table-cell-properties fo:border="0.0069in solid #000000" fo:background-color="#000000" style:writing-mode="lr-tb" fo:padding-top="0in" fo:padding-left="0in" fo:padding-bottom="0in" fo:padding-right="0in"/>
    </style:style>
    <style:style style:name="P628" style:parent-style-name="Standard" style:family="paragraph">
      <style:paragraph-properties fo:text-align="justify"/>
      <style:text-properties fo:language="fr" fo:country="FR"/>
    </style:style>
    <style:style style:name="TableRow629" style:family="table-row">
      <style:table-row-properties style:min-row-height="0.2in"/>
    </style:style>
    <style:style style:name="TableCell630" style:family="table-cell">
      <style:table-cell-properties fo:border="0.0069in solid #000000" style:writing-mode="lr-tb" fo:padding-top="0in" fo:padding-left="0in" fo:padding-bottom="0in" fo:padding-right="0in"/>
    </style:style>
    <style:style style:name="P631" style:parent-style-name="Standard" style:family="paragraph">
      <style:paragraph-properties fo:text-align="justify"/>
      <style:text-properties fo:language="fr" fo:country="FR"/>
    </style:style>
    <style:style style:name="TableCell632" style:family="table-cell">
      <style:table-cell-properties fo:border="0.0069in solid #000000" style:writing-mode="lr-tb" fo:padding-top="0in" fo:padding-left="0in" fo:padding-bottom="0in" fo:padding-right="0in"/>
    </style:style>
    <style:style style:name="P633" style:parent-style-name="Standard" style:family="paragraph">
      <style:paragraph-properties fo:text-align="justify"/>
      <style:text-properties fo:language="fr" fo:country="FR"/>
    </style:style>
    <style:style style:name="TableCell634" style:family="table-cell">
      <style:table-cell-properties fo:border="0.0069in solid #000000" style:writing-mode="lr-tb" fo:padding-top="0in" fo:padding-left="0in" fo:padding-bottom="0in" fo:padding-right="0in"/>
    </style:style>
    <style:style style:name="P635" style:parent-style-name="Standard" style:family="paragraph">
      <style:paragraph-properties fo:text-align="justify"/>
      <style:text-properties fo:language="fr" fo:country="FR"/>
    </style:style>
    <style:style style:name="TableCell636" style:family="table-cell">
      <style:table-cell-properties fo:border="0.0069in solid #000000" style:writing-mode="lr-tb" fo:padding-top="0in" fo:padding-left="0in" fo:padding-bottom="0in" fo:padding-right="0in"/>
    </style:style>
    <style:style style:name="P637" style:parent-style-name="Standard" style:family="paragraph">
      <style:paragraph-properties fo:text-align="justify"/>
      <style:text-properties fo:language="fr" fo:country="FR"/>
    </style:style>
    <style:style style:name="TableCell638" style:family="table-cell">
      <style:table-cell-properties fo:border="0.0069in solid #000000" style:writing-mode="lr-tb" fo:padding-top="0in" fo:padding-left="0in" fo:padding-bottom="0in" fo:padding-right="0in"/>
    </style:style>
    <style:style style:name="P639" style:parent-style-name="Standard" style:family="paragraph">
      <style:paragraph-properties fo:text-align="justify"/>
      <style:text-properties fo:language="fr" fo:country="FR"/>
    </style:style>
    <style:style style:name="TableCell640" style:family="table-cell">
      <style:table-cell-properties fo:border="0.0069in solid #000000" style:writing-mode="lr-tb" fo:padding-top="0in" fo:padding-left="0in" fo:padding-bottom="0in" fo:padding-right="0in"/>
    </style:style>
    <style:style style:name="P641" style:parent-style-name="Standard" style:family="paragraph">
      <style:paragraph-properties fo:text-align="justify"/>
      <style:text-properties fo:language="fr" fo:country="FR"/>
    </style:style>
    <style:style style:name="TableRow642" style:family="table-row">
      <style:table-row-properties style:min-row-height="0.2in"/>
    </style:style>
    <style:style style:name="TableCell643" style:family="table-cell">
      <style:table-cell-properties fo:border="0.0069in solid #000000" style:writing-mode="lr-tb" fo:padding-top="0in" fo:padding-left="0in" fo:padding-bottom="0in" fo:padding-right="0in"/>
    </style:style>
    <style:style style:name="P644" style:parent-style-name="Standard" style:family="paragraph">
      <style:paragraph-properties fo:text-align="justify"/>
      <style:text-properties fo:language="fr" fo:country="FR"/>
    </style:style>
    <style:style style:name="TableCell645" style:family="table-cell">
      <style:table-cell-properties fo:border="0.0069in solid #000000" style:writing-mode="lr-tb" fo:padding-top="0in" fo:padding-left="0in" fo:padding-bottom="0in" fo:padding-right="0in"/>
    </style:style>
    <style:style style:name="P646" style:parent-style-name="Standard" style:family="paragraph">
      <style:paragraph-properties fo:text-align="justify"/>
      <style:text-properties fo:language="fr" fo:country="FR"/>
    </style:style>
    <style:style style:name="TableCell647" style:family="table-cell">
      <style:table-cell-properties fo:border="0.0069in solid #000000" style:writing-mode="lr-tb" fo:padding-top="0in" fo:padding-left="0in" fo:padding-bottom="0in" fo:padding-right="0in"/>
    </style:style>
    <style:style style:name="P648" style:parent-style-name="Standard" style:family="paragraph">
      <style:paragraph-properties fo:text-align="justify"/>
      <style:text-properties fo:language="fr" fo:country="FR"/>
    </style:style>
    <style:style style:name="TableCell649" style:family="table-cell">
      <style:table-cell-properties fo:border="0.0069in solid #000000" style:writing-mode="lr-tb" fo:padding-top="0in" fo:padding-left="0in" fo:padding-bottom="0in" fo:padding-right="0in"/>
    </style:style>
    <style:style style:name="P650" style:parent-style-name="Standard" style:family="paragraph">
      <style:paragraph-properties fo:text-align="justify"/>
      <style:text-properties fo:language="fr" fo:country="FR"/>
    </style:style>
    <style:style style:name="TableCell651" style:family="table-cell">
      <style:table-cell-properties fo:border="0.0069in solid #000000" style:writing-mode="lr-tb" fo:padding-top="0in" fo:padding-left="0in" fo:padding-bottom="0in" fo:padding-right="0in"/>
    </style:style>
    <style:style style:name="P652" style:parent-style-name="Standard" style:family="paragraph">
      <style:paragraph-properties fo:text-align="justify"/>
      <style:text-properties fo:language="fr" fo:country="FR"/>
    </style:style>
    <style:style style:name="TableCell653" style:family="table-cell">
      <style:table-cell-properties fo:border="0.0069in solid #000000" style:writing-mode="lr-tb" fo:padding-top="0in" fo:padding-left="0in" fo:padding-bottom="0in" fo:padding-right="0in"/>
    </style:style>
    <style:style style:name="P654" style:parent-style-name="Standard" style:family="paragraph">
      <style:paragraph-properties fo:text-align="justify"/>
      <style:text-properties fo:language="fr" fo:country="FR"/>
    </style:style>
    <style:style style:name="P655" style:parent-style-name="Standard" style:family="paragraph">
      <style:paragraph-properties fo:text-align="justify" fo:margin-top="0.1111in" fo:margin-bottom="0.1111in" fo:text-indent="0.5in"/>
    </style:style>
    <style:style style:name="T656" style:parent-style-name="Policepardéfaut" style:family="text">
      <style:text-properties style:letter-kerning="false" fo:language="fr" fo:country="FR"/>
    </style:style>
    <style:style style:name="TableColumn658" style:family="table-column">
      <style:table-column-properties style:column-width="0.2in"/>
    </style:style>
    <style:style style:name="TableColumn659" style:family="table-column">
      <style:table-column-properties style:column-width="0.2in"/>
    </style:style>
    <style:style style:name="TableColumn660" style:family="table-column">
      <style:table-column-properties style:column-width="0.2in"/>
    </style:style>
    <style:style style:name="TableColumn661" style:family="table-column">
      <style:table-column-properties style:column-width="0.2in"/>
    </style:style>
    <style:style style:name="TableColumn662" style:family="table-column">
      <style:table-column-properties style:column-width="0.2in"/>
    </style:style>
    <style:style style:name="TableColumn663" style:family="table-column">
      <style:table-column-properties style:column-width="0.2in"/>
    </style:style>
    <style:style style:name="Table657" style:family="table">
      <style:table-properties style:width="1.2in" fo:margin-left="0in" table:align="center"/>
    </style:style>
    <style:style style:name="TableRow664" style:family="table-row">
      <style:table-row-properties style:min-row-height="0.2in"/>
    </style:style>
    <style:style style:name="TableCell665" style:family="table-cell">
      <style:table-cell-properties fo:border="0.0069in solid #000000" fo:background-color="#000000" style:writing-mode="lr-tb" fo:padding-top="0in" fo:padding-left="0in" fo:padding-bottom="0in" fo:padding-right="0in"/>
    </style:style>
    <style:style style:name="P666" style:parent-style-name="Standard" style:family="paragraph">
      <style:paragraph-properties fo:text-align="justify"/>
      <style:text-properties fo:language="fr" fo:country="FR"/>
    </style:style>
    <style:style style:name="TableCell667" style:family="table-cell">
      <style:table-cell-properties fo:border="0.0069in solid #000000" fo:background-color="#000000" style:writing-mode="lr-tb" fo:padding-top="0in" fo:padding-left="0in" fo:padding-bottom="0in" fo:padding-right="0in"/>
    </style:style>
    <style:style style:name="P668" style:parent-style-name="Standard" style:family="paragraph">
      <style:paragraph-properties fo:text-align="justify"/>
      <style:text-properties fo:language="fr" fo:country="FR"/>
    </style:style>
    <style:style style:name="TableCell669" style:family="table-cell">
      <style:table-cell-properties fo:border="0.0069in solid #000000" fo:background-color="#000000" style:writing-mode="lr-tb" fo:padding-top="0in" fo:padding-left="0in" fo:padding-bottom="0in" fo:padding-right="0in"/>
    </style:style>
    <style:style style:name="P670" style:parent-style-name="Standard" style:family="paragraph">
      <style:paragraph-properties fo:text-align="justify"/>
      <style:text-properties fo:language="fr" fo:country="FR"/>
    </style:style>
    <style:style style:name="TableCell671" style:family="table-cell">
      <style:table-cell-properties fo:border="0.0069in solid #000000" fo:background-color="#000000" style:writing-mode="lr-tb" fo:padding-top="0in" fo:padding-left="0in" fo:padding-bottom="0in" fo:padding-right="0in"/>
    </style:style>
    <style:style style:name="P672" style:parent-style-name="Standard" style:family="paragraph">
      <style:paragraph-properties fo:text-align="justify"/>
      <style:text-properties fo:language="fr" fo:country="FR"/>
    </style:style>
    <style:style style:name="TableCell673" style:family="table-cell">
      <style:table-cell-properties fo:border="0.0069in solid #000000" fo:background-color="#000000" style:writing-mode="lr-tb" fo:padding-top="0in" fo:padding-left="0in" fo:padding-bottom="0in" fo:padding-right="0in"/>
    </style:style>
    <style:style style:name="P674" style:parent-style-name="Standard" style:family="paragraph">
      <style:paragraph-properties fo:text-align="justify"/>
      <style:text-properties fo:language="fr" fo:country="FR"/>
    </style:style>
    <style:style style:name="TableCell675" style:family="table-cell">
      <style:table-cell-properties fo:border="0.0069in solid #000000" fo:background-color="#000000" style:writing-mode="lr-tb" fo:padding-top="0in" fo:padding-left="0in" fo:padding-bottom="0in" fo:padding-right="0in"/>
    </style:style>
    <style:style style:name="P676" style:parent-style-name="Standard" style:family="paragraph">
      <style:paragraph-properties fo:text-align="justify"/>
      <style:text-properties fo:language="fr" fo:country="FR"/>
    </style:style>
    <style:style style:name="TableRow677" style:family="table-row">
      <style:table-row-properties style:min-row-height="0.2in"/>
    </style:style>
    <style:style style:name="TableCell678" style:family="table-cell">
      <style:table-cell-properties fo:border="0.0069in solid #000000" style:writing-mode="lr-tb" fo:padding-top="0in" fo:padding-left="0in" fo:padding-bottom="0in" fo:padding-right="0in"/>
    </style:style>
    <style:style style:name="P679" style:parent-style-name="Standard" style:family="paragraph">
      <style:paragraph-properties fo:text-align="justify"/>
      <style:text-properties fo:language="fr" fo:country="FR"/>
    </style:style>
    <style:style style:name="TableCell680" style:family="table-cell">
      <style:table-cell-properties fo:border="0.0069in solid #000000" fo:background-color="#000000" style:writing-mode="lr-tb" fo:padding-top="0in" fo:padding-left="0in" fo:padding-bottom="0in" fo:padding-right="0in"/>
    </style:style>
    <style:style style:name="P681" style:parent-style-name="Standard" style:family="paragraph">
      <style:paragraph-properties fo:text-align="justify"/>
      <style:text-properties fo:language="fr" fo:country="FR"/>
    </style:style>
    <style:style style:name="TableCell682" style:family="table-cell">
      <style:table-cell-properties fo:border="0.0069in solid #000000" fo:background-color="#000000" style:writing-mode="lr-tb" fo:padding-top="0in" fo:padding-left="0in" fo:padding-bottom="0in" fo:padding-right="0in"/>
    </style:style>
    <style:style style:name="P683" style:parent-style-name="Standard" style:family="paragraph">
      <style:paragraph-properties fo:text-align="justify"/>
      <style:text-properties fo:language="fr" fo:country="FR"/>
    </style:style>
    <style:style style:name="TableCell684" style:family="table-cell">
      <style:table-cell-properties fo:border="0.0069in solid #000000" fo:background-color="#000000" style:writing-mode="lr-tb" fo:padding-top="0in" fo:padding-left="0in" fo:padding-bottom="0in" fo:padding-right="0in"/>
    </style:style>
    <style:style style:name="P685" style:parent-style-name="Standard" style:family="paragraph">
      <style:paragraph-properties fo:text-align="justify"/>
      <style:text-properties fo:language="fr" fo:country="FR"/>
    </style:style>
    <style:style style:name="TableCell686" style:family="table-cell">
      <style:table-cell-properties fo:border="0.0069in solid #000000" fo:background-color="#000000" style:writing-mode="lr-tb" fo:padding-top="0in" fo:padding-left="0in" fo:padding-bottom="0in" fo:padding-right="0in"/>
    </style:style>
    <style:style style:name="P687" style:parent-style-name="Standard" style:family="paragraph">
      <style:paragraph-properties fo:text-align="justify"/>
      <style:text-properties fo:language="fr" fo:country="FR"/>
    </style:style>
    <style:style style:name="TableCell688" style:family="table-cell">
      <style:table-cell-properties fo:border="0.0069in solid #000000" fo:background-color="#000000" style:writing-mode="lr-tb" fo:padding-top="0in" fo:padding-left="0in" fo:padding-bottom="0in" fo:padding-right="0in"/>
    </style:style>
    <style:style style:name="P689" style:parent-style-name="Standard" style:family="paragraph">
      <style:paragraph-properties fo:text-align="justify"/>
      <style:text-properties fo:language="fr" fo:country="FR"/>
    </style:style>
    <style:style style:name="TableRow690" style:family="table-row">
      <style:table-row-properties style:min-row-height="0.2in"/>
    </style:style>
    <style:style style:name="TableCell691" style:family="table-cell">
      <style:table-cell-properties fo:border="0.0069in solid #000000" style:writing-mode="lr-tb" fo:padding-top="0in" fo:padding-left="0in" fo:padding-bottom="0in" fo:padding-right="0in"/>
    </style:style>
    <style:style style:name="P692" style:parent-style-name="Standard" style:family="paragraph">
      <style:paragraph-properties fo:text-align="justify"/>
      <style:text-properties fo:language="fr" fo:country="FR"/>
    </style:style>
    <style:style style:name="TableCell693" style:family="table-cell">
      <style:table-cell-properties fo:border="0.0069in solid #000000" fo:background-color="#000000" style:writing-mode="lr-tb" fo:padding-top="0in" fo:padding-left="0in" fo:padding-bottom="0in" fo:padding-right="0in"/>
    </style:style>
    <style:style style:name="P694" style:parent-style-name="Standard" style:family="paragraph">
      <style:paragraph-properties fo:text-align="justify"/>
      <style:text-properties fo:language="fr" fo:country="FR"/>
    </style:style>
    <style:style style:name="TableCell695" style:family="table-cell">
      <style:table-cell-properties fo:border="0.0069in solid #000000" fo:background-color="#000000" style:writing-mode="lr-tb" fo:padding-top="0in" fo:padding-left="0in" fo:padding-bottom="0in" fo:padding-right="0in"/>
    </style:style>
    <style:style style:name="P696" style:parent-style-name="Standard" style:family="paragraph">
      <style:paragraph-properties fo:text-align="justify"/>
      <style:text-properties fo:language="fr" fo:country="FR"/>
    </style:style>
    <style:style style:name="TableCell697" style:family="table-cell">
      <style:table-cell-properties fo:border="0.0069in solid #000000" fo:background-color="#000000" style:writing-mode="lr-tb" fo:padding-top="0in" fo:padding-left="0in" fo:padding-bottom="0in" fo:padding-right="0in"/>
    </style:style>
    <style:style style:name="P698" style:parent-style-name="Standard" style:family="paragraph">
      <style:paragraph-properties fo:text-align="justify"/>
      <style:text-properties fo:language="fr" fo:country="FR"/>
    </style:style>
    <style:style style:name="TableCell699" style:family="table-cell">
      <style:table-cell-properties fo:border="0.0069in solid #000000" fo:background-color="#000000" style:writing-mode="lr-tb" fo:padding-top="0in" fo:padding-left="0in" fo:padding-bottom="0in" fo:padding-right="0in"/>
    </style:style>
    <style:style style:name="P700" style:parent-style-name="Standard" style:family="paragraph">
      <style:paragraph-properties fo:text-align="justify"/>
      <style:text-properties fo:language="fr" fo:country="FR"/>
    </style:style>
    <style:style style:name="TableCell701" style:family="table-cell">
      <style:table-cell-properties fo:border="0.0069in solid #000000" fo:background-color="#000000" style:writing-mode="lr-tb" fo:padding-top="0in" fo:padding-left="0in" fo:padding-bottom="0in" fo:padding-right="0in"/>
    </style:style>
    <style:style style:name="P702" style:parent-style-name="Standard" style:family="paragraph">
      <style:paragraph-properties fo:text-align="justify"/>
      <style:text-properties fo:language="fr" fo:country="FR"/>
    </style:style>
    <style:style style:name="TableRow703" style:family="table-row">
      <style:table-row-properties style:min-row-height="0.2in"/>
    </style:style>
    <style:style style:name="TableCell704" style:family="table-cell">
      <style:table-cell-properties fo:border="0.0069in solid #000000" style:writing-mode="lr-tb" fo:padding-top="0in" fo:padding-left="0in" fo:padding-bottom="0in" fo:padding-right="0in"/>
    </style:style>
    <style:style style:name="P705" style:parent-style-name="Standard" style:family="paragraph">
      <style:paragraph-properties fo:text-align="justify"/>
      <style:text-properties fo:language="fr" fo:country="FR"/>
    </style:style>
    <style:style style:name="TableCell706" style:family="table-cell">
      <style:table-cell-properties fo:border="0.0069in solid #000000" style:writing-mode="lr-tb" fo:padding-top="0in" fo:padding-left="0in" fo:padding-bottom="0in" fo:padding-right="0in"/>
    </style:style>
    <style:style style:name="P707" style:parent-style-name="Standard" style:family="paragraph">
      <style:paragraph-properties fo:text-align="justify"/>
      <style:text-properties fo:language="fr" fo:country="FR"/>
    </style:style>
    <style:style style:name="TableCell708" style:family="table-cell">
      <style:table-cell-properties fo:border="0.0069in solid #000000" style:writing-mode="lr-tb" fo:padding-top="0in" fo:padding-left="0in" fo:padding-bottom="0in" fo:padding-right="0in"/>
    </style:style>
    <style:style style:name="P709" style:parent-style-name="Standard" style:family="paragraph">
      <style:paragraph-properties fo:text-align="justify"/>
      <style:text-properties fo:language="fr" fo:country="FR"/>
    </style:style>
    <style:style style:name="TableCell710" style:family="table-cell">
      <style:table-cell-properties fo:border="0.0069in solid #000000" style:writing-mode="lr-tb" fo:padding-top="0in" fo:padding-left="0in" fo:padding-bottom="0in" fo:padding-right="0in"/>
    </style:style>
    <style:style style:name="P711" style:parent-style-name="Standard" style:family="paragraph">
      <style:paragraph-properties fo:text-align="justify"/>
      <style:text-properties fo:language="fr" fo:country="FR"/>
    </style:style>
    <style:style style:name="TableCell712" style:family="table-cell">
      <style:table-cell-properties fo:border="0.0069in solid #000000" fo:background-color="#000000" style:writing-mode="lr-tb" fo:padding-top="0in" fo:padding-left="0in" fo:padding-bottom="0in" fo:padding-right="0in"/>
    </style:style>
    <style:style style:name="P713" style:parent-style-name="Standard" style:family="paragraph">
      <style:paragraph-properties fo:text-align="justify"/>
      <style:text-properties fo:language="fr" fo:country="FR"/>
    </style:style>
    <style:style style:name="TableCell714" style:family="table-cell">
      <style:table-cell-properties fo:border="0.0069in solid #000000" fo:background-color="#000000" style:writing-mode="lr-tb" fo:padding-top="0in" fo:padding-left="0in" fo:padding-bottom="0in" fo:padding-right="0in"/>
    </style:style>
    <style:style style:name="P715" style:parent-style-name="Standard" style:family="paragraph">
      <style:paragraph-properties fo:text-align="justify"/>
      <style:text-properties fo:language="fr" fo:country="FR"/>
    </style:style>
    <style:style style:name="TableRow716" style:family="table-row">
      <style:table-row-properties style:min-row-height="0.2in"/>
    </style:style>
    <style:style style:name="TableCell717" style:family="table-cell">
      <style:table-cell-properties fo:border="0.0069in solid #000000" style:writing-mode="lr-tb" fo:padding-top="0in" fo:padding-left="0in" fo:padding-bottom="0in" fo:padding-right="0in"/>
    </style:style>
    <style:style style:name="P718" style:parent-style-name="Standard" style:family="paragraph">
      <style:paragraph-properties fo:text-align="justify"/>
      <style:text-properties fo:language="fr" fo:country="FR"/>
    </style:style>
    <style:style style:name="TableCell719" style:family="table-cell">
      <style:table-cell-properties fo:border="0.0069in solid #000000" style:writing-mode="lr-tb" fo:padding-top="0in" fo:padding-left="0in" fo:padding-bottom="0in" fo:padding-right="0in"/>
    </style:style>
    <style:style style:name="P720" style:parent-style-name="Standard" style:family="paragraph">
      <style:paragraph-properties fo:text-align="justify"/>
      <style:text-properties fo:language="fr" fo:country="FR"/>
    </style:style>
    <style:style style:name="TableCell721" style:family="table-cell">
      <style:table-cell-properties fo:border="0.0069in solid #000000" style:writing-mode="lr-tb" fo:padding-top="0in" fo:padding-left="0in" fo:padding-bottom="0in" fo:padding-right="0in"/>
    </style:style>
    <style:style style:name="P722" style:parent-style-name="Standard" style:family="paragraph">
      <style:paragraph-properties fo:text-align="justify"/>
      <style:text-properties fo:language="fr" fo:country="FR"/>
    </style:style>
    <style:style style:name="TableCell723" style:family="table-cell">
      <style:table-cell-properties fo:border="0.0069in solid #000000" style:writing-mode="lr-tb" fo:padding-top="0in" fo:padding-left="0in" fo:padding-bottom="0in" fo:padding-right="0in"/>
    </style:style>
    <style:style style:name="P724" style:parent-style-name="Standard" style:family="paragraph">
      <style:paragraph-properties fo:text-align="justify"/>
      <style:text-properties fo:language="fr" fo:country="FR"/>
    </style:style>
    <style:style style:name="TableCell725" style:family="table-cell">
      <style:table-cell-properties fo:border="0.0069in solid #000000" style:writing-mode="lr-tb" fo:padding-top="0in" fo:padding-left="0in" fo:padding-bottom="0in" fo:padding-right="0in"/>
    </style:style>
    <style:style style:name="P726" style:parent-style-name="Standard" style:family="paragraph">
      <style:paragraph-properties fo:text-align="justify"/>
      <style:text-properties fo:language="fr" fo:country="FR"/>
    </style:style>
    <style:style style:name="TableCell727" style:family="table-cell">
      <style:table-cell-properties fo:border="0.0069in solid #000000" style:writing-mode="lr-tb" fo:padding-top="0in" fo:padding-left="0in" fo:padding-bottom="0in" fo:padding-right="0in"/>
    </style:style>
    <style:style style:name="P728" style:parent-style-name="Standard" style:family="paragraph">
      <style:paragraph-properties fo:text-align="justify"/>
      <style:text-properties fo:language="fr" fo:country="FR"/>
    </style:style>
    <style:style style:name="TableRow729" style:family="table-row">
      <style:table-row-properties style:min-row-height="0.2in"/>
    </style:style>
    <style:style style:name="TableCell730" style:family="table-cell">
      <style:table-cell-properties fo:border="0.0069in solid #000000" style:writing-mode="lr-tb" fo:padding-top="0in" fo:padding-left="0in" fo:padding-bottom="0in" fo:padding-right="0in"/>
    </style:style>
    <style:style style:name="P731" style:parent-style-name="Standard" style:family="paragraph">
      <style:paragraph-properties fo:text-align="justify"/>
      <style:text-properties fo:language="fr" fo:country="FR"/>
    </style:style>
    <style:style style:name="TableCell732" style:family="table-cell">
      <style:table-cell-properties fo:border="0.0069in solid #000000" style:writing-mode="lr-tb" fo:padding-top="0in" fo:padding-left="0in" fo:padding-bottom="0in" fo:padding-right="0in"/>
    </style:style>
    <style:style style:name="P733" style:parent-style-name="Standard" style:family="paragraph">
      <style:paragraph-properties fo:text-align="justify"/>
      <style:text-properties fo:language="fr" fo:country="FR"/>
    </style:style>
    <style:style style:name="TableCell734" style:family="table-cell">
      <style:table-cell-properties fo:border="0.0069in solid #000000" style:writing-mode="lr-tb" fo:padding-top="0in" fo:padding-left="0in" fo:padding-bottom="0in" fo:padding-right="0in"/>
    </style:style>
    <style:style style:name="P735" style:parent-style-name="Standard" style:family="paragraph">
      <style:paragraph-properties fo:text-align="justify"/>
      <style:text-properties fo:language="fr" fo:country="FR"/>
    </style:style>
    <style:style style:name="TableCell736" style:family="table-cell">
      <style:table-cell-properties fo:border="0.0069in solid #000000" style:writing-mode="lr-tb" fo:padding-top="0in" fo:padding-left="0in" fo:padding-bottom="0in" fo:padding-right="0in"/>
    </style:style>
    <style:style style:name="P737" style:parent-style-name="Standard" style:family="paragraph">
      <style:paragraph-properties fo:text-align="justify"/>
      <style:text-properties fo:language="fr" fo:country="FR"/>
    </style:style>
    <style:style style:name="TableCell738" style:family="table-cell">
      <style:table-cell-properties fo:border="0.0069in solid #000000" style:writing-mode="lr-tb" fo:padding-top="0in" fo:padding-left="0in" fo:padding-bottom="0in" fo:padding-right="0in"/>
    </style:style>
    <style:style style:name="P739" style:parent-style-name="Standard" style:family="paragraph">
      <style:paragraph-properties fo:text-align="justify"/>
      <style:text-properties fo:language="fr" fo:country="FR"/>
    </style:style>
    <style:style style:name="TableCell740" style:family="table-cell">
      <style:table-cell-properties fo:border="0.0069in solid #000000" style:writing-mode="lr-tb" fo:padding-top="0in" fo:padding-left="0in" fo:padding-bottom="0in" fo:padding-right="0in"/>
    </style:style>
    <style:style style:name="P741" style:parent-style-name="Standard" style:family="paragraph">
      <style:paragraph-properties fo:text-align="justify"/>
      <style:text-properties fo:language="fr" fo:country="FR"/>
    </style:style>
    <style:style style:name="T742" style:parent-style-name="Policepardéfaut" style:family="text">
      <style:text-properties style:letter-kerning="false" fo:language="fr" fo:country="FR"/>
    </style:style>
    <style:style style:name="P743" style:parent-style-name="Standard" style:family="paragraph">
      <style:paragraph-properties fo:text-align="justify" fo:margin-top="0.1111in" fo:margin-bottom="0.1111in" fo:text-indent="0.5in"/>
    </style:style>
    <style:style style:name="T744" style:parent-style-name="Policepardéfaut" style:family="text">
      <style:text-properties style:letter-kerning="false" fo:language="fr" fo:country="FR"/>
    </style:style>
    <style:style style:name="T745" style:parent-style-name="Policepardéfaut" style:family="text">
      <style:text-properties style:letter-kerning="false" fo:language="fr" fo:country="FR"/>
    </style:style>
    <style:style style:name="P746" style:parent-style-name="Standard" style:family="paragraph">
      <style:paragraph-properties fo:text-align="justify"/>
    </style:style>
    <style:style style:name="T747" style:parent-style-name="Policepardéfaut" style:family="text">
      <style:text-properties style:letter-kerning="false" fo:language="fr" fo:country="FR"/>
    </style:style>
    <style:style style:name="T748" style:parent-style-name="Policepardéfaut" style:family="text">
      <style:text-properties fo:font-style="italic" style:font-style-asian="italic" style:font-style-complex="italic" style:letter-kerning="false" fo:language="fr" fo:country="FR"/>
    </style:style>
    <style:style style:name="T749" style:parent-style-name="Policepardéfaut" style:family="text">
      <style:text-properties style:letter-kerning="false" fo:language="fr" fo:country="FR"/>
    </style:style>
    <style:style style:name="T750" style:parent-style-name="Policepardéfaut" style:family="text">
      <style:text-properties fo:font-style="italic" style:font-style-asian="italic" style:font-style-complex="italic" style:letter-kerning="false" fo:language="fr" fo:country="FR"/>
    </style:style>
    <style:style style:name="P751" style:parent-style-name="Standard" style:family="paragraph">
      <style:paragraph-properties fo:text-align="justify"/>
    </style:style>
    <style:style style:name="T752" style:parent-style-name="Policepardéfaut" style:family="text">
      <style:text-properties fo:font-style="italic" style:font-style-asian="italic" style:font-style-complex="italic" style:letter-kerning="false" fo:language="fr" fo:country="FR"/>
    </style:style>
    <style:style style:name="T753" style:parent-style-name="Policepardéfaut" style:family="text">
      <style:text-properties style:letter-kerning="false" fo:language="fr" fo:country="FR"/>
    </style:style>
    <style:style style:name="T754" style:parent-style-name="Policepardéfaut" style:family="text">
      <style:text-properties fo:font-style="italic" style:font-style-asian="italic" style:font-style-complex="italic" style:letter-kerning="false" fo:language="fr" fo:country="FR"/>
    </style:style>
    <style:style style:name="T755" style:parent-style-name="Policepardéfaut" style:family="text">
      <style:text-properties style:letter-kerning="false" fo:language="fr" fo:country="FR"/>
    </style:style>
    <style:style style:name="T756" style:parent-style-name="Policepardéfaut" style:family="text">
      <style:text-properties fo:font-style="italic" style:font-style-asian="italic" style:font-style-complex="italic" style:letter-kerning="false" fo:language="fr" fo:country="FR"/>
    </style:style>
    <style:style style:name="T757" style:parent-style-name="Policepardéfaut" style:family="text">
      <style:text-properties style:letter-kerning="false" fo:language="fr" fo:country="FR"/>
    </style:style>
    <style:style style:name="P758" style:parent-style-name="Standard" style:family="paragraph">
      <style:paragraph-properties fo:text-align="justify" fo:margin-bottom="0.1111in"/>
    </style:style>
    <style:style style:name="T759" style:parent-style-name="Policepardéfaut" style:family="text">
      <style:text-properties fo:font-style="italic" style:font-style-asian="italic" style:font-style-complex="italic" fo:language="fr" fo:country="FR"/>
    </style:style>
    <style:style style:name="T760" style:parent-style-name="Policepardéfaut" style:family="text">
      <style:text-properties fo:language="fr" fo:country="FR"/>
    </style:style>
    <style:style style:name="T761" style:parent-style-name="Policepardéfaut" style:family="text">
      <style:text-properties fo:font-style="italic" style:font-style-asian="italic" style:font-style-complex="italic" fo:language="fr" fo:country="FR"/>
    </style:style>
    <style:style style:name="T762" style:parent-style-name="Policepardéfaut" style:family="text">
      <style:text-properties fo:language="fr" fo:country="FR"/>
    </style:style>
    <style:style style:name="T763" style:parent-style-name="Policepardéfaut" style:family="text">
      <style:text-properties fo:font-style="italic" style:font-style-asian="italic" style:font-style-complex="italic" fo:language="fr" fo:country="FR"/>
    </style:style>
    <style:style style:name="T764" style:parent-style-name="Policepardéfaut" style:family="text">
      <style:text-properties fo:language="fr" fo:country="FR"/>
    </style:style>
    <style:style style:name="T765" style:parent-style-name="Policepardéfaut" style:family="text">
      <style:text-properties fo:font-style="italic" style:font-style-asian="italic" style:font-style-complex="italic" style:letter-kerning="false" fo:language="fr" fo:country="FR"/>
    </style:style>
    <style:style style:name="T766" style:parent-style-name="Policepardéfaut" style:family="text">
      <style:text-properties style:letter-kerning="false" fo:language="fr" fo:country="FR"/>
    </style:style>
    <style:style style:name="T767" style:parent-style-name="Policepardéfaut" style:family="text">
      <style:text-properties style:letter-kerning="false" fo:language="fr" fo:country="FR"/>
    </style:style>
    <style:style style:name="P768" style:parent-style-name="Standard" style:family="paragraph">
      <style:paragraph-properties fo:text-align="justify" fo:margin-top="0.1111in" fo:margin-bottom="0.1111in"/>
    </style:style>
    <style:style style:name="T769" style:parent-style-name="Policepardéfaut" style:family="text">
      <style:text-properties style:letter-kerning="false" fo:language="fr" fo:country="FR"/>
    </style:style>
    <style:style style:name="P770" style:parent-style-name="Standard" style:family="paragraph">
      <style:paragraph-properties fo:text-align="justify" fo:margin-bottom="0.1111in"/>
    </style:style>
    <style:style style:name="T771" style:parent-style-name="DefaultParagraphFont" style:family="text">
      <style:text-properties style:font-name="Consolas" fo:font-size="11pt" style:font-size-asian="11pt" style:font-size-complex="11pt" fo:language="en" fo:country="US"/>
    </style:style>
    <style:style style:name="P772" style:parent-style-name="Heading3" style:family="paragraph">
      <style:paragraph-properties fo:break-before="page"/>
      <style:text-properties fo:language="fr" fo:country="FR"/>
    </style:style>
    <style:style style:name="TableColumn774" style:family="table-column">
      <style:table-column-properties style:column-width="0.4743in" style:use-optimal-column-width="false"/>
    </style:style>
    <style:style style:name="TableColumn775" style:family="table-column">
      <style:table-column-properties style:column-width="0.5486in" style:use-optimal-column-width="false"/>
    </style:style>
    <style:style style:name="Table773" style:family="table">
      <style:table-properties style:width="1.0229in" fo:margin-left="0in" table:align="left"/>
    </style:style>
    <style:style style:name="TableRow776" style:family="table-row">
      <style:table-row-properties style:use-optimal-row-height="false"/>
    </style:style>
    <style:style style:name="TableCell77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778" style:parent-style-name="TableContents" style:family="paragraph">
      <style:paragraph-properties fo:text-align="center"/>
    </style:style>
    <style:style style:name="TableCell779" style:family="table-cell">
      <style:table-cell-properties fo:border="0.0034in solid #000000" style:writing-mode="lr-tb" fo:padding-top="0.0381in" fo:padding-left="0.0381in" fo:padding-bottom="0.0381in" fo:padding-right="0.0381in"/>
    </style:style>
    <style:style style:name="P780" style:parent-style-name="TableContents" style:family="paragraph">
      <style:paragraph-properties fo:text-align="center"/>
    </style:style>
    <style:style style:name="P781" style:parent-style-name="Standard" style:family="paragraph">
      <style:paragraph-properties fo:text-align="justify" fo:margin-top="0.1111in" fo:margin-bottom="0.1111in" fo:text-indent="0.4923in"/>
    </style:style>
    <style:style style:name="T782" style:parent-style-name="Policepardéfaut" style:family="text">
      <style:text-properties fo:font-style="italic" style:font-style-asian="italic" style:font-style-complex="italic" style:letter-kerning="false" fo:language="fr" fo:country="FR"/>
    </style:style>
    <style:style style:name="P783" style:parent-style-name="Heading3" style:family="paragraph">
      <style:text-properties fo:language="fr" fo:country="FR"/>
    </style:style>
    <style:style style:name="TableColumn785" style:family="table-column">
      <style:table-column-properties style:column-width="0.4743in" style:use-optimal-column-width="false"/>
    </style:style>
    <style:style style:name="TableColumn786" style:family="table-column">
      <style:table-column-properties style:column-width="0.5486in" style:use-optimal-column-width="false"/>
    </style:style>
    <style:style style:name="Table784" style:family="table">
      <style:table-properties style:width="1.0229in" fo:margin-left="0in" table:align="left"/>
    </style:style>
    <style:style style:name="TableRow787" style:family="table-row">
      <style:table-row-properties style:use-optimal-row-height="false"/>
    </style:style>
    <style:style style:name="TableCell78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789" style:parent-style-name="TableContents" style:family="paragraph">
      <style:paragraph-properties fo:text-align="center"/>
    </style:style>
    <style:style style:name="TableCell790" style:family="table-cell">
      <style:table-cell-properties fo:border="0.0034in solid #000000" style:writing-mode="lr-tb" fo:padding-top="0.0381in" fo:padding-left="0.0381in" fo:padding-bottom="0.0381in" fo:padding-right="0.0381in"/>
    </style:style>
    <style:style style:name="P791" style:parent-style-name="TableContents" style:family="paragraph">
      <style:paragraph-properties fo:text-align="center"/>
    </style:style>
    <style:style style:name="P792" style:parent-style-name="Standard" style:family="paragraph">
      <style:paragraph-properties fo:text-align="justify" fo:margin-top="0.1111in" fo:margin-bottom="0.1111in" fo:text-indent="0.4923in"/>
    </style:style>
    <style:style style:name="T793" style:parent-style-name="Policepardéfaut" style:family="text">
      <style:text-properties fo:font-style="italic" style:font-style-asian="italic" style:font-style-complex="italic" style:letter-kerning="false" fo:language="fr" fo:country="FR"/>
    </style:style>
    <style:style style:name="T794" style:parent-style-name="Policepardéfaut" style:family="text">
      <style:text-properties fo:font-style="italic" style:font-style-asian="italic" style:font-style-complex="italic" style:letter-kerning="false" fo:language="fr" fo:country="FR"/>
    </style:style>
    <style:style style:name="T795" style:parent-style-name="Policepardéfaut" style:family="text">
      <style:text-properties fo:font-style="italic" style:font-style-asian="italic" style:font-style-complex="italic" style:letter-kerning="false" fo:language="fr" fo:country="FR"/>
    </style:style>
    <style:style style:name="P796" style:parent-style-name="Heading3" style:family="paragraph">
      <style:text-properties fo:language="fr" fo:country="FR"/>
    </style:style>
    <style:style style:name="TableColumn798" style:family="table-column">
      <style:table-column-properties style:column-width="0.4743in" style:use-optimal-column-width="false"/>
    </style:style>
    <style:style style:name="TableColumn799" style:family="table-column">
      <style:table-column-properties style:column-width="0.5486in" style:use-optimal-column-width="false"/>
    </style:style>
    <style:style style:name="Table797" style:family="table">
      <style:table-properties style:width="1.0229in" fo:margin-left="0in" table:align="left"/>
    </style:style>
    <style:style style:name="TableRow800" style:family="table-row">
      <style:table-row-properties style:use-optimal-row-height="false"/>
    </style:style>
    <style:style style:name="TableCell801"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802" style:parent-style-name="TableContents" style:family="paragraph">
      <style:paragraph-properties fo:text-align="center"/>
    </style:style>
    <style:style style:name="TableCell803" style:family="table-cell">
      <style:table-cell-properties fo:border="0.0034in solid #000000" style:writing-mode="lr-tb" fo:padding-top="0.0381in" fo:padding-left="0.0381in" fo:padding-bottom="0.0381in" fo:padding-right="0.0381in"/>
    </style:style>
    <style:style style:name="P804" style:parent-style-name="TableContents" style:family="paragraph">
      <style:paragraph-properties fo:text-align="center"/>
    </style:style>
    <style:style style:name="P805" style:parent-style-name="Standard" style:family="paragraph">
      <style:paragraph-properties fo:text-align="justify" fo:margin-top="0.1111in" fo:margin-bottom="0.1111in" fo:text-indent="0.4923in"/>
    </style:style>
    <style:style style:name="T806" style:parent-style-name="Policepardéfaut" style:family="text">
      <style:text-properties fo:font-style="italic" style:font-style-asian="italic" style:font-style-complex="italic" style:letter-kerning="false" fo:language="fr" fo:country="FR"/>
    </style:style>
    <style:style style:name="P807" style:parent-style-name="Standard" style:family="paragraph">
      <style:paragraph-properties style:vertical-align="auto"/>
      <style:text-properties fo:font-style="italic" style:font-style-asian="italic" style:font-style-complex="italic" fo:language="fr" fo:country="FR"/>
    </style:style>
    <style:style style:name="P808" style:parent-style-name="Standard" style:family="paragraph">
      <style:paragraph-properties style:vertical-align="auto"/>
      <style:text-properties fo:font-style="italic" style:font-style-asian="italic" style:font-style-complex="italic" fo:language="fr" fo:country="FR"/>
    </style:style>
    <style:style style:name="P809" style:parent-style-name="Standard" style:family="paragraph">
      <style:paragraph-properties style:vertical-align="auto" fo:margin-bottom="0.1666in"/>
      <style:text-properties fo:font-style="italic" style:font-style-asian="italic" style:font-style-complex="italic" fo:language="fr" fo:country="FR"/>
    </style:style>
    <style:style style:name="P810" style:parent-style-name="Heading3" style:family="paragraph">
      <style:text-properties fo:language="fr" fo:country="FR"/>
    </style:style>
    <style:style style:name="TableColumn812" style:family="table-column">
      <style:table-column-properties style:column-width="0.4743in" style:use-optimal-column-width="false"/>
    </style:style>
    <style:style style:name="TableColumn813" style:family="table-column">
      <style:table-column-properties style:column-width="0.5486in" style:use-optimal-column-width="false"/>
    </style:style>
    <style:style style:name="Table811" style:family="table">
      <style:table-properties style:width="1.0229in" fo:margin-left="0in" table:align="left"/>
    </style:style>
    <style:style style:name="TableRow814" style:family="table-row">
      <style:table-row-properties style:use-optimal-row-height="false"/>
    </style:style>
    <style:style style:name="TableCell81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816" style:parent-style-name="TableContents" style:family="paragraph">
      <style:paragraph-properties fo:text-align="center"/>
    </style:style>
    <style:style style:name="TableCell817" style:family="table-cell">
      <style:table-cell-properties fo:border="0.0034in solid #000000" style:writing-mode="lr-tb" fo:padding-top="0.0381in" fo:padding-left="0.0381in" fo:padding-bottom="0.0381in" fo:padding-right="0.0381in"/>
    </style:style>
    <style:style style:name="P818" style:parent-style-name="TableContents" style:family="paragraph">
      <style:paragraph-properties fo:text-align="center"/>
    </style:style>
    <style:style style:name="P819" style:parent-style-name="Standard" style:family="paragraph">
      <style:paragraph-properties fo:text-align="justify" fo:margin-top="0.1111in" fo:margin-bottom="0.1111in" fo:text-indent="0.4923in"/>
    </style:style>
    <style:style style:name="T820" style:parent-style-name="Policepardéfaut" style:family="text">
      <style:text-properties fo:font-style="italic" style:font-style-asian="italic" style:font-style-complex="italic" fo:language="fr" fo:country="FR"/>
    </style:style>
    <style:style style:name="P821" style:parent-style-name="Heading1" style:family="paragraph">
      <style:paragraph-properties fo:break-before="page"/>
      <style:text-properties fo:language="fr" fo:country="FR"/>
    </style:style>
    <style:style style:name="T822" style:parent-style-name="Policepardéfaut" style:family="text">
      <style:text-properties fo:language="fr" fo:country="FR"/>
    </style:style>
    <style:style style:name="T823" style:parent-style-name="Policepardéfaut" style:family="text">
      <style:text-properties style:font-name="Consolas" fo:font-weight="normal" style:font-weight-asian="normal" style:font-weight-complex="normal" fo:language="fr" fo:country="FR"/>
    </style:style>
    <style:style style:name="TableColumn825" style:family="table-column">
      <style:table-column-properties style:column-width="0.4743in" style:use-optimal-column-width="false"/>
    </style:style>
    <style:style style:name="TableColumn826" style:family="table-column">
      <style:table-column-properties style:column-width="0.5486in" style:use-optimal-column-width="false"/>
    </style:style>
    <style:style style:name="Table824" style:family="table">
      <style:table-properties style:width="1.0229in" fo:margin-left="0in" table:align="left"/>
    </style:style>
    <style:style style:name="TableRow827" style:family="table-row">
      <style:table-row-properties style:use-optimal-row-height="false"/>
    </style:style>
    <style:style style:name="TableCell82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829" style:parent-style-name="TableContents" style:family="paragraph">
      <style:paragraph-properties fo:text-align="center"/>
      <style:text-properties fo:language="fr" fo:country="FR"/>
    </style:style>
    <style:style style:name="TableCell830" style:family="table-cell">
      <style:table-cell-properties fo:border="0.0034in solid #000000" style:writing-mode="lr-tb" fo:padding-top="0.0381in" fo:padding-left="0.0381in" fo:padding-bottom="0.0381in" fo:padding-right="0.0381in"/>
    </style:style>
    <style:style style:name="P831" style:parent-style-name="TableContents" style:family="paragraph">
      <style:paragraph-properties fo:text-align="center"/>
      <style:text-properties fo:language="fr" fo:country="FR"/>
    </style:style>
    <style:style style:name="P832" style:parent-style-name="Standard" style:family="paragraph">
      <style:paragraph-properties fo:margin-top="0.1111in" fo:margin-bottom="0.1111in"/>
      <style:text-properties fo:language="fr" fo:country="FR"/>
    </style:style>
    <style:style style:name="P833" style:parent-style-name="Standard" style:family="paragraph">
      <style:text-properties style:font-name="Consolas" fo:font-size="11pt" style:font-size-asian="11pt" style:font-size-complex="11pt" fo:language="fr" fo:country="FR"/>
    </style:style>
    <style:style style:name="P834" style:parent-style-name="Standard" style:family="paragraph">
      <style:paragraph-properties fo:margin-top="0.1111in" fo:margin-bottom="0.1111in"/>
    </style:style>
    <style:style style:name="T835" style:parent-style-name="Policepardéfaut" style:family="text">
      <style:text-properties fo:language="fr" fo:country="FR"/>
    </style:style>
    <style:style style:name="T836" style:parent-style-name="Policepardéfaut" style:family="text">
      <style:text-properties style:font-name="Consolas" fo:font-size="11pt" style:font-size-asian="11pt" style:font-size-complex="11pt" fo:language="fr" fo:country="FR"/>
    </style:style>
    <style:style style:name="T837" style:parent-style-name="Policepardéfaut" style:family="text">
      <style:text-properties fo:language="fr" fo:country="FR"/>
    </style:style>
    <style:style style:name="T838" style:parent-style-name="Policepardéfaut" style:family="text">
      <style:text-properties fo:language="fr" fo:country="FR"/>
    </style:style>
    <style:style style:name="P839" style:parent-style-name="Standard" style:family="paragraph">
      <style:paragraph-properties fo:text-align="justify"/>
      <style:text-properties fo:language="fr" fo:country="FR"/>
    </style:style>
    <style:style style:name="P840" style:parent-style-name="Standard" style:family="paragraph">
      <style:paragraph-properties fo:margin-top="0.1111in" fo:margin-bottom="0.1111in"/>
    </style:style>
    <style:style style:name="T841" style:parent-style-name="Policepardéfaut" style:family="text">
      <style:text-properties style:letter-kerning="false" fo:language="fr" fo:country="FR"/>
    </style:style>
    <style:style style:name="T842" style:parent-style-name="Policepardéfaut" style:family="text">
      <style:text-properties style:letter-kerning="false" fo:language="fr" fo:country="FR"/>
    </style:style>
    <style:style style:name="P843" style:parent-style-name="Standard" style:family="paragraph">
      <style:paragraph-properties fo:margin-top="0.1111in" fo:margin-bottom="0.1111in"/>
    </style:style>
    <style:style style:name="T844" style:parent-style-name="Policepardéfaut" style:family="text">
      <style:text-properties style:letter-kerning="false" fo:language="fr" fo:country="FR"/>
    </style:style>
    <style:style style:name="T845" style:parent-style-name="Policepardéfaut" style:family="text">
      <style:text-properties style:letter-kerning="false" fo:language="fr" fo:country="FR"/>
    </style:style>
    <style:style style:name="P846" style:parent-style-name="Standard" style:family="paragraph">
      <style:paragraph-properties fo:margin-top="0.1111in" fo:margin-bottom="0.1111in"/>
    </style:style>
    <style:style style:name="T847" style:parent-style-name="Policepardéfaut" style:family="text">
      <style:text-properties style:letter-kerning="false" fo:language="fr" fo:country="FR"/>
    </style:style>
    <style:style style:name="T848" style:parent-style-name="Policepardéfaut" style:family="text">
      <style:text-properties style:letter-kerning="false" fo:language="fr" fo:country="FR"/>
    </style:style>
    <style:style style:name="T849" style:parent-style-name="Policepardéfaut" style:family="text">
      <style:text-properties fo:language="fr" fo:country="FR"/>
    </style:style>
    <style:style style:name="P850" style:parent-style-name="Standard" style:family="paragraph">
      <style:paragraph-properties fo:border="0.0069in solid #000000" fo:padding-top="0.0138in" fo:padding-left="0.0555in" fo:padding-bottom="0.0138in" fo:padding-right="0.0555in" style:shadow="none" fo:text-align="justify"/>
    </style:style>
    <style:style style:name="T851" style:parent-style-name="DefaultParagraphFont" style:family="text">
      <style:text-properties style:font-name="Consolas" fo:color="#0070C0" fo:font-size="11pt" style:font-size-asian="11pt" style:font-size-complex="11pt" fo:language="fr" fo:country="FR"/>
    </style:style>
    <style:style style:name="T852" style:parent-style-name="DefaultParagraphFont" style:family="text">
      <style:text-properties style:font-name="Consolas" fo:font-size="11pt" style:font-size-asian="11pt" style:font-size-complex="11pt" fo:language="fr" fo:country="FR"/>
    </style:style>
    <style:style style:name="P853" style:parent-style-name="Standard" style:family="paragraph">
      <style:paragraph-properties fo:border="0.0069in solid #000000" fo:padding-top="0.0138in" fo:padding-left="0.0555in" fo:padding-bottom="0.0138in" fo:padding-right="0.0555in" style:shadow="none" fo:text-align="justify"/>
      <style:text-properties style:font-name="Consolas" fo:font-size="11pt" style:font-size-asian="11pt" style:font-size-complex="11pt" fo:language="fr" fo:country="FR"/>
    </style:style>
    <style:style style:name="P854" style:parent-style-name="Standard" style:family="paragraph">
      <style:paragraph-properties fo:border="0.0069in solid #000000" fo:padding-top="0.0138in" fo:padding-left="0.0555in" fo:padding-bottom="0.0138in" fo:padding-right="0.0555in" style:shadow="none" fo:text-align="justify"/>
      <style:text-properties style:font-name="Consolas" fo:font-size="11pt" style:font-size-asian="11pt" style:font-size-complex="11pt" fo:language="fr" fo:country="FR"/>
    </style:style>
    <style:style style:name="P855" style:parent-style-name="Standard" style:family="paragraph">
      <style:paragraph-properties fo:border="0.0069in solid #000000" fo:padding-top="0.0138in" fo:padding-left="0.0555in" fo:padding-bottom="0.0138in" fo:padding-right="0.0555in" style:shadow="none" fo:text-align="justify"/>
      <style:text-properties style:font-name="Consolas" fo:font-size="11pt" style:font-size-asian="11pt" style:font-size-complex="11pt" fo:language="fr" fo:country="FR"/>
    </style:style>
    <style:style style:name="P856" style:parent-style-name="Standard" style:family="paragraph">
      <style:paragraph-properties fo:border="0.0069in solid #000000" fo:padding-top="0.0138in" fo:padding-left="0.0555in" fo:padding-bottom="0.0138in" fo:padding-right="0.0555in" style:shadow="none" fo:text-align="justify"/>
      <style:text-properties style:font-name="Consolas" fo:font-size="11pt" style:font-size-asian="11pt" style:font-size-complex="11pt" fo:language="fr" fo:country="FR"/>
    </style:style>
    <style:style style:name="P857" style:parent-style-name="Standard" style:family="paragraph">
      <style:paragraph-properties fo:border="0.0069in solid #000000" fo:padding-top="0.0138in" fo:padding-left="0.0555in" fo:padding-bottom="0.0138in" fo:padding-right="0.0555in" style:shadow="none" fo:text-align="justify"/>
      <style:text-properties style:font-name="Consolas" fo:font-size="11pt" style:font-size-asian="11pt" style:font-size-complex="11pt" fo:language="fr" fo:country="FR"/>
    </style:style>
    <style:style style:name="P858" style:parent-style-name="Standard" style:family="paragraph">
      <style:paragraph-properties fo:border="0.0069in solid #000000" fo:padding-top="0.0138in" fo:padding-left="0.0555in" fo:padding-bottom="0.0138in" fo:padding-right="0.0555in" style:shadow="none" fo:text-align="justify"/>
      <style:text-properties style:font-name="Consolas" fo:font-size="11pt" style:font-size-asian="11pt" style:font-size-complex="11pt" fo:language="fr" fo:country="FR"/>
    </style:style>
    <style:style style:name="P859" style:parent-style-name="Standard" style:family="paragraph">
      <style:paragraph-properties fo:border="0.0069in solid #000000" fo:padding-top="0.0138in" fo:padding-left="0.0555in" fo:padding-bottom="0.0138in" fo:padding-right="0.0555in" style:shadow="none" fo:text-align="justify"/>
      <style:text-properties style:font-name="Consolas" fo:font-size="11pt" style:font-size-asian="11pt" style:font-size-complex="11pt" fo:language="fr" fo:country="FR"/>
    </style:style>
    <style:style style:name="P860" style:parent-style-name="Standard" style:family="paragraph">
      <style:paragraph-properties fo:border="0.0069in solid #000000" fo:padding-top="0.0138in" fo:padding-left="0.0555in" fo:padding-bottom="0.0138in" fo:padding-right="0.0555in" style:shadow="none" fo:text-align="justify"/>
      <style:text-properties style:font-name="Consolas" fo:font-size="11pt" style:font-size-asian="11pt" style:font-size-complex="11pt" fo:language="fr" fo:country="FR"/>
    </style:style>
    <style:style style:name="P861" style:parent-style-name="Standard" style:family="paragraph">
      <style:paragraph-properties fo:border="0.0069in solid #000000" fo:padding-top="0.0138in" fo:padding-left="0.0555in" fo:padding-bottom="0.0138in" fo:padding-right="0.0555in" style:shadow="none" fo:text-align="justify"/>
      <style:text-properties style:font-name="Consolas" fo:font-size="11pt" style:font-size-asian="11pt" style:font-size-complex="11pt" fo:language="fr" fo:country="FR"/>
    </style:style>
    <style:style style:name="P862" style:parent-style-name="Standard" style:family="paragraph">
      <style:paragraph-properties fo:border="0.0069in solid #000000" fo:padding-top="0.0138in" fo:padding-left="0.0555in" fo:padding-bottom="0.0138in" fo:padding-right="0.0555in" style:shadow="none" fo:text-align="justify"/>
      <style:text-properties style:font-name="Consolas" fo:font-size="11pt" style:font-size-asian="11pt" style:font-size-complex="11pt" fo:language="fr" fo:country="FR"/>
    </style:style>
    <style:style style:name="P863" style:parent-style-name="Standard" style:family="paragraph">
      <style:paragraph-properties fo:border="0.0069in solid #000000" fo:padding-top="0.0138in" fo:padding-left="0.0555in" fo:padding-bottom="0.0138in" fo:padding-right="0.0555in" style:shadow="none" fo:text-align="justify"/>
      <style:text-properties style:font-name="Consolas" fo:font-size="11pt" style:font-size-asian="11pt" style:font-size-complex="11pt" fo:language="fr" fo:country="FR"/>
    </style:style>
    <style:style style:name="P864" style:parent-style-name="Standard" style:family="paragraph">
      <style:paragraph-properties fo:border="0.0069in solid #000000" fo:padding-top="0.0138in" fo:padding-left="0.0555in" fo:padding-bottom="0.0138in" fo:padding-right="0.0555in" style:shadow="none" fo:text-align="justify"/>
      <style:text-properties style:font-name="Consolas" fo:font-size="11pt" style:font-size-asian="11pt" style:font-size-complex="11pt" fo:language="fr" fo:country="FR"/>
    </style:style>
    <style:style style:name="P865" style:parent-style-name="Standard" style:family="paragraph">
      <style:paragraph-properties fo:border="0.0069in solid #000000" fo:padding-top="0.0138in" fo:padding-left="0.0555in" fo:padding-bottom="0.0138in" fo:padding-right="0.0555in" style:shadow="none" fo:text-align="justify"/>
      <style:text-properties style:font-name="Consolas" fo:font-size="11pt" style:font-size-asian="11pt" style:font-size-complex="11pt" fo:language="fr" fo:country="FR"/>
    </style:style>
    <style:style style:name="P866" style:parent-style-name="Standard" style:family="paragraph">
      <style:paragraph-properties fo:border="0.0069in solid #000000" fo:padding-top="0.0138in" fo:padding-left="0.0555in" fo:padding-bottom="0.0138in" fo:padding-right="0.0555in" style:shadow="none" fo:text-align="justify"/>
      <style:text-properties style:font-name="Consolas" fo:font-size="11pt" style:font-size-asian="11pt" style:font-size-complex="11pt" fo:language="fr" fo:country="FR"/>
    </style:style>
    <style:style style:name="P867" style:parent-style-name="Standard" style:family="paragraph">
      <style:paragraph-properties fo:border="0.0069in solid #000000" fo:padding-top="0.0138in" fo:padding-left="0.0555in" fo:padding-bottom="0.0138in" fo:padding-right="0.0555in" style:shadow="none" fo:text-align="justify"/>
      <style:text-properties style:font-name="Consolas" fo:font-size="11pt" style:font-size-asian="11pt" style:font-size-complex="11pt" fo:language="fr" fo:country="FR"/>
    </style:style>
    <style:style style:name="P868" style:parent-style-name="Standard" style:family="paragraph">
      <style:paragraph-properties fo:border="0.0069in solid #000000" fo:padding-top="0.0138in" fo:padding-left="0.0555in" fo:padding-bottom="0.0138in" fo:padding-right="0.0555in" style:shadow="none" fo:text-align="justify"/>
      <style:text-properties style:font-name="Consolas" fo:font-size="11pt" style:font-size-asian="11pt" style:font-size-complex="11pt" fo:language="fr" fo:country="FR"/>
    </style:style>
    <style:style style:name="P869" style:parent-style-name="Standard" style:family="paragraph">
      <style:paragraph-properties fo:border="0.0069in solid #000000" fo:padding-top="0.0138in" fo:padding-left="0.0555in" fo:padding-bottom="0.0138in" fo:padding-right="0.0555in" style:shadow="none" fo:text-align="justify"/>
      <style:text-properties style:font-name="Consolas" fo:font-size="11pt" style:font-size-asian="11pt" style:font-size-complex="11pt" fo:language="fr" fo:country="FR"/>
    </style:style>
    <style:style style:name="P870" style:parent-style-name="Standard" style:family="paragraph">
      <style:paragraph-properties fo:border="0.0069in solid #000000" fo:padding-top="0.0138in" fo:padding-left="0.0555in" fo:padding-bottom="0.0138in" fo:padding-right="0.0555in" style:shadow="none" fo:text-align="justify"/>
      <style:text-properties style:font-name="Consolas" fo:font-size="11pt" style:font-size-asian="11pt" style:font-size-complex="11pt" fo:language="fr" fo:country="FR"/>
    </style:style>
    <style:style style:name="P871" style:parent-style-name="Standard" style:family="paragraph">
      <style:paragraph-properties fo:border="0.0069in solid #000000" fo:padding-top="0.0138in" fo:padding-left="0.0555in" fo:padding-bottom="0.0138in" fo:padding-right="0.0555in" style:shadow="none" fo:text-align="justify"/>
      <style:text-properties style:font-name="Consolas" fo:font-size="11pt" style:font-size-asian="11pt" style:font-size-complex="11pt" fo:language="fr" fo:country="FR"/>
    </style:style>
    <style:style style:name="P872" style:parent-style-name="Standard" style:family="paragraph">
      <style:paragraph-properties fo:border="0.0069in solid #000000" fo:padding-top="0.0138in" fo:padding-left="0.0555in" fo:padding-bottom="0.0138in" fo:padding-right="0.0555in" style:shadow="none" fo:text-align="justify"/>
      <style:text-properties style:font-name="Consolas" fo:font-size="11pt" style:font-size-asian="11pt" style:font-size-complex="11pt" fo:language="fr" fo:country="FR"/>
    </style:style>
    <style:style style:name="P873" style:parent-style-name="Standard" style:family="paragraph">
      <style:paragraph-properties fo:border="0.0069in solid #000000" fo:padding-top="0.0138in" fo:padding-left="0.0555in" fo:padding-bottom="0.0138in" fo:padding-right="0.0555in" style:shadow="none" fo:text-align="justify"/>
      <style:text-properties style:font-name="Consolas" fo:font-size="11pt" style:font-size-asian="11pt" style:font-size-complex="11pt" fo:language="fr" fo:country="FR"/>
    </style:style>
    <style:style style:name="P874" style:parent-style-name="Normal" style:family="paragraph">
      <style:paragraph-properties fo:break-before="page"/>
      <style:text-properties fo:language="fr" fo:country="FR"/>
    </style:style>
    <style:style style:name="P875" style:parent-style-name="Heading2" style:family="paragraph">
      <style:text-properties fo:language="fr" fo:country="FR"/>
    </style:style>
    <style:style style:name="P876" style:parent-style-name="Standard" style:family="paragraph">
      <style:paragraph-properties fo:text-align="justify" fo:margin-top="0.1111in" fo:margin-bottom="0.1111in" fo:text-indent="0.4923in"/>
    </style:style>
    <style:style style:name="T877" style:parent-style-name="Policepardéfaut" style:family="text">
      <style:text-properties fo:font-style="italic" style:font-style-asian="italic" style:font-style-complex="italic" fo:language="fr" fo:country="FR"/>
    </style:style>
    <style:style style:name="T878" style:parent-style-name="Policepardéfaut" style:family="text">
      <style:text-properties fo:font-style="italic" style:font-style-asian="italic" style:font-style-complex="italic" fo:language="fr" fo:country="FR"/>
    </style:style>
    <style:style style:name="P879" style:parent-style-name="Standard" style:family="paragraph">
      <style:paragraph-properties fo:text-align="justify" fo:margin-top="0.1111in" fo:margin-bottom="0.1111in" fo:text-indent="0.4923in"/>
    </style:style>
    <style:style style:name="T880" style:parent-style-name="Policepardéfaut" style:family="text">
      <style:text-properties fo:font-style="italic" style:font-style-asian="italic" style:font-style-complex="italic" style:letter-kerning="false" fo:language="fr" fo:country="FR"/>
    </style:style>
    <style:style style:name="T881" style:parent-style-name="Policepardéfaut" style:family="text">
      <style:text-properties fo:font-style="italic" style:font-style-asian="italic" style:font-style-complex="italic" style:letter-kerning="false" style:text-position="super 66.6%" fo:language="fr" fo:country="FR"/>
    </style:style>
    <style:style style:name="T882" style:parent-style-name="Policepardéfaut" style:family="text">
      <style:text-properties fo:font-style="italic" style:font-style-asian="italic" style:font-style-complex="italic" style:letter-kerning="false" fo:language="fr" fo:country="FR"/>
    </style:style>
    <style:style style:name="T883" style:parent-style-name="Policepardéfaut" style:family="text">
      <style:text-properties fo:font-style="italic" style:font-style-asian="italic" style:font-style-complex="italic" style:letter-kerning="false" style:text-position="super 66.6%" fo:language="fr" fo:country="FR"/>
    </style:style>
    <style:style style:name="T884" style:parent-style-name="Policepardéfaut" style:family="text">
      <style:text-properties fo:font-style="italic" style:font-style-asian="italic" style:font-style-complex="italic" style:letter-kerning="false" fo:language="fr" fo:country="FR"/>
    </style:style>
    <style:style style:name="T885" style:parent-style-name="Policepardéfaut" style:family="text">
      <style:text-properties fo:font-style="italic" style:font-style-asian="italic" style:font-style-complex="italic" style:letter-kerning="false" fo:language="fr" fo:country="FR"/>
    </style:style>
    <style:style style:name="P886" style:parent-style-name="Standard" style:family="paragraph">
      <style:paragraph-properties fo:text-align="justify" fo:margin-top="0.1111in" fo:margin-bottom="0.1111in" fo:text-indent="0.4923in"/>
    </style:style>
    <style:style style:name="T887" style:parent-style-name="Policepardéfaut" style:family="text">
      <style:text-properties fo:font-style="italic" style:font-style-asian="italic" style:font-style-complex="italic" style:letter-kerning="false" fo:language="fr" fo:country="FR"/>
    </style:style>
    <style:style style:name="TableColumn889" style:family="table-column">
      <style:table-column-properties style:column-width="0.4743in" style:use-optimal-column-width="false"/>
    </style:style>
    <style:style style:name="TableColumn890" style:family="table-column">
      <style:table-column-properties style:column-width="0.5486in" style:use-optimal-column-width="false"/>
    </style:style>
    <style:style style:name="Table888" style:family="table">
      <style:table-properties style:width="1.0229in" fo:margin-left="0in" table:align="left"/>
    </style:style>
    <style:style style:name="TableRow891" style:family="table-row">
      <style:table-row-properties style:use-optimal-row-height="false"/>
    </style:style>
    <style:style style:name="TableCell89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893" style:parent-style-name="TableContents" style:family="paragraph">
      <style:paragraph-properties fo:text-align="center"/>
      <style:text-properties fo:language="fr" fo:country="FR"/>
    </style:style>
    <style:style style:name="TableCell894" style:family="table-cell">
      <style:table-cell-properties fo:border="0.0034in solid #000000" style:writing-mode="lr-tb" fo:padding-top="0.0381in" fo:padding-left="0.0381in" fo:padding-bottom="0.0381in" fo:padding-right="0.0381in"/>
    </style:style>
    <style:style style:name="P895" style:parent-style-name="TableContents" style:family="paragraph">
      <style:paragraph-properties fo:text-align="center"/>
      <style:text-properties fo:language="fr" fo:country="FR"/>
    </style:style>
    <style:style style:name="P896" style:parent-style-name="Heading2" style:family="paragraph">
      <style:text-properties fo:language="fr" fo:country="FR"/>
    </style:style>
    <style:style style:name="TableColumn898" style:family="table-column">
      <style:table-column-properties style:column-width="0.4743in" style:use-optimal-column-width="false"/>
    </style:style>
    <style:style style:name="TableColumn899" style:family="table-column">
      <style:table-column-properties style:column-width="0.5486in" style:use-optimal-column-width="false"/>
    </style:style>
    <style:style style:name="Table897" style:family="table">
      <style:table-properties style:width="1.0229in" fo:margin-left="0in" table:align="left"/>
    </style:style>
    <style:style style:name="TableRow900" style:family="table-row">
      <style:table-row-properties style:use-optimal-row-height="false"/>
    </style:style>
    <style:style style:name="TableCell901"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902" style:parent-style-name="TableContents" style:family="paragraph">
      <style:paragraph-properties fo:text-align="center"/>
      <style:text-properties fo:language="fr" fo:country="FR"/>
    </style:style>
    <style:style style:name="TableCell903" style:family="table-cell">
      <style:table-cell-properties fo:border="0.0034in solid #000000" style:writing-mode="lr-tb" fo:padding-top="0.0381in" fo:padding-left="0.0381in" fo:padding-bottom="0.0381in" fo:padding-right="0.0381in"/>
    </style:style>
    <style:style style:name="P904" style:parent-style-name="TableContents" style:family="paragraph">
      <style:paragraph-properties fo:text-align="center"/>
      <style:text-properties fo:language="fr" fo:country="FR"/>
    </style:style>
    <style:style style:name="P905" style:parent-style-name="Heading2" style:family="paragraph">
      <style:text-properties fo:language="fr" fo:country="FR"/>
    </style:style>
    <style:style style:name="TableColumn907" style:family="table-column">
      <style:table-column-properties style:column-width="0.4708in" style:use-optimal-column-width="false"/>
    </style:style>
    <style:style style:name="Table906" style:family="table">
      <style:table-properties style:width="0.4708in" fo:margin-left="0in" table:align="left"/>
    </style:style>
    <style:style style:name="TableRow908" style:family="table-row">
      <style:table-row-properties style:use-optimal-row-height="false"/>
    </style:style>
    <style:style style:name="TableCell909" style:family="table-cell">
      <style:table-cell-properties fo:border="0.0034in solid #000000" style:writing-mode="lr-tb" fo:padding-top="0.0381in" fo:padding-left="0.0381in" fo:padding-bottom="0.0381in" fo:padding-right="0.0381in"/>
    </style:style>
    <style:style style:name="P910" style:parent-style-name="TableContents" style:family="paragraph">
      <style:paragraph-properties fo:text-align="center"/>
      <style:text-properties fo:language="fr" fo:country="FR"/>
    </style:style>
    <style:style style:name="P911" style:parent-style-name="Standard" style:family="paragraph">
      <style:paragraph-properties fo:margin-top="0.1111in" fo:margin-bottom="0.1111in"/>
    </style:style>
    <style:style style:name="T912" style:parent-style-name="Policepardéfaut" style:family="text">
      <style:text-properties fo:language="fr" fo:country="FR"/>
    </style:style>
    <style:style style:family="graphic" style:name="a0" style:parent-style-name="Graphics">
      <style:graphic-properties fo:border="0.01042in none" fo:background-color="transparent"/>
    </style:style>
  </office:automatic-styles>
  <office:body>
    <office:text text:use-soft-page-breaks="true">
      <text:p text:style-name="P1">INF8775 – Analyse et conception d’algorithmes</text:p>
      <text:p text:style-name="P2">TP3 – Hiver 2021</text:p>
      <text:p text:style-name="P3"/>
      <table:table table:style-name="Table4">
        <table:table-columns>
          <table:table-column table:style-name="TableColumn5"/>
          <table:table-column table:style-name="TableColumn6"/>
        </table:table-columns>
        <table:table-row table:style-name="TableRow7">
          <table:table-cell table:style-name="TableCell8">
            <text:p text:style-name="P9">Nom, prénom, matricule des membres</text:p>
          </table:table-cell>
          <table:table-cell table:style-name="TableCell10">
            <text:p text:style-name="P11">Filion,<text:s/>Marc-André,<text:s/>1954989</text:p>
            <text:p text:style-name="TableContents"><text:span text:style-name="T12">NOM, Prénom, 1234567</text:span></text:p>
          </table:table-cell>
        </table:table-row>
        <table:table-row table:style-name="TableRow13">
          <table:table-cell table:style-name="TableCell14">
            <text:p text:style-name="P15">Note finale / 14</text:p>
          </table:table-cell>
          <table:table-cell table:style-name="TableCell16">
            <text:p text:style-name="P17"/>
          </table:table-cell>
        </table:table-row>
      </table:table>
      <text:p text:style-name="P18"/>
      <text:h text:style-name="P19" text:outline-level="1">Informations techniques</text:h>
      <text:list text:style-name="LFO1" text:continue-numbering="true">
        <text:list-item>
          <text:p text:style-name="P20">Répondez directement dans ce document ODT.<text:s/>Veuillez ne pas inclure le texte en italique servant de directive.</text:p>
        </text:list-item>
        <text:list-item>
          <text:p text:style-name="P21">La correction se fait sur ce même rapport.</text:p>
        </text:list-item>
        <text:list-item>
          <text:p text:style-name="P22"><text:span text:style-name="T23">Vous devez faire une remise électronique sur Moodle avant le<text:s/></text:span><text:span text:style-name="T24">22 avril à 23h59</text:span><text:span text:style-name="T25"><text:s/>en suivant les instructions suivantes :</text:span></text:p>
          <text:list text:continue-numbering="true">
            <text:list-item>
              <text:p text:style-name="P26"><text:span text:style-name="T27">Vos fichiers doivent être re</text:span><text:span text:style-name="T28">mis dans une archive zip à la<text:s/></text:span><text:span text:style-name="T29">racine</text:span><text:span text:style-name="T30"><text:s/>de laquelle on retrouve :</text:span></text:p>
              <text:list text:continue-numbering="true">
                <text:list-item>
                  <text:p text:style-name="P31">Ce rapport sous format ODT.</text:p>
                </text:list-item>
                <text:list-item>
                  <text:p text:style-name="P32"><text:span text:style-name="T33">Un script nommé<text:s/></text:span><text:span text:style-name="T34">tp.sh</text:span><text:span text:style-name="T35"><text:s/>servant à exécuter les différents algorithmes du TP. L’interface du script est décrite à la fin du rapport.</text:span></text:p>
                </text:list-item>
                <text:list-item>
                  <text:p text:style-name="P36">Le code source et les exécutables.</text:p>
                </text:list-item>
              </text:list>
            </text:list-item>
          </text:list>
        </text:list-item>
        <text:list-item>
          <text:p text:style-name="P37"><text:span text:style-name="T38">Vous avez le choix du langage de programmation utilisé mais vous devrez utiliser les mêmes langage, compilateur et ordinateur pour toutes vos implantations.<text:s/></text:span><text:span text:style-name="T39">Le code et les exécutables soumis devront être compatibles avec les ordinateurs de la salle L-4714.</text:span></text:p>
        </text:list-item>
        <text:list-item>
          <text:p text:style-name="P40">Si vous utilisez des extraits de codes (programmes) trouvés sur Internet, vous devez en mentionner la source, sinon vous serez sanctionnés pour plagiat.</text:p>
        </text:list-item>
      </text:list>
      <text:soft-page-break/>
      <text:h text:style-name="P41" text:outline-level="1">Mise en situation</text:h>
      <text:p text:style-name="P42"><text:span text:style-name="T43">Ce dernier travail pratique se fera dans le cadre du concours du meilleur<text:s/></text:span><text:span text:style-name="T44">algorithme pour la session d’hiver 2021. Le travail demandé consiste à concevoir et à implanter un algorithme de votre cru pour résoudre un problème combinatoire. Le classement des équipes déterminera votre note pour la<text:s/></text:span><text:span text:style-name="T45">qualité de l'algorithme</text:span><text:span text:style-name="T46">. Votre algor</text:span><text:span text:style-name="T47">ithme sera exécuté sur 3 exemplaires de notre choix pendant 3 minutes chacun.</text:span></text:p>
      <text:p text:style-name="P48">Le rapport pour ce dernier travail pratique est assez succinct. Vous êtes encouragés à terminer ce travail assez tôt afin de ne pas compromettre la préparation à vos examens finaux.</text:p>
      <text:p text:style-name="P49"><text:span text:style-name="T50">Un client vient d’acquérir un terrain dans lequel se trouve de l’or enfoui sous sa surface. Afin de l’extraire, il emploi un robot qui permet de creuser des trous par blocs de 1<text:s/></text:span><text:span text:style-name="T51">×</text:span><text:span text:style-name="T52"><text:s/>1<text:s/></text:span><text:span text:style-name="T53">×</text:span><text:span text:style-name="T54"><text:s/>1 mètre. Chaque trou réalisé induit un certain coût. Le profit net p</text:span><text:span text:style-name="T55">ar bloc de 1 m</text:span><text:span text:style-name="T56">3</text:span><text:span text:style-name="T57"><text:s/>extrait est donc la valeur de l’or qu’il contient de laquelle on retranche le coût associé.</text:span></text:p>
      <text:p text:style-name="P58"><text:span text:style-name="T59">Pour simplifier le problème, nous ne nous intéressons ici qu’à une coupe de<text:s/></text:span><text:span text:style-name="T60">N</text:span><text:span text:style-name="T61"><text:s/></text:span><text:span text:style-name="T62">×</text:span><text:span text:style-name="T63"><text:s/></text:span><text:span text:style-name="T64">M</text:span><text:span text:style-name="T65"><text:s/></text:span><text:span text:style-name="T66">×</text:span><text:span text:style-name="T67"><text:s/>1 mètre :</text:span><text:span text:style-name="T68"><text:line-break/>N ET M PROBABLEMENT PAS PLUS QUE 10 000</text:span></text:p>
      <text:p text:style-name="P69"><text:span text:style-name="T70"><draw:frame draw:style-name="a0" draw:name="Picture 2" text:anchor-type="as-char" svg:x="0in" svg:y="0in" svg:width="0.3in" svg:height="0.3in" style:rel-width="scale" style:rel-height="scale"><draw:image xlink:href="media/image1.png" xlink:type="simple" xlink:show="embed" xlink:actuate="onLoad"/><svg:title/><svg:desc>Shape

Description automatically generated with low confidence</svg:desc></draw:frame></text:span></text:p>
      <table:table table:style-name="Table71">
        <table:table-columns>
          <table:table-column table:style-name="TableColumn72"/>
          <table:table-column table:style-name="TableColumn73"/>
          <table:table-column table:style-name="TableColumn74"/>
          <table:table-column table:style-name="TableColumn75"/>
          <table:table-column table:style-name="TableColumn76"/>
          <table:table-column table:style-name="TableColumn77"/>
          <table:table-column table:style-name="TableColumn78"/>
          <table:table-column table:style-name="TableColumn79"/>
          <table:table-column table:style-name="TableColumn80"/>
          <table:table-column table:style-name="TableColumn81"/>
        </table:table-columns>
        <table:table-row table:style-name="TableRow82">
          <table:table-cell table:style-name="TableCell83">
            <text:p text:style-name="P84"><text:span text:style-name="T85">i</text:span><text:span text:style-name="T86"><text:s/>↓</text:span></text:p>
          </table:table-cell>
          <table:table-cell table:style-name="TableCell87">
            <text:p text:style-name="P88"><text:span text:style-name="T89">0</text:span></text:p>
          </table:table-cell>
          <table:table-cell table:style-name="TableCell90">
            <text:p text:style-name="P91"/>
          </table:table-cell>
          <table:table-cell table:style-name="TableCell92">
            <text:p text:style-name="P93"/>
          </table:table-cell>
          <table:table-cell table:style-name="TableCell94">
            <text:p text:style-name="P95"/>
          </table:table-cell>
          <table:table-cell table:style-name="TableCell96">
            <text:p text:style-name="P97"/>
          </table:table-cell>
          <table:table-cell table:style-name="TableCell98">
            <text:p text:style-name="P99"/>
          </table:table-cell>
          <table:table-cell table:style-name="TableCell100">
            <text:p text:style-name="P101"/>
          </table:table-cell>
          <table:table-cell table:style-name="TableCell102">
            <text:p text:style-name="P103"/>
          </table:table-cell>
          <table:table-cell table:style-name="TableCell104">
            <text:p text:style-name="P105"/>
          </table:table-cell>
        </table:table-row>
        <table:table-row table:style-name="TableRow106">
          <table:table-cell table:style-name="TableCell107">
            <text:p text:style-name="P108"/>
          </table:table-cell>
          <table:table-cell table:style-name="TableCell109">
            <text:p text:style-name="P110"><text:span text:style-name="T111">1</text:span></text:p>
          </table:table-cell>
          <table:table-cell table:style-name="TableCell112">
            <text:p text:style-name="P113"/>
          </table:table-cell>
          <table:table-cell table:style-name="TableCell114">
            <text:p text:style-name="P115"/>
          </table:table-cell>
          <table:table-cell table:style-name="TableCell116">
            <text:p text:style-name="P117"/>
          </table:table-cell>
          <table:table-cell table:style-name="TableCell118">
            <text:p text:style-name="P119"/>
          </table:table-cell>
          <table:table-cell table:style-name="TableCell120">
            <text:p text:style-name="P121"/>
          </table:table-cell>
          <table:table-cell table:style-name="TableCell122">
            <text:p text:style-name="P123"/>
          </table:table-cell>
          <table:table-cell table:style-name="TableCell124">
            <text:p text:style-name="P125"/>
          </table:table-cell>
          <table:table-cell table:style-name="TableCell126">
            <text:p text:style-name="P127"/>
          </table:table-cell>
        </table:table-row>
        <table:table-row table:style-name="TableRow128">
          <table:table-cell table:style-name="TableCell129">
            <text:p text:style-name="P130"/>
          </table:table-cell>
          <table:table-cell table:style-name="TableCell131">
            <text:p text:style-name="P132"><text:span text:style-name="T133">2</text:span></text:p>
          </table:table-cell>
          <table:table-cell table:style-name="TableCell134">
            <text:p text:style-name="P135"/>
          </table:table-cell>
          <table:table-cell table:style-name="TableCell136">
            <text:p text:style-name="P137"/>
          </table:table-cell>
          <table:table-cell table:style-name="TableCell138">
            <text:p text:style-name="P139"/>
          </table:table-cell>
          <table:table-cell table:style-name="TableCell140">
            <text:p text:style-name="P141"/>
          </table:table-cell>
          <table:table-cell table:style-name="TableCell142">
            <text:p text:style-name="P143"/>
          </table:table-cell>
          <table:table-cell table:style-name="TableCell144">
            <text:p text:style-name="P145"/>
          </table:table-cell>
          <table:table-cell table:style-name="TableCell146">
            <text:p text:style-name="P147"/>
          </table:table-cell>
          <table:table-cell table:style-name="TableCell148">
            <text:p text:style-name="P149"/>
          </table:table-cell>
        </table:table-row>
        <table:table-row table:style-name="TableRow150">
          <table:table-cell table:style-name="TableCell151">
            <text:p text:style-name="P152"/>
          </table:table-cell>
          <table:table-cell table:style-name="TableCell153">
            <text:p text:style-name="P154"><text:span text:style-name="T155">3</text:span></text:p>
          </table:table-cell>
          <table:table-cell table:style-name="TableCell156">
            <text:p text:style-name="P157"/>
          </table:table-cell>
          <table:table-cell table:style-name="TableCell158">
            <text:p text:style-name="P159"/>
          </table:table-cell>
          <table:table-cell table:style-name="TableCell160">
            <text:p text:style-name="P161"/>
          </table:table-cell>
          <table:table-cell table:style-name="TableCell162">
            <text:p text:style-name="P163"/>
          </table:table-cell>
          <table:table-cell table:style-name="TableCell164">
            <text:p text:style-name="P165"/>
          </table:table-cell>
          <table:table-cell table:style-name="TableCell166">
            <text:p text:style-name="P167"/>
          </table:table-cell>
          <table:table-cell table:style-name="TableCell168">
            <text:p text:style-name="P169"/>
          </table:table-cell>
          <table:table-cell table:style-name="TableCell170">
            <text:p text:style-name="P171"/>
          </table:table-cell>
        </table:table-row>
        <table:table-row table:style-name="TableRow172">
          <table:table-cell table:style-name="TableCell173">
            <text:p text:style-name="P174"/>
          </table:table-cell>
          <table:table-cell table:style-name="TableCell175">
            <text:p text:style-name="P176"><text:span text:style-name="T177">4</text:span></text:p>
          </table:table-cell>
          <table:table-cell table:style-name="TableCell178">
            <text:p text:style-name="P179"/>
          </table:table-cell>
          <table:table-cell table:style-name="TableCell180">
            <text:p text:style-name="P181"/>
          </table:table-cell>
          <table:table-cell table:style-name="TableCell182">
            <text:p text:style-name="P183"/>
          </table:table-cell>
          <table:table-cell table:style-name="TableCell184">
            <text:p text:style-name="P185"/>
          </table:table-cell>
          <table:table-cell table:style-name="TableCell186">
            <text:p text:style-name="P187"/>
          </table:table-cell>
          <table:table-cell table:style-name="TableCell188">
            <text:p text:style-name="P189"/>
          </table:table-cell>
          <table:table-cell table:style-name="TableCell190">
            <text:p text:style-name="P191"/>
          </table:table-cell>
          <table:table-cell table:style-name="TableCell192">
            <text:p text:style-name="P193"/>
          </table:table-cell>
        </table:table-row>
        <table:table-row table:style-name="TableRow194">
          <table:table-cell table:style-name="TableCell195">
            <text:p text:style-name="P196"/>
          </table:table-cell>
          <table:table-cell table:style-name="TableCell197">
            <text:p text:style-name="P198"><text:span text:style-name="T199">…</text:span></text:p>
          </table:table-cell>
          <table:table-cell table:style-name="TableCell200">
            <text:p text:style-name="P201"/>
          </table:table-cell>
          <table:table-cell table:style-name="TableCell202">
            <text:p text:style-name="P203"/>
          </table:table-cell>
          <table:table-cell table:style-name="TableCell204">
            <text:p text:style-name="P205"/>
          </table:table-cell>
          <table:table-cell table:style-name="TableCell206">
            <text:p text:style-name="P207"/>
          </table:table-cell>
          <table:table-cell table:style-name="TableCell208">
            <text:p text:style-name="P209"/>
          </table:table-cell>
          <table:table-cell table:style-name="TableCell210">
            <text:p text:style-name="P211"/>
          </table:table-cell>
          <table:table-cell table:style-name="TableCell212">
            <text:p text:style-name="P213"/>
          </table:table-cell>
          <table:table-cell table:style-name="TableCell214">
            <text:p text:style-name="P215"/>
          </table:table-cell>
        </table:table-row>
        <table:table-row table:style-name="TableRow216">
          <table:table-cell table:style-name="TableCell217">
            <text:p text:style-name="P218"/>
          </table:table-cell>
          <table:table-cell table:style-name="TableCell219">
            <text:p text:style-name="P220"><text:span text:style-name="T221">N</text:span></text:p>
          </table:table-cell>
          <table:table-cell table:style-name="TableCell222">
            <text:p text:style-name="P223"/>
          </table:table-cell>
          <table:table-cell table:style-name="TableCell224">
            <text:p text:style-name="P225"/>
          </table:table-cell>
          <table:table-cell table:style-name="TableCell226">
            <text:p text:style-name="P227"/>
          </table:table-cell>
          <table:table-cell table:style-name="TableCell228">
            <text:p text:style-name="P229"/>
          </table:table-cell>
          <table:table-cell table:style-name="TableCell230">
            <text:p text:style-name="P231"/>
          </table:table-cell>
          <table:table-cell table:style-name="TableCell232">
            <text:p text:style-name="P233"/>
          </table:table-cell>
          <table:table-cell table:style-name="TableCell234">
            <text:p text:style-name="P235"/>
          </table:table-cell>
          <table:table-cell table:style-name="TableCell236">
            <text:p text:style-name="P237"/>
          </table:table-cell>
        </table:table-row>
        <table:table-row table:style-name="TableRow238">
          <table:table-cell table:style-name="TableCell239">
            <text:p text:style-name="P240"/>
          </table:table-cell>
          <table:table-cell table:style-name="TableCell241">
            <text:p text:style-name="P242"/>
          </table:table-cell>
          <table:table-cell table:style-name="TableCell243">
            <text:p text:style-name="P244"><text:span text:style-name="T245">0</text:span></text:p>
          </table:table-cell>
          <table:table-cell table:style-name="TableCell246">
            <text:p text:style-name="P247"><text:span text:style-name="T248">1</text:span></text:p>
          </table:table-cell>
          <table:table-cell table:style-name="TableCell249">
            <text:p text:style-name="P250"><text:span text:style-name="T251">2</text:span></text:p>
          </table:table-cell>
          <table:table-cell table:style-name="TableCell252">
            <text:p text:style-name="P253"><text:span text:style-name="T254">3</text:span></text:p>
          </table:table-cell>
          <table:table-cell table:style-name="TableCell255">
            <text:p text:style-name="P256"><text:span text:style-name="T257">4</text:span></text:p>
          </table:table-cell>
          <table:table-cell table:style-name="TableCell258">
            <text:p text:style-name="P259"><text:span text:style-name="T260">5</text:span></text:p>
          </table:table-cell>
          <table:table-cell table:style-name="TableCell261">
            <text:p text:style-name="P262"><text:span text:style-name="T263">…</text:span></text:p>
          </table:table-cell>
          <table:table-cell table:style-name="TableCell264">
            <text:p text:style-name="P265"><text:span text:style-name="T266">M</text:span></text:p>
          </table:table-cell>
        </table:table-row>
        <table:table-row table:style-name="TableRow267">
          <table:table-cell table:style-name="TableCell268">
            <text:p text:style-name="P269"/>
          </table:table-cell>
          <table:table-cell table:style-name="TableCell270">
            <text:p text:style-name="P271"/>
          </table:table-cell>
          <table:table-cell table:style-name="TableCell272" table:number-columns-spanned="2">
            <text:p text:style-name="P273"><text:span text:style-name="T274"><text:s/>j →</text:span></text:p>
          </table:table-cell>
          <table:covered-table-cell/>
          <table:table-cell table:style-name="TableCell275">
            <text:p text:style-name="P276"/>
          </table:table-cell>
          <table:table-cell table:style-name="TableCell277">
            <text:p text:style-name="P278"/>
          </table:table-cell>
          <table:table-cell table:style-name="TableCell279">
            <text:p text:style-name="P280"/>
          </table:table-cell>
          <table:table-cell table:style-name="TableCell281">
            <text:p text:style-name="P282"/>
          </table:table-cell>
          <table:table-cell table:style-name="TableCell283">
            <text:p text:style-name="P284"/>
          </table:table-cell>
          <table:table-cell table:style-name="TableCell285">
            <text:p text:style-name="P286"/>
          </table:table-cell>
        </table:table-row>
      </table:table>
      <text:p text:style-name="P287"><text:span text:style-name="T288">Il est possible de réaliser des trous plus profonds que 1 mètre en réalisant l’extraction de plusieurs blocs en série. Cependant, le robot occupe une largeur de 3 mètres, ainsi, il n’</text:span><text:span text:style-name="T289">est possible d’extraire le bloc (</text:span><text:span text:style-name="T290">i</text:span><text:span text:style-name="T291">,<text:s/></text:span><text:span text:style-name="T292">j</text:span><text:span text:style-name="T293">) que si les blocs (</text:span><text:span text:style-name="T294">i</text:span><text:span text:style-name="T295"><text:s/>– 1,<text:s/></text:span><text:span text:style-name="T296">j</text:span><text:span text:style-name="T297"><text:s/>– 1), (</text:span><text:span text:style-name="T298">i</text:span><text:span text:style-name="T299"><text:s/>– 1,<text:s/></text:span><text:span text:style-name="T300">j</text:span><text:span text:style-name="T301">) et (</text:span><text:span text:style-name="T302">i</text:span><text:span text:style-name="T303"><text:s/>– 1,<text:s/></text:span><text:span text:style-name="T304">j</text:span><text:span text:style-name="T305"><text:s/>+ 1) sont déjà extraits. Si un de ces couples se trouve être en dehors des limites du tableau, son bloc correspondant sera considéré comme déjà extrait.</text:span></text:p>
      <text:p text:style-name="P306"><text:span text:style-name="T307">Le<text:s/></text:span><text:span text:style-name="T308">client retient alors vos services afin que vous lui dictiez la procédure à suivre (i.e., l’ordre des blocs à extraire) afin d’extraire la plus grande valeur de son terrain.</text:span></text:p>
      <text:p text:style-name="P309"><text:span text:style-name="T310">Exemple :</text:span></text:p>
      <table:table table:style-name="Table311">
        <table:table-columns>
          <table:table-column table:style-name="TableColumn312"/>
          <table:table-column table:style-name="TableColumn313"/>
          <table:table-column table:style-name="TableColumn314"/>
          <table:table-column table:style-name="TableColumn315"/>
          <table:table-column table:style-name="TableColumn316"/>
          <table:table-column table:style-name="TableColumn317"/>
          <table:table-column table:style-name="TableColumn318"/>
          <table:table-column table:style-name="TableColumn319"/>
          <table:table-column table:style-name="TableColumn320"/>
          <table:table-column table:style-name="TableColumn321"/>
          <table:table-column table:style-name="TableColumn322"/>
          <table:table-column table:style-name="TableColumn323"/>
          <table:table-column table:style-name="TableColumn324"/>
        </table:table-columns>
        <table:table-row table:style-name="TableRow325">
          <table:table-cell table:style-name="TableCell326" table:number-columns-spanned="6">
            <text:p text:style-name="P327"><text:span text:style-name="T328">Valeur de l’or</text:span></text:p>
          </table:table-cell>
          <table:covered-table-cell/>
          <table:covered-table-cell/>
          <table:covered-table-cell/>
          <table:covered-table-cell/>
          <table:covered-table-cell/>
          <table:table-cell table:style-name="TableCell329">
            <text:p text:style-name="P330"/>
          </table:table-cell>
          <table:table-cell table:style-name="TableCell331" table:number-columns-spanned="6">
            <text:p text:style-name="P332"><text:span text:style-name="T333">Coût</text:span></text:p>
          </table:table-cell>
          <table:covered-table-cell/>
          <table:covered-table-cell/>
          <table:covered-table-cell/>
          <table:covered-table-cell/>
          <table:covered-table-cell/>
        </table:table-row>
        <table:table-row table:style-name="TableRow334">
          <table:table-cell table:style-name="TableCell335">
            <text:p text:style-name="P336"><text:span text:style-name="T337">3</text:span></text:p>
          </table:table-cell>
          <table:table-cell table:style-name="TableCell338">
            <text:p text:style-name="P339"><text:span text:style-name="T340">52</text:span></text:p>
          </table:table-cell>
          <table:table-cell table:style-name="TableCell341">
            <text:p text:style-name="P342"><text:span text:style-name="T343">85</text:span></text:p>
          </table:table-cell>
          <table:table-cell table:style-name="TableCell344">
            <text:p text:style-name="P345"><text:span text:style-name="T346">2</text:span></text:p>
          </table:table-cell>
          <table:table-cell table:style-name="TableCell347">
            <text:p text:style-name="P348"><text:span text:style-name="T349">25</text:span></text:p>
          </table:table-cell>
          <table:table-cell table:style-name="TableCell350">
            <text:p text:style-name="P351"><text:span text:style-name="T352">22</text:span></text:p>
          </table:table-cell>
          <table:table-cell table:style-name="TableCell353">
            <text:p text:style-name="P354"/>
          </table:table-cell>
          <table:table-cell table:style-name="TableCell355">
            <text:p text:style-name="P356"><text:span text:style-name="T357">4</text:span></text:p>
          </table:table-cell>
          <table:table-cell table:style-name="TableCell358">
            <text:p text:style-name="P359"><text:span text:style-name="T360">5</text:span></text:p>
          </table:table-cell>
          <table:table-cell table:style-name="TableCell361">
            <text:p text:style-name="P362"><text:span text:style-name="T363">4</text:span></text:p>
          </table:table-cell>
          <table:table-cell table:style-name="TableCell364">
            <text:p text:style-name="P365"><text:span text:style-name="T366">5</text:span></text:p>
          </table:table-cell>
          <table:table-cell table:style-name="TableCell367">
            <text:p text:style-name="P368"><text:span text:style-name="T369">4</text:span></text:p>
          </table:table-cell>
          <table:table-cell table:style-name="TableCell370">
            <text:p text:style-name="P371"><text:span text:style-name="T372">7</text:span></text:p>
          </table:table-cell>
        </table:table-row>
        <table:table-row table:style-name="TableRow373">
          <table:table-cell table:style-name="TableCell374">
            <text:p text:style-name="P375"><text:span text:style-name="T376">5</text:span></text:p>
          </table:table-cell>
          <table:table-cell table:style-name="TableCell377">
            <text:p text:style-name="P378"><text:span text:style-name="T379">2</text:span></text:p>
          </table:table-cell>
          <table:table-cell table:style-name="TableCell380">
            <text:p text:style-name="P381"><text:span text:style-name="T382">4</text:span></text:p>
          </table:table-cell>
          <table:table-cell table:style-name="TableCell383">
            <text:p text:style-name="P384"><text:span text:style-name="T385">4</text:span></text:p>
          </table:table-cell>
          <table:table-cell table:style-name="TableCell386">
            <text:p text:style-name="P387"><text:span text:style-name="T388">21</text:span></text:p>
          </table:table-cell>
          <table:table-cell table:style-name="TableCell389">
            <text:p text:style-name="P390"><text:span text:style-name="T391">4</text:span></text:p>
          </table:table-cell>
          <table:table-cell table:style-name="TableCell392">
            <text:p text:style-name="P393"/>
          </table:table-cell>
          <table:table-cell table:style-name="TableCell394">
            <text:p text:style-name="P395"><text:span text:style-name="T396">5</text:span></text:p>
          </table:table-cell>
          <table:table-cell table:style-name="TableCell397">
            <text:p text:style-name="P398"><text:span text:style-name="T399">2</text:span></text:p>
          </table:table-cell>
          <table:table-cell table:style-name="TableCell400">
            <text:p text:style-name="P401"><text:span text:style-name="T402">4</text:span></text:p>
          </table:table-cell>
          <table:table-cell table:style-name="TableCell403">
            <text:p text:style-name="P404"><text:span text:style-name="T405">4</text:span></text:p>
          </table:table-cell>
          <table:table-cell table:style-name="TableCell406">
            <text:p text:style-name="P407"><text:span text:style-name="T408">51</text:span></text:p>
          </table:table-cell>
          <table:table-cell table:style-name="TableCell409">
            <text:p text:style-name="P410"><text:span text:style-name="T411">5</text:span></text:p>
          </table:table-cell>
        </table:table-row>
        <table:table-row table:style-name="TableRow412">
          <table:table-cell table:style-name="TableCell413">
            <text:p text:style-name="P414"><text:span text:style-name="T415">2</text:span></text:p>
          </table:table-cell>
          <table:table-cell table:style-name="TableCell416">
            <text:p text:style-name="P417"><text:span text:style-name="T418">375</text:span></text:p>
          </table:table-cell>
          <table:table-cell table:style-name="TableCell419">
            <text:p text:style-name="P420"><text:span text:style-name="T421">3</text:span></text:p>
          </table:table-cell>
          <table:table-cell table:style-name="TableCell422">
            <text:p text:style-name="P423"><text:span text:style-name="T424">57</text:span></text:p>
          </table:table-cell>
          <table:table-cell table:style-name="TableCell425">
            <text:p text:style-name="P426"><text:span text:style-name="T427">3</text:span></text:p>
          </table:table-cell>
          <table:table-cell table:style-name="TableCell428">
            <text:p text:style-name="P429"><text:span text:style-name="T430">5</text:span></text:p>
          </table:table-cell>
          <table:table-cell table:style-name="TableCell431">
            <text:p text:style-name="P432"/>
          </table:table-cell>
          <table:table-cell table:style-name="TableCell433">
            <text:p text:style-name="P434"><text:span text:style-name="T435">5</text:span></text:p>
          </table:table-cell>
          <table:table-cell table:style-name="TableCell436">
            <text:p text:style-name="P437"><text:span text:style-name="T438">54</text:span></text:p>
          </table:table-cell>
          <table:table-cell table:style-name="TableCell439">
            <text:p text:style-name="P440"><text:span text:style-name="T441">4</text:span></text:p>
          </table:table-cell>
          <table:table-cell table:style-name="TableCell442">
            <text:p text:style-name="P443"><text:span text:style-name="T444">4</text:span></text:p>
          </table:table-cell>
          <table:table-cell table:style-name="TableCell445">
            <text:p text:style-name="P446"><text:span text:style-name="T447">4</text:span></text:p>
          </table:table-cell>
          <table:table-cell table:style-name="TableCell448">
            <text:p text:style-name="P449"><text:span text:style-name="T450">5</text:span></text:p>
          </table:table-cell>
        </table:table-row>
        <table:table-row table:style-name="TableRow451">
          <table:table-cell table:style-name="TableCell452">
            <text:p text:style-name="P453"><text:span text:style-name="T454">1</text:span></text:p>
          </table:table-cell>
          <table:table-cell table:style-name="TableCell455">
            <text:p text:style-name="P456"><text:span text:style-name="T457">544</text:span></text:p>
          </table:table-cell>
          <table:table-cell table:style-name="TableCell458">
            <text:p text:style-name="P459"><text:span text:style-name="T460">1</text:span></text:p>
          </table:table-cell>
          <table:table-cell table:style-name="TableCell461">
            <text:p text:style-name="P462"><text:span text:style-name="T463">1</text:span></text:p>
          </table:table-cell>
          <table:table-cell table:style-name="TableCell464">
            <text:p text:style-name="P465"><text:span text:style-name="T466">3</text:span></text:p>
          </table:table-cell>
          <table:table-cell table:style-name="TableCell467">
            <text:p text:style-name="P468"><text:span text:style-name="T469">0</text:span></text:p>
          </table:table-cell>
          <table:table-cell table:style-name="TableCell470">
            <text:p text:style-name="P471"/>
          </table:table-cell>
          <table:table-cell table:style-name="TableCell472">
            <text:p text:style-name="P473"><text:span text:style-name="T474">1</text:span></text:p>
          </table:table-cell>
          <table:table-cell table:style-name="TableCell475">
            <text:p text:style-name="P476"><text:span text:style-name="T477">7</text:span></text:p>
          </table:table-cell>
          <table:table-cell table:style-name="TableCell478">
            <text:p text:style-name="P479"><text:span text:style-name="T480">4</text:span></text:p>
          </table:table-cell>
          <table:table-cell table:style-name="TableCell481">
            <text:p text:style-name="P482"><text:span text:style-name="T483">4</text:span></text:p>
          </table:table-cell>
          <table:table-cell table:style-name="TableCell484">
            <text:p text:style-name="P485"><text:span text:style-name="T486">1</text:span></text:p>
          </table:table-cell>
          <table:table-cell table:style-name="TableCell487">
            <text:p text:style-name="P488"><text:span text:style-name="T489">1</text:span></text:p>
          </table:table-cell>
        </table:table-row>
        <table:table-row table:style-name="TableRow490">
          <table:table-cell table:style-name="TableCell491">
            <text:p text:style-name="P492"><text:span text:style-name="T493">2</text:span></text:p>
          </table:table-cell>
          <table:table-cell table:style-name="TableCell494">
            <text:p text:style-name="P495"><text:span text:style-name="T496">4</text:span></text:p>
          </table:table-cell>
          <table:table-cell table:style-name="TableCell497">
            <text:p text:style-name="P498"><text:span text:style-name="T499">5</text:span></text:p>
          </table:table-cell>
          <table:table-cell table:style-name="TableCell500">
            <text:p text:style-name="P501"><text:span text:style-name="T502">45</text:span></text:p>
          </table:table-cell>
          <table:table-cell table:style-name="TableCell503">
            <text:p text:style-name="P504"><text:span text:style-name="T505">325</text:span></text:p>
          </table:table-cell>
          <table:table-cell table:style-name="TableCell506">
            <text:p text:style-name="P507"><text:span text:style-name="T508">35</text:span></text:p>
          </table:table-cell>
          <table:table-cell table:style-name="TableCell509">
            <text:p text:style-name="P510"/>
          </table:table-cell>
          <table:table-cell table:style-name="TableCell511">
            <text:p text:style-name="P512"><text:span text:style-name="T513">7</text:span></text:p>
          </table:table-cell>
          <table:table-cell table:style-name="TableCell514">
            <text:p text:style-name="P515"><text:span text:style-name="T516">4</text:span></text:p>
          </table:table-cell>
          <table:table-cell table:style-name="TableCell517">
            <text:p text:style-name="P518"><text:span text:style-name="T519">5</text:span></text:p>
          </table:table-cell>
          <table:table-cell table:style-name="TableCell520">
            <text:p text:style-name="P521"><text:span text:style-name="T522">5</text:span></text:p>
          </table:table-cell>
          <table:table-cell table:style-name="TableCell523">
            <text:p text:style-name="P524"><text:span text:style-name="T525">5</text:span></text:p>
          </table:table-cell>
          <table:table-cell table:style-name="TableCell526">
            <text:p text:style-name="P527"><text:span text:style-name="T528">35</text:span></text:p>
          </table:table-cell>
        </table:table-row>
        <table:table-row table:style-name="TableRow529">
          <table:table-cell table:style-name="TableCell530">
            <text:p text:style-name="P531"><text:span text:style-name="T532">5</text:span></text:p>
          </table:table-cell>
          <table:table-cell table:style-name="TableCell533">
            <text:p text:style-name="P534"><text:span text:style-name="T535">3</text:span></text:p>
          </table:table-cell>
          <table:table-cell table:style-name="TableCell536">
            <text:p text:style-name="P537"><text:span text:style-name="T538">32</text:span></text:p>
          </table:table-cell>
          <table:table-cell table:style-name="TableCell539">
            <text:p text:style-name="P540"><text:span text:style-name="T541">457</text:span></text:p>
          </table:table-cell>
          <table:table-cell table:style-name="TableCell542">
            <text:p text:style-name="P543"><text:span text:style-name="T544">3</text:span></text:p>
          </table:table-cell>
          <table:table-cell table:style-name="TableCell545">
            <text:p text:style-name="P546"><text:span text:style-name="T547">3</text:span></text:p>
          </table:table-cell>
          <table:table-cell table:style-name="TableCell548">
            <text:p text:style-name="P549"/>
          </table:table-cell>
          <table:table-cell table:style-name="TableCell550">
            <text:p text:style-name="P551"><text:span text:style-name="T552">7</text:span></text:p>
          </table:table-cell>
          <table:table-cell table:style-name="TableCell553">
            <text:p text:style-name="P554"><text:span text:style-name="T555">5</text:span></text:p>
          </table:table-cell>
          <table:table-cell table:style-name="TableCell556">
            <text:p text:style-name="P557"><text:span text:style-name="T558">4</text:span></text:p>
          </table:table-cell>
          <table:table-cell table:style-name="TableCell559">
            <text:p text:style-name="P560"><text:span text:style-name="T561">7</text:span></text:p>
          </table:table-cell>
          <table:table-cell table:style-name="TableCell562">
            <text:p text:style-name="P563"><text:span text:style-name="T564">8</text:span></text:p>
          </table:table-cell>
          <table:table-cell table:style-name="TableCell565">
            <text:p text:style-name="P566"><text:span text:style-name="T567">8</text:span></text:p>
          </table:table-cell>
        </table:table-row>
      </table:table>
      <text:soft-page-break/>
      <text:p text:style-name="P568"><text:span text:style-name="T569">La sélection des trous suivante (en noir) est valide et produit une valeur nette de 181 :</text:span></text:p>
      <table:table table:style-name="Table570">
        <table:table-columns>
          <table:table-column table:style-name="TableColumn571"/>
          <table:table-column table:style-name="TableColumn572"/>
          <table:table-column table:style-name="TableColumn573"/>
          <table:table-column table:style-name="TableColumn574"/>
          <table:table-column table:style-name="TableColumn575"/>
          <table:table-column table:style-name="TableColumn576"/>
        </table:table-columns>
        <table:table-row table:style-name="TableRow577">
          <table:table-cell table:style-name="TableCell578">
            <text:p text:style-name="P579"/>
          </table:table-cell>
          <table:table-cell table:style-name="TableCell580">
            <text:p text:style-name="P581"/>
          </table:table-cell>
          <table:table-cell table:style-name="TableCell582">
            <text:p text:style-name="P583"/>
          </table:table-cell>
          <table:table-cell table:style-name="TableCell584">
            <text:p text:style-name="P585"/>
          </table:table-cell>
          <table:table-cell table:style-name="TableCell586">
            <text:p text:style-name="P587"/>
          </table:table-cell>
          <table:table-cell table:style-name="TableCell588">
            <text:p text:style-name="P589"/>
          </table:table-cell>
        </table:table-row>
        <table:table-row table:style-name="TableRow590">
          <table:table-cell table:style-name="TableCell591">
            <text:p text:style-name="P592"/>
          </table:table-cell>
          <table:table-cell table:style-name="TableCell593">
            <text:p text:style-name="P594"/>
          </table:table-cell>
          <table:table-cell table:style-name="TableCell595">
            <text:p text:style-name="P596"/>
          </table:table-cell>
          <table:table-cell table:style-name="TableCell597">
            <text:p text:style-name="P598"/>
          </table:table-cell>
          <table:table-cell table:style-name="TableCell599">
            <text:p text:style-name="P600"/>
          </table:table-cell>
          <table:table-cell table:style-name="TableCell601">
            <text:p text:style-name="P602"/>
          </table:table-cell>
        </table:table-row>
        <table:table-row table:style-name="TableRow603">
          <table:table-cell table:style-name="TableCell604">
            <text:p text:style-name="P605"/>
          </table:table-cell>
          <table:table-cell table:style-name="TableCell606">
            <text:p text:style-name="P607"/>
          </table:table-cell>
          <table:table-cell table:style-name="TableCell608">
            <text:p text:style-name="P609"/>
          </table:table-cell>
          <table:table-cell table:style-name="TableCell610">
            <text:p text:style-name="P611"/>
          </table:table-cell>
          <table:table-cell table:style-name="TableCell612">
            <text:p text:style-name="P613"/>
          </table:table-cell>
          <table:table-cell table:style-name="TableCell614">
            <text:p text:style-name="P615"/>
          </table:table-cell>
        </table:table-row>
        <table:table-row table:style-name="TableRow616">
          <table:table-cell table:style-name="TableCell617">
            <text:p text:style-name="P618"/>
          </table:table-cell>
          <table:table-cell table:style-name="TableCell619">
            <text:p text:style-name="P620"/>
          </table:table-cell>
          <table:table-cell table:style-name="TableCell621">
            <text:p text:style-name="P622"/>
          </table:table-cell>
          <table:table-cell table:style-name="TableCell623">
            <text:p text:style-name="P624"/>
          </table:table-cell>
          <table:table-cell table:style-name="TableCell625">
            <text:p text:style-name="P626"/>
          </table:table-cell>
          <table:table-cell table:style-name="TableCell627">
            <text:p text:style-name="P628"/>
          </table:table-cell>
        </table:table-row>
        <table:table-row table:style-name="TableRow629">
          <table:table-cell table:style-name="TableCell630">
            <text:p text:style-name="P631"/>
          </table:table-cell>
          <table:table-cell table:style-name="TableCell632">
            <text:p text:style-name="P633"/>
          </table:table-cell>
          <table:table-cell table:style-name="TableCell634">
            <text:p text:style-name="P635"/>
          </table:table-cell>
          <table:table-cell table:style-name="TableCell636">
            <text:p text:style-name="P637"/>
          </table:table-cell>
          <table:table-cell table:style-name="TableCell638">
            <text:p text:style-name="P639"/>
          </table:table-cell>
          <table:table-cell table:style-name="TableCell640">
            <text:p text:style-name="P641"/>
          </table:table-cell>
        </table:table-row>
        <table:table-row table:style-name="TableRow642">
          <table:table-cell table:style-name="TableCell643">
            <text:p text:style-name="P644"/>
          </table:table-cell>
          <table:table-cell table:style-name="TableCell645">
            <text:p text:style-name="P646"/>
          </table:table-cell>
          <table:table-cell table:style-name="TableCell647">
            <text:p text:style-name="P648"/>
          </table:table-cell>
          <table:table-cell table:style-name="TableCell649">
            <text:p text:style-name="P650"/>
          </table:table-cell>
          <table:table-cell table:style-name="TableCell651">
            <text:p text:style-name="P652"/>
          </table:table-cell>
          <table:table-cell table:style-name="TableCell653">
            <text:p text:style-name="P654"/>
          </table:table-cell>
        </table:table-row>
      </table:table>
      <text:p text:style-name="P655"><text:span text:style-name="T656">En revanche, la sélection suivante n’est pas valide :</text:span></text:p>
      <table:table table:style-name="Table657">
        <table:table-columns>
          <table:table-column table:style-name="TableColumn658"/>
          <table:table-column table:style-name="TableColumn659"/>
          <table:table-column table:style-name="TableColumn660"/>
          <table:table-column table:style-name="TableColumn661"/>
          <table:table-column table:style-name="TableColumn662"/>
          <table:table-column table:style-name="TableColumn663"/>
        </table:table-columns>
        <table:table-row table:style-name="TableRow664">
          <table:table-cell table:style-name="TableCell665">
            <text:p text:style-name="P666"/>
          </table:table-cell>
          <table:table-cell table:style-name="TableCell667">
            <text:p text:style-name="P668"/>
          </table:table-cell>
          <table:table-cell table:style-name="TableCell669">
            <text:p text:style-name="P670"/>
          </table:table-cell>
          <table:table-cell table:style-name="TableCell671">
            <text:p text:style-name="P672"/>
          </table:table-cell>
          <table:table-cell table:style-name="TableCell673">
            <text:p text:style-name="P674"/>
          </table:table-cell>
          <table:table-cell table:style-name="TableCell675">
            <text:p text:style-name="P676"/>
          </table:table-cell>
        </table:table-row>
        <table:table-row table:style-name="TableRow677">
          <table:table-cell table:style-name="TableCell678">
            <text:p text:style-name="P679"/>
          </table:table-cell>
          <table:table-cell table:style-name="TableCell680">
            <text:p text:style-name="P681"/>
          </table:table-cell>
          <table:table-cell table:style-name="TableCell682">
            <text:p text:style-name="P683"/>
          </table:table-cell>
          <table:table-cell table:style-name="TableCell684">
            <text:p text:style-name="P685"/>
          </table:table-cell>
          <table:table-cell table:style-name="TableCell686">
            <text:p text:style-name="P687"/>
          </table:table-cell>
          <table:table-cell table:style-name="TableCell688">
            <text:p text:style-name="P689"/>
          </table:table-cell>
        </table:table-row>
        <table:table-row table:style-name="TableRow690">
          <table:table-cell table:style-name="TableCell691">
            <text:p text:style-name="P692"/>
          </table:table-cell>
          <table:table-cell table:style-name="TableCell693">
            <text:p text:style-name="P694"/>
          </table:table-cell>
          <table:table-cell table:style-name="TableCell695">
            <text:p text:style-name="P696"/>
          </table:table-cell>
          <table:table-cell table:style-name="TableCell697">
            <text:p text:style-name="P698"/>
          </table:table-cell>
          <table:table-cell table:style-name="TableCell699">
            <text:p text:style-name="P700"/>
          </table:table-cell>
          <table:table-cell table:style-name="TableCell701">
            <text:p text:style-name="P702"/>
          </table:table-cell>
        </table:table-row>
        <table:table-row table:style-name="TableRow703">
          <table:table-cell table:style-name="TableCell704">
            <text:p text:style-name="P705"/>
          </table:table-cell>
          <table:table-cell table:style-name="TableCell706">
            <text:p text:style-name="P707"/>
          </table:table-cell>
          <table:table-cell table:style-name="TableCell708">
            <text:p text:style-name="P709"/>
          </table:table-cell>
          <table:table-cell table:style-name="TableCell710">
            <text:p text:style-name="P711"/>
          </table:table-cell>
          <table:table-cell table:style-name="TableCell712">
            <text:p text:style-name="P713"/>
          </table:table-cell>
          <table:table-cell table:style-name="TableCell714">
            <text:p text:style-name="P715"/>
          </table:table-cell>
        </table:table-row>
        <table:table-row table:style-name="TableRow716">
          <table:table-cell table:style-name="TableCell717">
            <text:p text:style-name="P718"/>
          </table:table-cell>
          <table:table-cell table:style-name="TableCell719">
            <text:p text:style-name="P720"/>
          </table:table-cell>
          <table:table-cell table:style-name="TableCell721">
            <text:p text:style-name="P722"/>
          </table:table-cell>
          <table:table-cell table:style-name="TableCell723">
            <text:p text:style-name="P724"/>
          </table:table-cell>
          <table:table-cell table:style-name="TableCell725">
            <text:p text:style-name="P726"/>
          </table:table-cell>
          <table:table-cell table:style-name="TableCell727">
            <text:p text:style-name="P728"/>
          </table:table-cell>
        </table:table-row>
        <table:table-row table:style-name="TableRow729">
          <table:table-cell table:style-name="TableCell730">
            <text:p text:style-name="P731"/>
          </table:table-cell>
          <table:table-cell table:style-name="TableCell732">
            <text:p text:style-name="P733"/>
          </table:table-cell>
          <table:table-cell table:style-name="TableCell734">
            <text:p text:style-name="P735"/>
          </table:table-cell>
          <table:table-cell table:style-name="TableCell736">
            <text:p text:style-name="P737"/>
          </table:table-cell>
          <table:table-cell table:style-name="TableCell738">
            <text:p text:style-name="P739"/>
          </table:table-cell>
          <table:table-cell table:style-name="TableCell740">
            <text:p text:style-name="P741"/>
          </table:table-cell>
        </table:table-row>
      </table:table>
      <text:h text:style-name="Heading1" text:outline-level="1"><text:span text:style-name="T742">Jeux de données :</text:span></text:h>
      <text:p text:style-name="P743"><text:span text:style-name="T744">On vous fournit un script qui génère les matrices des coûts et des valeurs associées à chaque coupe de terrain à explorer, son format<text:s/></text:span><text:span text:style-name="T745">est le suivant :</text:span></text:p>
      <text:list text:style-name="LFO2" text:continue-numbering="true">
        <text:list-item>
          <text:p text:style-name="P746"><text:span text:style-name="T747">Première ligne : les dimensions du problème<text:s/></text:span><text:span text:style-name="T748">N</text:span><text:span text:style-name="T749"><text:s/>et<text:s/></text:span><text:span text:style-name="T750">M ;</text:span></text:p>
        </text:list-item>
        <text:list-item>
          <text:p text:style-name="P751"><text:span text:style-name="T752">N</text:span><text:span text:style-name="T753"><text:s/>lignes subséquentes (lignes 2 à<text:s/></text:span><text:span text:style-name="T754">N</text:span><text:span text:style-name="T755">+1) :<text:s/></text:span><text:span text:style-name="T756">M</text:span><text:span text:style-name="T757"><text:s/>valeurs entières relatives à la valeur de l’or de chaque bloc ;</text:span></text:p>
        </text:list-item>
        <text:list-item>
          <text:p text:style-name="P758"><text:span text:style-name="T759">N</text:span><text:span text:style-name="T760"><text:s/>autres lignes (lignes<text:s/></text:span><text:span text:style-name="T761">N</text:span><text:span text:style-name="T762">+2 à 2</text:span><text:span text:style-name="T763">N</text:span><text:span text:style-name="T764">+1) :<text:s/></text:span><text:span text:style-name="T765">M</text:span><text:span text:style-name="T766"><text:s/>valeurs entières relatives au coût d’ex</text:span><text:span text:style-name="T767">traction de chaque bloc.</text:span></text:p>
        </text:list-item>
      </text:list>
      <text:p text:style-name="P768"><text:span text:style-name="T769">Le script s’utilise comme il suit :</text:span></text:p>
      <text:p text:style-name="P770"><text:span text:style-name="T771">$ ./inst_gen.py [-h] -s NB_BLOCS_VERT NB_BLOCS_HORZ</text:span></text:p>
      <text:soft-page-break/>
      <text:h text:style-name="P772" text:outline-level="3">Décrivez votre algorithme</text:h>
      <table:table table:style-name="Table773">
        <table:table-columns>
          <table:table-column table:style-name="TableColumn774"/>
          <table:table-column table:style-name="TableColumn775"/>
        </table:table-columns>
        <table:table-row table:style-name="TableRow776">
          <table:table-cell table:style-name="TableCell777">
            <text:p text:style-name="P778">0</text:p>
          </table:table-cell>
          <table:table-cell table:style-name="TableCell779">
            <text:p text:style-name="P780"><text:s/>/ 1 pt</text:p>
          </table:table-cell>
        </table:table-row>
      </table:table>
      <text:p text:style-name="P781"><text:span text:style-name="T782">Décrivez en quelques phrases votre algorithme.</text:span></text:p>
      <text:h text:style-name="P783" text:outline-level="3">Présentez votre algorithme</text:h>
      <table:table table:style-name="Table784">
        <table:table-columns>
          <table:table-column table:style-name="TableColumn785"/>
          <table:table-column table:style-name="TableColumn786"/>
        </table:table-columns>
        <table:table-row table:style-name="TableRow787">
          <table:table-cell table:style-name="TableCell788">
            <text:p text:style-name="P789">0</text:p>
          </table:table-cell>
          <table:table-cell table:style-name="TableCell790">
            <text:p text:style-name="P791"><text:s/>/ 3 pt</text:p>
          </table:table-cell>
        </table:table-row>
      </table:table>
      <text:p text:style-name="P792"><text:span text:style-name="T793">Sous forme de<text:s/></text:span><text:span text:style-name="T794">pseudo-code et incluant une analyse de complexité théorique des principales fonctions. Si vous préférez écrire vos équations en Latex, vous pouvez ajouter un PDF à la remise avec la réponse à cette question et le mentionner ici. Pas besoin de faire une ana</text:span><text:span text:style-name="T795">lyse empirique de la complexité.</text:span></text:p>
      <text:h text:style-name="P796" text:outline-level="3">Justifiez l’originalité de votre algorithme.</text:h>
      <table:table table:style-name="Table797">
        <table:table-columns>
          <table:table-column table:style-name="TableColumn798"/>
          <table:table-column table:style-name="TableColumn799"/>
        </table:table-columns>
        <table:table-row table:style-name="TableRow800">
          <table:table-cell table:style-name="TableCell801">
            <text:p text:style-name="P802">0</text:p>
          </table:table-cell>
          <table:table-cell table:style-name="TableCell803">
            <text:p text:style-name="P804"><text:s/>/ 3 pt</text:p>
          </table:table-cell>
        </table:table-row>
      </table:table>
      <text:p text:style-name="P805"><text:span text:style-name="T806">La conception de votre algorithme sera jugée avec les critères suivants :</text:span></text:p>
      <text:list text:style-name="LFO3" text:continue-numbering="true">
        <text:list-item>
          <text:p text:style-name="P807">Lien avec le contenu du cours</text:p>
        </text:list-item>
        <text:list-item>
          <text:p text:style-name="P808">Originalité</text:p>
        </text:list-item>
        <text:list-item>
          <text:p text:style-name="P809">Initiative</text:p>
        </text:list-item>
      </text:list>
      <text:h text:style-name="P810" text:outline-level="3">Votre algorithme est-il assuré de<text:s/>trouver la solution optimale ?</text:h>
      <table:table table:style-name="Table811">
        <table:table-columns>
          <table:table-column table:style-name="TableColumn812"/>
          <table:table-column table:style-name="TableColumn813"/>
        </table:table-columns>
        <table:table-row table:style-name="TableRow814">
          <table:table-cell table:style-name="TableCell815">
            <text:p text:style-name="P816">0</text:p>
          </table:table-cell>
          <table:table-cell table:style-name="TableCell817">
            <text:p text:style-name="P818"><text:s/>/ 1 pt</text:p>
          </table:table-cell>
        </table:table-row>
      </table:table>
      <text:p text:style-name="P819"><text:span text:style-name="T820">Répondez simplement « oui » ou « non. » Aucune justification requise.</text:span></text:p>
      <text:soft-page-break/>
      <text:h text:style-name="P821" text:outline-level="1">Autres critères de correction</text:h>
      <text:h text:style-name="Heading2" text:outline-level="2"><text:span text:style-name="T822">Respect de l’interface<text:s/></text:span><text:span text:style-name="T823">tp.sh</text:span></text:h>
      <table:table table:style-name="Table824">
        <table:table-columns>
          <table:table-column table:style-name="TableColumn825"/>
          <table:table-column table:style-name="TableColumn826"/>
        </table:table-columns>
        <table:table-row table:style-name="TableRow827">
          <table:table-cell table:style-name="TableCell828">
            <text:p text:style-name="P829"/>
          </table:table-cell>
          <table:table-cell table:style-name="TableCell830">
            <text:p text:style-name="P831"><text:s/>/ 1 pt</text:p>
          </table:table-cell>
        </table:table-row>
      </table:table>
      <text:p text:style-name="P832">Utilisation :</text:p>
      <text:p text:style-name="P833">$ ./tp.sh -e CHEMIN_EXEMPLAIRE</text:p>
      <text:p text:style-name="P834"><text:span text:style-name="T835">Important : l’option<text:s/></text:span><text:span text:style-name="T836">-e</text:span><text:span text:style-name="T837"><text:s/></text:span><text:span text:style-name="T838">doit pouvoir accepter des chemins absolus.</text:span></text:p>
      <text:p text:style-name="P839">Votre programme est sensé s’exécuter tant et aussi longtemps qu’il n’est pas manuellement interrompu ou qu’il n’ait pas encore prouvé l’optimalité globale, s’il y a lieu.</text:p>
      <text:p text:style-name="P840"><text:span text:style-name="T841">Chaque fois qu’une meilleure solution est<text:s/></text:span><text:span text:style-name="T842">trouvée, le programme affiche et flush cette nouvelle solution à stdout. Prenez des précautions afin de ne pas trop encombrer stdout avec un nombre trop important de solutions.</text:span></text:p>
      <text:p text:style-name="P843"><text:span text:style-name="T844">Une solution est une série de couples de nombres entiers séparés par des espace</text:span><text:span text:style-name="T845">s. Chaque couple occupe une ligne et ceux-là sont affichés dans l’ordre dans lequel le robot doit les suivre (i.e., on ne peut commencer par un trou qui requiert que d’autres trous soient réalisés avant lui).</text:span></text:p>
      <text:p text:style-name="P846"><text:span text:style-name="T847">Les solutions affichées sont séparées par une l</text:span><text:span text:style-name="T848">igne vide.</text:span></text:p>
      <text:p text:style-name="Standard"><text:span text:style-name="T849">Exemple (voir plus haut) :</text:span></text:p>
      <text:p text:style-name="P850"><text:span text:style-name="T851">user@host folder $<text:s/></text:span><text:span text:style-name="T852">./tp.sh -e ./exemple</text:span></text:p>
      <text:p text:style-name="P853">0 0</text:p>
      <text:p text:style-name="P854">0 2</text:p>
      <text:p text:style-name="P855">0 1</text:p>
      <text:p text:style-name="P856">0 3</text:p>
      <text:p text:style-name="P857">0 4</text:p>
      <text:p text:style-name="P858">0 5</text:p>
      <text:p text:style-name="P859">1 1</text:p>
      <text:p text:style-name="P860">1 2</text:p>
      <text:p text:style-name="P861">1 3</text:p>
      <text:p text:style-name="P862">1 4</text:p>
      <text:p text:style-name="P863">1 5</text:p>
      <text:p text:style-name="P864">2 2</text:p>
      <text:p text:style-name="P865">2 3</text:p>
      <text:p text:style-name="P866">2 4</text:p>
      <text:p text:style-name="P867">2 5</text:p>
      <text:p text:style-name="P868">3 4</text:p>
      <text:p text:style-name="P869">3 5</text:p>
      <text:p text:style-name="P870"/>
      <text:p text:style-name="P871">0 0</text:p>
      <text:p text:style-name="P872">0 1</text:p>
      <text:p text:style-name="P873">…</text:p>
      <text:p text:style-name="P874"/>
      <text:h text:style-name="P875" text:outline-level="2">Qualité de l’algorithme</text:h>
      <text:p text:style-name="P876"><text:span text:style-name="T877">Nous allons exécuter votre code sur 3 exemplaires de notre choix. Pour<text:s/></text:span><text:span text:style-name="T878">chaque exemplaire, la sortie de votre code sera envoyée vers un script de vérification qui validera vos solutions.</text:span></text:p>
      <text:p text:style-name="P879"><text:span text:style-name="T880">Pour un même exemplaire, si vous êtes classés dans le 4</text:span><text:span text:style-name="T881">e</text:span><text:span text:style-name="T882"><text:s/>quartile, vous aurez 4 points. Au 3</text:span><text:span text:style-name="T883">e</text:span><text:span text:style-name="T884"><text:s/>vous aurez 3… et ainsi de suite. Vous aurez alo</text:span><text:span text:style-name="T885">rs au minimum 1 point à cette question si vous produisez un code fonctionnel et qui répond aux exigences.</text:span></text:p>
      <text:p text:style-name="P886"><text:span text:style-name="T887">La moyenne des points attribuée à la résolution de chacun des exemplaires sera votre note finale.</text:span></text:p>
      <table:table table:style-name="Table888">
        <table:table-columns>
          <table:table-column table:style-name="TableColumn889"/>
          <table:table-column table:style-name="TableColumn890"/>
        </table:table-columns>
        <table:table-row table:style-name="TableRow891">
          <table:table-cell table:style-name="TableCell892">
            <text:p text:style-name="P893"/>
          </table:table-cell>
          <table:table-cell table:style-name="TableCell894">
            <text:p text:style-name="P895"><text:s/>/ 4 pt</text:p>
          </table:table-cell>
        </table:table-row>
      </table:table>
      <text:h text:style-name="P896" text:outline-level="2">Qualité du code et présentation générale</text:h>
      <table:table table:style-name="Table897">
        <table:table-columns>
          <table:table-column table:style-name="TableColumn898"/>
          <table:table-column table:style-name="TableColumn899"/>
        </table:table-columns>
        <table:table-row table:style-name="TableRow900">
          <table:table-cell table:style-name="TableCell901">
            <text:p text:style-name="P902"/>
          </table:table-cell>
          <table:table-cell table:style-name="TableCell903">
            <text:p text:style-name="P904"><text:s/>/ 1 pt</text:p>
          </table:table-cell>
        </table:table-row>
      </table:table>
      <text:h text:style-name="P905" text:outline-level="2">Pénalité retard</text:h>
      <table:table table:style-name="Table906">
        <table:table-columns>
          <table:table-column table:style-name="TableColumn907"/>
        </table:table-columns>
        <table:table-row table:style-name="TableRow908">
          <table:table-cell table:style-name="TableCell909">
            <text:p text:style-name="P910">0</text:p>
          </table:table-cell>
        </table:table-row>
      </table:table>
      <text:list text:style-name="LFO4" text:continue-numbering="true">
        <text:list-item>
          <text:p text:style-name="P911"><text:span text:style-name="T912">-1 pt / journée de retard, arrondi vers le haut. Les TPs ne sont plus acceptés après 3 jours.</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WenQuanYi Micro Hei" svg:font-family="WenQuanYi Micro Hei" style:font-family-generic="system" style:font-pitch="variable"/>
    <style:font-face style:name="Lohit Devanagari" svg:font-family="Lohit Devanagari" style:font-family-generic="system" style:font-pitch="variable"/>
    <style:font-face style:name="Liberation Sans" svg:font-family="Liberation Sans" style:font-family-generic="system" style:font-pitch="variable"/>
    <style:font-face style:name="Times New Roman" svg:font-family="Times New Roman" style:font-family-generic="roman" style:font-pitch="variable" svg:panose-1="2 2 6 3 5 4 5 2 3 4"/>
    <style:font-face style:name="OpenSymbol" svg:font-family="OpenSymbol" style:font-family-generic="system" style:font-pitch="variable"/>
    <style:font-face style:name="Mangal" svg:font-family="Mangal" style:font-family-generic="roman" style:font-pitch="variable" svg:panose-1="0 0 4 0 0 0 0 0 0 0"/>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Arial" svg:font-family="Arial" style:font-family-generic="swiss" style:font-pitch="variable" svg:panose-1="2 11 6 4 2 2 2 2 2 4"/>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WenQuanYi Micro Hei"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CA"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hyphenate="false"/>
    </style:style>
    <style:style style:name="Heading2" style:display-name="Heading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Heading3" style:display-name="Heading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Title" style:display-name="Title"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ubtitle" style:display-name="Subtitle" style:family="paragraph" style:parent-style-name="Heading" style:next-style-name="Textbody">
      <style:paragraph-properties fo:text-align="center" fo:margin-top="0.0416in"/>
      <style:text-properties fo:font-size="18pt" style:font-size-asian="18pt" style:font-size-complex="18pt" fo:hyphenate="false"/>
    </style:style>
    <style:style style:name="enum" style:display-name="enum" style:family="paragraph" style:parent-style-name="Textbody">
      <style:paragraph-properties fo:margin-bottom="0.1in"/>
      <style:text-properties fo:hyphenate="false"/>
    </style:style>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style:style style:name="Policepardéfaut" style:display-name="Police par défaut" style:family="text"/>
    <style:style style:name="Titre" style:display-name="Titre" style:family="paragraph" style:parent-style-name="Heading" style:next-style-name="Textbody">
      <style:paragraph-properties fo:text-align="center"/>
      <style:text-properties style:font-name-asian="Liberation Sans" style:font-name-complex="Liberation Sans" fo:font-weight="bold" style:font-weight-asian="bold" style:font-weight-complex="bold" fo:font-size="28pt" style:font-size-asian="28pt" style:font-size-complex="28pt" fo:hyphenate="false"/>
    </style:style>
    <style:style style:name="Sous-titre" style:display-name="Sous-titre" style:family="paragraph" style:parent-style-name="Heading" style:next-style-name="Textbody">
      <style:paragraph-properties fo:text-align="center" fo:margin-top="0.0416in" fo:margin-bottom="0in"/>
      <style:text-properties style:font-name-asian="Liberation Sans" style:font-name-complex="Liberation Sans" fo:font-size="18pt" style:font-size-asian="18pt" style:font-size-complex="18pt" fo:hyphenate="false"/>
    </style:style>
    <style:style style:name="FootnoteText" style:display-name="Footnote Text" style:family="paragraph" style:parent-style-name="Normal">
      <style:paragraph-properties fo:margin-bottom="0.1111in" fo:text-indent="0.5in"/>
      <style:text-properties style:font-name-complex="Mangal" fo:font-size="10pt" style:font-size-asian="10pt" style:font-size-complex="9pt" fo:hyphenate="false"/>
    </style:style>
    <style:style style:name="FootnoteTextChar" style:display-name="Footnote Text Char" style:family="text" style:parent-style-name="DefaultParagraphFont">
      <style:text-properties style:font-name-complex="Mangal" fo:font-size="10pt" style:font-size-asian="10pt" style:font-size-complex="9pt"/>
    </style:style>
    <style:style style:name="FootnoteReference" style:display-name="Footnote Reference" style:family="text" style:parent-style-name="Policepardéfaut">
      <style:text-properties style:text-position="super 66.6%"/>
    </style:style>
    <style:style style:name="PlaceholderText" style:display-name="Placeholder Text" style:family="text" style:parent-style-name="DefaultParagraphFont">
      <style:text-properties fo:color="#808080"/>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Header" style:display-name="Header" style:family="paragraph" style:parent-style-name="Normal">
      <style:paragraph-properties>
        <style:tab-stops>
          <style:tab-stop style:type="center" style:position="3.25in"/>
          <style:tab-stop style:type="right" style:position="6.5in"/>
        </style:tab-stops>
      </style:paragraph-properties>
      <style:text-properties style:font-name-complex="Mangal" style:font-size-complex="10.5pt" fo:hyphenate="false"/>
    </style:style>
    <style:style style:name="HeaderChar" style:display-name="Header Char" style:family="text" style:parent-style-name="DefaultParagraphFont">
      <style:text-properties style:font-name-complex="Mangal" style:font-size-complex="10.5pt"/>
    </style:style>
    <style:style style:name="Footer" style:display-name="Footer" style:family="paragraph" style:parent-style-name="Normal">
      <style:paragraph-properties>
        <style:tab-stops>
          <style:tab-stop style:type="center" style:position="3.25in"/>
          <style:tab-stop style:type="right" style:position="6.5in"/>
        </style:tab-stops>
      </style:paragraph-properties>
      <style:text-properties style:font-name-complex="Mangal" style:font-size-complex="10.5pt" fo:hyphenate="false"/>
    </style:style>
    <style:style style:name="FooterChar" style:display-name="Footer Char" style:family="text" style:parent-style-name="DefaultParagraphFont">
      <style:text-properties style:font-name-complex="Mangal" style:font-size-complex="10.5pt"/>
    </style:style>
    <text:notes-configuration text:note-class="footnote" text:citation-style-name="FootnoteReference" text:citation-body-style-name="FootnoteReferenc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Symbol"/>
    </style:style>
    <style:style style:name="WW_CharLFO1LVL2" style:family="text">
      <style:text-properties style:font-name="Symbol"/>
    </style:style>
    <style:style style:name="WW_CharLFO1LVL3" style:family="text">
      <style:text-properties style:font-name="Wingdings"/>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Wingdings"/>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2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2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2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2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2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2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2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2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Mohammed Najib Haouas</meta:initial-creator>
    <dc:creator>Marc-André Filion</dc:creator>
    <meta:creation-date>2021-04-06T03:47:00Z</meta:creation-date>
    <dc:date>2021-04-06T13:24:00Z</dc:date>
    <meta:template xlink:href="Normal.dotm" xlink:type="simple"/>
    <meta:editing-cycles>6</meta:editing-cycles>
    <meta:editing-duration>PT1620S</meta:editing-duration>
    <meta:document-statistic meta:page-count="6" meta:paragraph-count="12" meta:word-count="999" meta:character-count="6482" meta:row-count="45" meta:non-whitespace-character-count="5495"/>
  </office:meta>
</office:document-meta>
</file>